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FoSans" svg:font-family="CoFoSans, 'CoFoSans Fallback'"/>
    <style:font-face style:name="DejaVu Sans" svg:font-family="'DejaVu Sans'" style:font-family-generic="system" style:font-pitch="variable"/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andex Sans Display Light" svg:font-family="'Yandex Sans Display Light'" style:font-family-generic="roman" style:font-pitch="variable"/>
  </office:font-face-decls>
  <office:automatic-styles>
    <style:style style:name="Table1" style:family="table">
      <style:table-properties style:width="6.4965in" table:align="left" style:writing-mode="lr-tb"/>
    </style:style>
    <style:style style:name="Table1.A" style:family="table-column">
      <style:table-column-properties style:column-width="0.8in"/>
    </style:style>
    <style:style style:name="Table1.B" style:family="table-column">
      <style:table-column-properties style:column-width="0.7792in"/>
    </style:style>
    <style:style style:name="Table1.C" style:family="table-column">
      <style:table-column-properties style:column-width="2.5188in"/>
    </style:style>
    <style:style style:name="Table1.D" style:family="table-column">
      <style:table-column-properties style:column-width="2.398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4965in" table:align="left" style:writing-mode="lr-tb"/>
    </style:style>
    <style:style style:name="Table2.A" style:family="table-column">
      <style:table-column-properties style:column-width="1.0368in"/>
    </style:style>
    <style:style style:name="Table2.B" style:family="table-column">
      <style:table-column-properties style:column-width="1.1667in"/>
    </style:style>
    <style:style style:name="Table2.C" style:family="table-column">
      <style:table-column-properties style:column-width="1.8306in"/>
    </style:style>
    <style:style style:name="Table2.D" style:family="table-column">
      <style:table-column-properties style:column-width="2.462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4264in" table:align="left" style:writing-mode="lr-tb"/>
    </style:style>
    <style:style style:name="Table3.A" style:family="table-column">
      <style:table-column-properties style:column-width="1.1368in"/>
    </style:style>
    <style:style style:name="Table3.B" style:family="table-column">
      <style:table-column-properties style:column-width="1.3299in"/>
    </style:style>
    <style:style style:name="Table3.C" style:family="table-column">
      <style:table-column-properties style:column-width="0.959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3944in" table:align="left" style:writing-mode="lr-tb"/>
    </style:style>
    <style:style style:name="Table4.A" style:family="table-column">
      <style:table-column-properties style:column-width="0.4549in"/>
    </style:style>
    <style:style style:name="Table4.B" style:family="table-column">
      <style:table-column-properties style:column-width="0.1778in"/>
    </style:style>
    <style:style style:name="Table4.C" style:family="table-column">
      <style:table-column-properties style:column-width="1.7618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4264in" table:align="left" style:writing-mode="lr-tb"/>
    </style:style>
    <style:style style:name="Table5.A" style:family="table-column">
      <style:table-column-properties style:column-width="1.1368in"/>
    </style:style>
    <style:style style:name="Table5.B" style:family="table-column">
      <style:table-column-properties style:column-width="1.3299in"/>
    </style:style>
    <style:style style:name="Table5.C" style:family="table-column">
      <style:table-column-properties style:column-width="0.9597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1.9813in" table:align="left" style:writing-mode="lr-tb"/>
    </style:style>
    <style:style style:name="Table6.A" style:family="table-column">
      <style:table-column-properties style:column-width="0.4549in"/>
    </style:style>
    <style:style style:name="Table6.B" style:family="table-column">
      <style:table-column-properties style:column-width="0.1778in"/>
    </style:style>
    <style:style style:name="Table6.C" style:family="table-column">
      <style:table-column-properties style:column-width="1.3486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4965in" table:align="left" style:writing-mode="lr-tb"/>
    </style:style>
    <style:style style:name="Table7.A" style:family="table-column">
      <style:table-column-properties style:column-width="1.6681in"/>
    </style:style>
    <style:style style:name="Table7.B" style:family="table-column">
      <style:table-column-properties style:column-width="2.1118in"/>
    </style:style>
    <style:style style:name="Table7.C" style:family="table-column">
      <style:table-column-properties style:column-width="2.7167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4965in" table:align="left" style:writing-mode="lr-tb"/>
    </style:style>
    <style:style style:name="Table8.A" style:family="table-column">
      <style:table-column-properties style:column-width="1.3021in"/>
    </style:style>
    <style:style style:name="Table8.B" style:family="table-column">
      <style:table-column-properties style:column-width="2.6111in"/>
    </style:style>
    <style:style style:name="Table8.C" style:family="table-column">
      <style:table-column-properties style:column-width="2.5833in"/>
    </style:style>
    <style:style style:name="Table8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left="0.248in" fo:margin-right="0in" fo:margin-top="0in" fo:margin-bottom="0in" style:contextual-spacing="true" fo:line-height="150%" fo:text-indent="-0.248in" style:auto-text-indent="false"/>
      <style:text-properties style:font-name="Liberation Serif" fo:font-size="13pt" officeooo:rsid="00082be3" officeooo:paragraph-rsid="00082be3" style:font-size-asian="13pt" style:font-size-complex="13pt"/>
    </style:style>
    <style:style style:name="P2" style:family="paragraph" style:parent-style-name="Heading_20_4">
      <style:paragraph-properties fo:margin-left="0.248in" fo:margin-right="0in" fo:margin-top="0in" fo:margin-bottom="0in" style:contextual-spacing="true" fo:line-height="150%" fo:text-indent="-0.248in" style:auto-text-indent="false"/>
      <style:text-properties style:font-name="Liberation Serif" fo:font-size="13pt" officeooo:rsid="000c791d" officeooo:paragraph-rsid="000c791d" style:font-size-asian="13pt" style:font-size-complex="13pt"/>
    </style:style>
    <style:style style:name="P3" style:family="paragraph" style:parent-style-name="Heading_20_3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officeooo:rsid="000c791d" officeooo:paragraph-rsid="000c791d" fo:background-color="transparent" style:font-size-asian="13pt" style:font-size-complex="13pt"/>
    </style:style>
    <style:style style:name="P4" style:family="paragraph" style:parent-style-name="Heading_20_4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officeooo:rsid="000c791d" officeooo:paragraph-rsid="000c791d" fo:background-color="transparent" style:font-size-asian="13pt" style:font-size-complex="13pt"/>
    </style:style>
    <style:style style:name="P5" style:family="paragraph" style:parent-style-name="Heading_20_4">
      <style:paragraph-properties fo:margin-left="0.248in" fo:margin-right="0in" fo:margin-top="0in" fo:margin-bottom="0in" style:contextual-spacing="true" fo:line-height="150%" fo:text-indent="-0.248in" style:auto-text-indent="false"/>
      <style:text-properties style:font-name="Liberation Serif" fo:font-size="13pt" officeooo:rsid="000c791d" officeooo:paragraph-rsid="000c791d" fo:background-color="transparent" style:font-size-asian="13pt" style:font-size-complex="13pt"/>
    </style:style>
    <style:style style:name="P6" style:family="paragraph" style:parent-style-name="List_20_Paragraph">
      <style:paragraph-properties fo:margin-left="0.248in" fo:margin-right="0in" fo:margin-top="0in" fo:margin-bottom="0in" style:contextual-spacing="true" fo:line-height="150%" fo:text-indent="-0.248in" style:auto-text-indent="false"/>
      <style:text-properties style:font-name="Liberation Serif" fo:font-size="13pt" officeooo:rsid="000c791d" officeooo:paragraph-rsid="000c791d" fo:background-color="transparent" style:font-size-asian="13pt" style:font-size-complex="13pt"/>
    </style:style>
    <style:style style:name="P7" style:family="paragraph" style:parent-style-name="Heading_20_3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fo:font-weight="normal" officeooo:rsid="0012e5ea" officeooo:paragraph-rsid="0012e5ea" fo:background-color="transparent" style:font-size-asian="13pt" style:font-weight-asian="normal" style:font-size-complex="13pt" style:font-weight-complex="normal"/>
    </style:style>
    <style:style style:name="P8" style:family="paragraph" style:parent-style-name="Text_20_body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fo:font-weight="normal" officeooo:rsid="001178bd" officeooo:paragraph-rsid="001178bd" fo:background-color="transparent" style:font-size-asian="13pt" style:font-weight-asian="normal" style:font-size-complex="13pt" style:font-weight-complex="normal"/>
    </style:style>
    <style:style style:name="P9" style:family="paragraph" style:parent-style-name="Heading_20_3">
      <style:paragraph-properties fo:margin-left="0.248in" fo:margin-right="0in" fo:margin-top="0in" fo:margin-bottom="0in" style:contextual-spacing="true" fo:line-height="150%" fo:text-indent="-0.248in" style:auto-text-indent="false"/>
      <style:text-properties officeooo:rsid="00082be3" officeooo:paragraph-rsid="00082be3"/>
    </style:style>
    <style:style style:name="P10" style:family="paragraph" style:parent-style-name="Preformatted_20_Text">
      <style:paragraph-properties style:writing-mode="lr-tb"/>
    </style:style>
    <style:style style:name="P11" style:family="paragraph" style:parent-style-name="Preformatted_20_Text">
      <style:paragraph-properties fo:margin-top="0in" fo:margin-bottom="0.1965in" style:contextual-spacing="false" style:writing-mode="lr-tb"/>
    </style:style>
    <style:style style:name="P12" style:family="paragraph" style:parent-style-name="Preformatted_20_Text">
      <style:paragraph-properties fo:margin-top="0in" fo:margin-bottom="0.1965in" style:contextual-spacing="false" style:writing-mode="lr-tb"/>
      <style:text-properties officeooo:paragraph-rsid="00142c43"/>
    </style:style>
    <style:style style:name="P13" style:family="paragraph" style:parent-style-name="Heading_20_3">
      <style:text-properties style:font-name="Liberation Serif" fo:font-size="13pt" style:font-size-asian="13pt" style:font-size-complex="13pt"/>
    </style:style>
    <style:style style:name="P14" style:family="paragraph" style:parent-style-name="Heading_20_3">
      <style:paragraph-properties fo:margin-left="0in" fo:margin-right="0in" fo:margin-top="0in" fo:margin-bottom="0in" style:contextual-spacing="true" fo:line-height="150%" fo:text-indent="0in" style:auto-text-indent="false" style:writing-mode="lr-tb"/>
      <style:text-properties style:font-name="Times New Roman" fo:font-size="13pt" officeooo:rsid="001abe89" officeooo:paragraph-rsid="001abe89" style:font-size-asian="11.3500003814697pt" style:font-name-complex="Times New Roman1" style:font-size-complex="13pt"/>
    </style:style>
    <style:style style:name="P15" style:family="paragraph" style:parent-style-name="Heading_20_3" style:list-style-name="WWNum1">
      <style:paragraph-properties fo:margin-left="0in" fo:margin-right="0in" fo:margin-top="0in" fo:margin-bottom="0in" style:contextual-spacing="true" fo:line-height="150%" fo:text-indent="0in" style:auto-text-indent="false" style:writing-mode="lr-tb"/>
      <style:text-properties style:font-name="Liberation Serif" fo:font-size="13pt" officeooo:paragraph-rsid="001f70b3" style:font-size-asian="13pt" style:font-size-complex="13pt"/>
    </style:style>
    <style:style style:name="P16" style:family="paragraph" style:parent-style-name="Heading_20_3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fo:font-weight="normal" officeooo:rsid="0027ad4d" officeooo:paragraph-rsid="0027ad4d" fo:background-color="#e0c2cd" style:font-size-asian="13pt" style:font-weight-asian="normal" style:font-size-complex="13pt" style:font-weight-complex="normal"/>
    </style:style>
    <style:style style:name="P17" style:family="paragraph" style:parent-style-name="Heading_20_3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Liberation Serif" fo:font-size="13pt" fo:font-weight="normal" officeooo:rsid="002bd1ef" officeooo:paragraph-rsid="002bd1ef" style:letter-kerning="false" fo:background-color="#e0c2cd" style:font-name-asian="Calibri1" style:font-size-asian="13pt" style:language-asian="en" style:country-asian="US" style:font-weight-asian="normal" style:font-size-complex="13pt" style:language-complex="ar" style:country-complex="SA" style:font-weight-complex="normal"/>
    </style:style>
    <style:style style:name="P18" style:family="paragraph" style:parent-style-name="Heading_20_3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fo:font-weight="bold" officeooo:rsid="002bd1ef" officeooo:paragraph-rsid="002bd1ef" fo:background-color="#ffd8ce" style:font-size-asian="13pt" style:font-weight-asian="bold" style:font-size-complex="13pt" style:font-weight-complex="bold"/>
    </style:style>
    <style:style style:name="P19" style:family="paragraph" style:parent-style-name="Heading_20_3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Liberation Serif" fo:font-size="13pt" fo:font-weight="bold" officeooo:rsid="002bd1ef" officeooo:paragraph-rsid="002bd1ef" style:letter-kerning="false" fo:background-color="#e0c2cd" style:font-name-asian="Calibri1" style:font-size-asian="13pt" style:language-asian="en" style:country-asian="US" style:font-weight-asian="bold" style:font-size-complex="13pt" style:language-complex="ar" style:country-complex="SA" style:font-weight-complex="bold"/>
    </style:style>
    <style:style style:name="P20" style:family="paragraph" style:parent-style-name="Heading_20_3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Liberation Serif" fo:font-size="13pt" fo:font-weight="bold" officeooo:rsid="002bd1ef" officeooo:paragraph-rsid="002bd1ef" style:letter-kerning="false" fo:background-color="#ffd8ce" style:font-name-asian="Calibri1" style:font-size-asian="13pt" style:language-asian="en" style:country-asian="US" style:font-weight-asian="bold" style:font-size-complex="13pt" style:language-complex="ar" style:country-complex="SA" style:font-weight-complex="bold"/>
    </style:style>
    <style:style style:name="P21" style:family="paragraph" style:parent-style-name="Heading_20_3">
      <style:text-properties style:font-name="Liberation Serif" fo:font-size="13pt" fo:background-color="#b4c7dc" style:font-size-asian="13pt" style:font-size-complex="13pt"/>
    </style:style>
    <style:style style:name="P22" style:family="paragraph" style:parent-style-name="Heading_20_3">
      <style:paragraph-properties fo:margin-top="0in" fo:margin-bottom="0.1965in" style:contextual-spacing="false" style:writing-mode="lr-tb"/>
    </style:style>
    <style:style style:name="P23" style:family="paragraph" style:parent-style-name="Heading_20_3">
      <style:text-properties officeooo:paragraph-rsid="0022d378"/>
    </style:style>
    <style:style style:name="P24" style:family="paragraph" style:parent-style-name="Heading_20_3">
      <style:text-properties fo:font-weight="bold" officeooo:rsid="0029892f" officeooo:paragraph-rsid="0029892f" fo:background-color="#ffd8ce" style:font-weight-asian="bold" style:font-weight-complex="bold"/>
    </style:style>
    <style:style style:name="P25" style:family="paragraph" style:parent-style-name="Heading_20_4">
      <style:text-properties style:font-name="Liberation Serif" fo:font-size="13pt" style:font-size-asian="13pt" style:font-size-complex="13pt"/>
    </style:style>
    <style:style style:name="P26" style:family="paragraph" style:parent-style-name="Heading_20_4">
      <style:paragraph-properties fo:margin-left="0in" fo:margin-right="0in" fo:margin-top="0in" fo:margin-bottom="0in" style:contextual-spacing="true" fo:line-height="150%" fo:text-indent="0in" style:auto-text-indent="false" style:writing-mode="lr-tb"/>
      <style:text-properties style:font-name="Liberation Serif" fo:font-size="13pt" officeooo:paragraph-rsid="001debaa" style:font-size-asian="13pt" style:font-size-complex="13pt"/>
    </style:style>
    <style:style style:name="P27" style:family="paragraph" style:parent-style-name="Heading_20_4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fo:font-weight="bold" officeooo:rsid="002bd1ef" officeooo:paragraph-rsid="002bd1ef" fo:background-color="#b4c7dc" style:font-size-asian="13pt" style:font-weight-asian="bold" style:font-size-complex="13pt" style:font-weight-complex="bold"/>
    </style:style>
    <style:style style:name="P28" style:family="paragraph" style:parent-style-name="Heading_20_4">
      <style:text-properties style:font-name="Liberation Serif" fo:font-size="13pt" fo:font-style="italic" fo:font-weight="bold" officeooo:paragraph-rsid="002483c7" style:font-size-asian="13pt" style:font-style-asian="italic" style:font-weight-asian="bold" style:font-size-complex="13pt" style:font-style-complex="italic" style:font-weight-complex="bold"/>
    </style:style>
    <style:style style:name="P29" style:family="paragraph" style:parent-style-name="Heading_20_4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Liberation Serif" fo:font-size="13pt" fo:font-weight="normal" officeooo:rsid="002bd1ef" officeooo:paragraph-rsid="002bd1ef" style:letter-kerning="false" fo:background-color="#e0c2cd" style:font-name-asian="Calibri1" style:font-size-asian="13pt" style:language-asian="en" style:country-asian="US" style:font-weight-asian="normal" style:font-size-complex="13pt" style:language-complex="ar" style:country-complex="SA" style:font-weight-complex="normal"/>
    </style:style>
    <style:style style:name="P30" style:family="paragraph" style:parent-style-name="Heading_20_4">
      <style:paragraph-properties fo:margin-left="0in" fo:margin-right="0in" fo:margin-top="0in" fo:margin-bottom="0in" style:contextual-spacing="true" fo:line-height="150%" fo:text-indent="0in" style:auto-text-indent="false"/>
      <style:text-properties officeooo:paragraph-rsid="002bd1ef"/>
    </style:style>
    <style:style style:name="P31" style:family="paragraph" style:parent-style-name="Heading_20_4">
      <style:paragraph-properties fo:margin-top="0in" fo:margin-bottom="0.1965in" style:contextual-spacing="false" style:writing-mode="lr-tb"/>
    </style:style>
    <style:style style:name="P32" style:family="paragraph" style:parent-style-name="Horizontal_20_Line">
      <style:text-properties style:font-name="Liberation Serif" fo:font-size="13pt" style:font-size-asian="13pt" style:font-size-complex="13pt"/>
    </style:style>
    <style:style style:name="P33" style:family="paragraph" style:parent-style-name="List_20_Paragraph" style:list-style-name="WWNum1">
      <style:paragraph-properties fo:margin-left="0in" fo:margin-right="0in" fo:margin-top="0in" fo:margin-bottom="0in" style:contextual-spacing="true" fo:line-height="150%" fo:text-indent="0in" style:auto-text-indent="false" style:writing-mode="lr-tb"/>
      <style:text-properties style:font-name="Times New Roman" fo:font-size="14pt" officeooo:paragraph-rsid="001748bc" style:font-size-asian="14pt" style:font-name-complex="Times New Roman1" style:font-size-complex="14pt"/>
    </style:style>
    <style:style style:name="P34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 style:writing-mode="lr-tb"/>
      <style:text-properties style:font-name="Times New Roman" fo:font-size="14pt" officeooo:rsid="0019cbd4" officeooo:paragraph-rsid="0019cbd4" style:font-size-asian="14pt" style:font-name-complex="Times New Roman1" style:font-size-complex="14pt"/>
    </style:style>
    <style:style style:name="P35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 style:writing-mode="lr-tb"/>
      <style:text-properties style:font-name="Liberation Serif" fo:font-size="13pt" officeooo:rsid="001abe89" officeooo:paragraph-rsid="001abe89" style:font-size-asian="13pt" style:font-name-complex="Times New Roman1" style:font-size-complex="13pt"/>
    </style:style>
    <style:style style:name="P36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 style:writing-mode="lr-tb"/>
      <style:text-properties style:font-name="Liberation Serif" fo:font-size="13pt" officeooo:rsid="001abe89" officeooo:paragraph-rsid="001debaa" style:font-size-asian="13pt" style:font-name-complex="Times New Roman1" style:font-size-complex="13pt"/>
    </style:style>
    <style:style style:name="P37" style:family="paragraph" style:parent-style-name="List_20_Paragraph" style:list-style-name="WWNum1">
      <style:paragraph-properties fo:margin-left="0.248in" fo:margin-right="0in" fo:margin-top="0in" fo:margin-bottom="0in" style:contextual-spacing="true" fo:line-height="150%" fo:text-indent="-0.248in" style:auto-text-indent="false"/>
      <style:text-properties style:font-name="Liberation Serif" fo:font-size="13pt" style:font-size-asian="13pt" style:font-name-complex="Times New Roman1" style:font-size-complex="13pt"/>
    </style:style>
    <style:style style:name="P38" style:family="paragraph" style:parent-style-name="List_20_Paragraph">
      <style:paragraph-properties fo:margin-left="0.248in" fo:margin-right="0in" fo:margin-top="0in" fo:margin-bottom="0in" style:contextual-spacing="true" fo:line-height="150%" fo:text-indent="-0.248in" style:auto-text-indent="false"/>
      <style:text-properties style:font-name="Liberation Serif" fo:font-size="13pt" style:font-size-asian="13pt" style:font-name-complex="Times New Roman1" style:font-size-complex="13pt"/>
    </style:style>
    <style:style style:name="P39" style:family="paragraph" style:parent-style-name="List_20_Paragraph">
      <style:paragraph-properties fo:margin-left="0.248in" fo:margin-right="0in" fo:margin-top="0in" fo:margin-bottom="0in" style:contextual-spacing="true" fo:line-height="150%" fo:text-indent="-0.248in" style:auto-text-indent="false"/>
      <style:text-properties style:font-name="Liberation Serif" fo:font-size="13pt" officeooo:paragraph-rsid="00082be3" style:font-size-asian="13pt" style:font-name-complex="Times New Roman1" style:font-size-complex="13pt"/>
    </style:style>
    <style:style style:name="P40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 style:writing-mode="lr-tb"/>
      <style:text-properties style:font-name="Liberation Serif" fo:font-size="13pt" officeooo:paragraph-rsid="001748bc" style:font-size-asian="13pt" style:font-name-complex="Times New Roman1" style:font-size-complex="13pt"/>
    </style:style>
    <style:style style:name="P41" style:family="paragraph" style:parent-style-name="List_20_Paragraph">
      <style:paragraph-properties fo:margin-left="0.248in" fo:margin-right="0in" fo:margin-top="0in" fo:margin-bottom="0in" style:contextual-spacing="true" fo:line-height="150%" fo:text-indent="-0.248in" style:auto-text-indent="false"/>
      <style:text-properties style:font-name="Liberation Serif" fo:font-size="13pt" officeooo:rsid="00082be3" officeooo:paragraph-rsid="00082be3" style:font-size-asian="13pt" style:font-name-complex="Times New Roman1" style:font-size-complex="13pt"/>
    </style:style>
    <style:style style:name="P42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 style:writing-mode="lr-tb"/>
      <style:text-properties style:font-name="Liberation Serif" fo:font-size="13pt" officeooo:rsid="0019cbd4" officeooo:paragraph-rsid="0019cbd4" style:font-size-asian="13pt" style:font-name-complex="Times New Roman1" style:font-size-complex="13pt"/>
    </style:style>
    <style:style style:name="P43" style:family="paragraph" style:parent-style-name="List_20_Paragraph">
      <style:paragraph-properties fo:margin-left="0.248in" fo:margin-right="0in" fo:margin-top="0in" fo:margin-bottom="0in" style:contextual-spacing="true" fo:line-height="150%" fo:text-indent="-0.248in" style:auto-text-indent="false"/>
      <style:text-properties style:font-name="Liberation Serif" fo:font-size="13pt" officeooo:rsid="00082be3" officeooo:paragraph-rsid="00082be3" style:font-size-asian="13pt" style:font-size-complex="13pt"/>
    </style:style>
    <style:style style:name="P44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officeooo:rsid="00082be3" officeooo:paragraph-rsid="00082be3" style:font-size-asian="13pt" style:font-size-complex="13pt"/>
    </style:style>
    <style:style style:name="P45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officeooo:rsid="0009b976" officeooo:paragraph-rsid="00082be3" style:font-size-asian="13pt" style:font-size-complex="13pt"/>
    </style:style>
    <style:style style:name="P46" style:family="paragraph" style:parent-style-name="List_20_Paragraph" style:list-style-name="WWNum1">
      <style:paragraph-properties fo:margin-left="0.248in" fo:margin-right="0in" fo:margin-top="0in" fo:margin-bottom="0in" style:contextual-spacing="true" fo:line-height="150%" fo:text-indent="-0.248in" style:auto-text-indent="false"/>
      <style:text-properties style:font-name="Liberation Serif" fo:font-size="13pt" style:font-size-asian="13pt" style:font-size-complex="13pt"/>
    </style:style>
    <style:style style:name="P47" style:family="paragraph" style:parent-style-name="List_20_Paragraph">
      <style:paragraph-properties fo:margin-left="0.248in" fo:margin-right="0in" fo:margin-top="0in" fo:margin-bottom="0in" style:contextual-spacing="true" fo:line-height="150%" fo:text-indent="-0.248in" style:auto-text-indent="false"/>
      <style:text-properties style:font-name="Liberation Serif" fo:font-size="13pt" fo:font-weight="bold" officeooo:rsid="000c791d" officeooo:paragraph-rsid="000c791d" style:font-size-asian="13pt" style:font-weight-asian="bold" style:font-size-complex="13pt" style:font-weight-complex="bold"/>
    </style:style>
    <style:style style:name="P48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 style:writing-mode="lr-tb"/>
      <style:text-properties style:font-name="Liberation Serif" fo:font-size="13pt" fo:font-weight="bold" officeooo:rsid="001abe89" officeooo:paragraph-rsid="001abe89" style:font-size-asian="13pt" style:font-weight-asian="bold" style:font-name-complex="Times New Roman1" style:font-size-complex="13pt" style:font-weight-complex="bold"/>
    </style:style>
    <style:style style:name="P49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fo:font-weight="bold" officeooo:rsid="000f04b1" officeooo:paragraph-rsid="000f04b1" fo:background-color="#ffd8ce" style:font-size-asian="13pt" style:font-weight-asian="bold" style:font-size-complex="13pt" style:font-weight-complex="bold"/>
    </style:style>
    <style:style style:name="P50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fo:font-weight="bold" officeooo:rsid="001178bd" officeooo:paragraph-rsid="001178bd" fo:background-color="#ffd8ce" style:font-size-asian="13pt" style:font-weight-asian="bold" style:font-size-complex="13pt" style:font-weight-complex="bold"/>
    </style:style>
    <style:style style:name="P51" style:family="paragraph" style:parent-style-name="List_20_Paragraph" style:list-style-name="WWNum1">
      <style:paragraph-properties fo:margin-left="0in" fo:margin-right="0in" fo:margin-top="0in" fo:margin-bottom="0in" style:contextual-spacing="true" fo:line-height="150%" fo:text-indent="0in" style:auto-text-indent="false" style:writing-mode="lr-tb"/>
      <style:text-properties style:font-name="Liberation Serif" fo:font-size="13pt" fo:font-weight="bold" officeooo:paragraph-rsid="001f70b3" fo:background-color="#ffd8ce" style:font-size-asian="13pt" style:font-weight-asian="bold" style:font-size-complex="13pt" style:font-weight-complex="bold"/>
    </style:style>
    <style:style style:name="P52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 style:writing-mode="lr-tb"/>
      <style:text-properties style:font-name="Liberation Serif" fo:font-size="13pt" fo:font-weight="bold" officeooo:paragraph-rsid="00218c09" fo:background-color="#ffd8ce" style:font-size-asian="13pt" style:font-weight-asian="bold" style:font-size-complex="13pt" style:font-weight-complex="bold"/>
    </style:style>
    <style:style style:name="P53" style:family="paragraph" style:parent-style-name="List_20_Paragraph" style:list-style-name="WWNum1">
      <style:paragraph-properties fo:margin-left="0.248in" fo:margin-right="0in" fo:margin-top="0in" fo:margin-bottom="0in" style:contextual-spacing="true" fo:line-height="150%" fo:text-indent="-0.248in" style:auto-text-indent="false"/>
      <style:text-properties style:font-name="Liberation Serif" fo:font-size="13pt" fo:font-weight="bold" officeooo:rsid="002483c7" officeooo:paragraph-rsid="00278455" fo:background-color="#ffd8ce" style:font-size-asian="13pt" style:font-weight-asian="bold" style:font-size-complex="13pt" style:font-weight-complex="bold"/>
    </style:style>
    <style:style style:name="P54" style:family="paragraph" style:parent-style-name="List_20_Paragraph" style:list-style-name="WWNum1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fo:font-weight="bold" officeooo:rsid="002483c7" officeooo:paragraph-rsid="00278455" fo:background-color="#ffd8ce" style:font-size-asian="13pt" style:font-weight-asian="bold" style:font-size-complex="13pt" style:font-weight-complex="bold"/>
    </style:style>
    <style:style style:name="P55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fo:font-weight="bold" officeooo:rsid="002bd1ef" officeooo:paragraph-rsid="002bd1ef" fo:background-color="#ffd8ce" style:font-size-asian="13pt" style:font-weight-asian="bold" style:font-size-complex="13pt" style:font-weight-complex="bold"/>
    </style:style>
    <style:style style:name="P56" style:family="paragraph" style:parent-style-name="List_20_Paragraph">
      <style:paragraph-properties fo:margin-left="0.248in" fo:margin-right="0in" fo:margin-top="0in" fo:margin-bottom="0in" style:contextual-spacing="true" fo:line-height="150%" fo:text-indent="-0.248in" style:auto-text-indent="false"/>
      <style:text-properties style:font-name="Liberation Serif" fo:font-size="13pt" fo:font-weight="bold" officeooo:rsid="00082be3" officeooo:paragraph-rsid="00082be3" fo:background-color="#ffd8ce" style:font-size-asian="13pt" style:font-weight-asian="bold" style:font-name-complex="Times New Roman1" style:font-size-complex="13pt" style:font-weight-complex="bold"/>
    </style:style>
    <style:style style:name="P57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fo:font-weight="bold" officeooo:rsid="0012e5ea" officeooo:paragraph-rsid="0012e5ea" fo:background-color="#ffd8ce" style:font-size-asian="13pt" style:font-weight-asian="bold" style:font-name-complex="Times New Roman1" style:font-size-complex="13pt" style:font-weight-complex="bold"/>
    </style:style>
    <style:style style:name="P58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fo:font-weight="bold" officeooo:rsid="000f04b1" officeooo:paragraph-rsid="000f04b1" fo:background-color="transparent" style:font-size-asian="13pt" style:font-weight-asian="bold" style:font-name-complex="Times New Roman1" style:font-size-complex="13pt" style:font-weight-complex="bold"/>
    </style:style>
    <style:style style:name="P59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fo:font-weight="bold" officeooo:rsid="002bd1ef" officeooo:paragraph-rsid="002bd1ef" fo:background-color="#b4c7dc" style:font-size-asian="13pt" style:font-weight-asian="bold" style:font-size-complex="13pt" style:font-weight-complex="bold"/>
    </style:style>
    <style:style style:name="P60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fo:font-weight="bold" officeooo:rsid="002bd1ef" officeooo:paragraph-rsid="002bd1ef" fo:background-color="#e0c2cd" style:font-size-asian="13pt" style:font-weight-asian="bold" style:font-size-complex="13pt" style:font-weight-complex="bold"/>
    </style:style>
    <style:style style:name="P61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fo:font-weight="normal" officeooo:rsid="000f04b1" officeooo:paragraph-rsid="000f04b1" fo:background-color="transparent" style:font-size-asian="13pt" style:font-weight-asian="normal" style:font-size-complex="13pt" style:font-weight-complex="normal"/>
    </style:style>
    <style:style style:name="P62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fo:font-weight="normal" officeooo:rsid="000f04b1" officeooo:paragraph-rsid="000f04b1" fo:background-color="transparent" style:font-size-asian="13pt" style:font-weight-asian="normal" style:font-name-complex="Times New Roman1" style:font-size-complex="13pt" style:font-weight-complex="normal"/>
    </style:style>
    <style:style style:name="P63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fo:font-weight="normal" officeooo:rsid="001178bd" officeooo:paragraph-rsid="001178bd" fo:background-color="transparent" style:font-size-asian="13pt" style:font-weight-asian="normal" style:font-name-complex="Times New Roman1" style:font-size-complex="13pt" style:font-weight-complex="normal"/>
    </style:style>
    <style:style style:name="P64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fo:font-weight="normal" officeooo:rsid="0012e5ea" officeooo:paragraph-rsid="0012e5ea" fo:background-color="transparent" style:font-size-asian="13pt" style:font-weight-asian="normal" style:font-name-complex="Times New Roman1" style:font-size-complex="13pt" style:font-weight-complex="normal"/>
    </style:style>
    <style:style style:name="P65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fo:font-weight="normal" officeooo:rsid="000f04b1" officeooo:paragraph-rsid="000f04b1" fo:background-color="#f6f9d4" style:font-size-asian="13pt" style:font-weight-asian="normal" style:font-name-complex="Times New Roman1" style:font-size-complex="13pt" style:font-weight-complex="normal"/>
    </style:style>
    <style:style style:name="P66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fo:font-weight="normal" officeooo:rsid="000f04b1" officeooo:paragraph-rsid="000f04b1" fo:background-color="#b4c7dc" style:font-size-asian="13pt" style:font-weight-asian="normal" style:font-name-complex="Times New Roman1" style:font-size-complex="13pt" style:font-weight-complex="normal"/>
    </style:style>
    <style:style style:name="P67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fo:font-weight="normal" officeooo:rsid="0027ad4d" officeooo:paragraph-rsid="0027ad4d" fo:background-color="#b4c7dc" style:font-size-asian="13pt" style:font-weight-asian="normal" style:font-size-complex="13pt" style:font-weight-complex="normal"/>
    </style:style>
    <style:style style:name="P68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fo:font-weight="normal" officeooo:rsid="000f04b1" officeooo:paragraph-rsid="000f04b1" fo:background-color="#ffb66c" style:font-size-asian="13pt" style:font-weight-asian="normal" style:font-name-complex="Times New Roman1" style:font-size-complex="13pt" style:font-weight-complex="normal"/>
    </style:style>
    <style:style style:name="P69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fo:font-weight="normal" officeooo:rsid="0027ad4d" officeooo:paragraph-rsid="0027ad4d" fo:background-color="#e0c2cd" style:font-size-asian="13pt" style:font-weight-asian="normal" style:font-size-complex="13pt" style:font-weight-complex="normal"/>
    </style:style>
    <style:style style:name="P70" style:family="paragraph" style:parent-style-name="List_20_Paragraph">
      <style:paragraph-properties fo:margin-left="0.248in" fo:margin-right="0in" fo:margin-top="0in" fo:margin-bottom="0in" style:contextual-spacing="true" fo:line-height="150%" fo:text-indent="-0.248in" style:auto-text-indent="false"/>
      <style:text-properties style:font-name="Liberation Serif" fo:font-size="13pt" officeooo:rsid="000c791d" officeooo:paragraph-rsid="000c791d" fo:background-color="transparent" style:font-size-asian="13pt" style:font-name-complex="Times New Roman1" style:font-size-complex="13pt"/>
    </style:style>
    <style:style style:name="P71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officeooo:rsid="000c791d" officeooo:paragraph-rsid="000c791d" fo:background-color="transparent" style:font-size-asian="13pt" style:font-name-complex="Times New Roman1" style:font-size-complex="13pt"/>
    </style:style>
    <style:style style:name="P72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 style:writing-mode="lr-tb"/>
      <style:text-properties style:font-name="Liberation Serif" fo:font-size="13pt" officeooo:rsid="00185ca5" officeooo:paragraph-rsid="00185ca5" fo:background-color="#e6e905" style:font-size-asian="13pt" style:font-name-complex="Times New Roman1" style:font-size-complex="13pt"/>
    </style:style>
    <style:style style:name="P73" style:family="paragraph" style:parent-style-name="Preformatted_20_Text">
      <style:paragraph-properties fo:margin-top="0in" fo:margin-bottom="0.1965in" style:contextual-spacing="false" style:writing-mode="lr-tb"/>
    </style:style>
    <style:style style:name="P74" style:family="paragraph" style:parent-style-name="Preformatted_20_Text">
      <style:paragraph-properties fo:margin-top="0in" fo:margin-bottom="0.1965in" style:contextual-spacing="false"/>
    </style:style>
    <style:style style:name="P75" style:family="paragraph" style:parent-style-name="Preformatted_20_Text">
      <style:paragraph-properties fo:margin-top="0in" fo:margin-bottom="0.1965in" style:contextual-spacing="false" style:writing-mode="lr-tb"/>
      <style:text-properties officeooo:paragraph-rsid="0014f689"/>
    </style:style>
    <style:style style:name="P76" style:family="paragraph" style:parent-style-name="Preformatted_20_Text">
      <style:paragraph-properties fo:margin-top="0in" fo:margin-bottom="0.1965in" style:contextual-spacing="false" style:writing-mode="lr-tb"/>
      <style:text-properties officeooo:paragraph-rsid="00142c43"/>
    </style:style>
    <style:style style:name="P77" style:family="paragraph" style:parent-style-name="Preformatted_20_Text">
      <style:paragraph-properties style:writing-mode="lr-tb"/>
    </style:style>
    <style:style style:name="P78" style:family="paragraph" style:parent-style-name="Standard">
      <style:paragraph-properties fo:margin-left="0in" fo:margin-right="0in" fo:margin-top="0in" fo:margin-bottom="0in" style:contextual-spacing="true" fo:line-height="150%" fo:text-indent="0in" style:auto-text-indent="false" style:writing-mode="lr-tb"/>
      <style:text-properties style:font-name="Liberation Serif" fo:font-size="13pt" fo:font-weight="bold" officeooo:rsid="0019cbd4" officeooo:paragraph-rsid="0019cbd4" fo:background-color="#e6e905" style:font-size-asian="13pt" style:font-weight-asian="bold" style:font-name-complex="Times New Roman1" style:font-size-complex="13pt" style:font-weight-complex="bold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Liberation Serif" fo:font-size="13pt" fo:font-weight="bold" officeooo:rsid="002bd1ef" officeooo:paragraph-rsid="002bd1ef" style:letter-kerning="false" fo:background-color="#e0c2cd" style:font-name-asian="Calibri1" style:font-size-asian="13pt" style:language-asian="en" style:country-asian="US" style:font-weight-asian="bold" style:font-size-complex="13pt" style:language-complex="ar" style:country-complex="SA" style:font-weight-complex="bold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Liberation Serif" fo:font-size="13pt" fo:font-weight="bold" officeooo:rsid="002bd1ef" officeooo:paragraph-rsid="002bd1ef" style:letter-kerning="false" fo:background-color="#ffd8ce" style:font-name-asian="Calibri1" style:font-size-asian="13pt" style:language-asian="en" style:country-asian="US" style:font-weight-asian="bold" style:font-size-complex="13pt" style:language-complex="ar" style:country-complex="SA" style:font-weight-complex="bold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Liberation Serif" fo:font-size="13pt" fo:font-weight="normal" officeooo:rsid="002bd1ef" officeooo:paragraph-rsid="002bd1ef" style:letter-kerning="false" fo:background-color="#e0c2cd" style:font-name-asian="Calibri1" style:font-size-asian="13pt" style:language-asian="en" style:country-asian="US" style:font-weight-asian="normal" style:font-size-complex="13pt" style:language-complex="ar" style:country-complex="SA" style:font-weight-complex="normal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Liberation Serif" fo:font-size="13pt" fo:font-weight="normal" officeooo:rsid="002bd1ef" officeooo:paragraph-rsid="002bd1ef" style:letter-kerning="false" fo:background-color="#b4c7dc" style:font-name-asian="Calibri1" style:font-size-asian="13pt" style:language-asian="en" style:country-asian="US" style:font-weight-asian="normal" style:font-size-complex="13pt" style:language-complex="ar" style:country-complex="SA" style:font-weight-complex="normal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Liberation Serif" fo:font-size="13pt" fo:font-weight="normal" officeooo:rsid="002bd1ef" officeooo:paragraph-rsid="002bd1ef" style:letter-kerning="false" fo:background-color="#ffd8ce" style:font-name-asian="Calibri1" style:font-size-asian="13pt" style:language-asian="en" style:country-asian="US" style:font-weight-asian="normal" style:font-size-complex="13pt" style:language-complex="ar" style:country-complex="SA" style:font-weight-complex="normal"/>
    </style:style>
    <style:style style:name="P84" style:family="paragraph" style:parent-style-name="Table_20_Contents">
      <style:text-properties style:font-name="Liberation Serif" fo:font-size="13pt" style:font-size-asian="13pt" style:font-size-complex="13pt"/>
    </style:style>
    <style:style style:name="P85" style:family="paragraph" style:parent-style-name="Table_20_Heading">
      <style:text-properties style:font-name="Liberation Serif" fo:font-size="13pt" style:font-size-asian="13pt" style:font-size-complex="13pt"/>
    </style:style>
    <style:style style:name="P86" style:family="paragraph" style:parent-style-name="Text_20_body" style:list-style-name="L1"/>
    <style:style style:name="P87" style:family="paragraph" style:parent-style-name="Text_20_body" style:list-style-name="L1">
      <style:paragraph-properties fo:margin-top="0in" fo:margin-bottom="0in" style:contextual-spacing="false"/>
    </style:style>
    <style:style style:name="P88" style:family="paragraph" style:parent-style-name="Text_20_body" style:list-style-name="L2">
      <style:paragraph-properties fo:margin-top="0in" fo:margin-bottom="0in" style:contextual-spacing="false"/>
    </style:style>
    <style:style style:name="P89" style:family="paragraph" style:parent-style-name="Text_20_body" style:list-style-name="L4"/>
    <style:style style:name="P90" style:family="paragraph" style:parent-style-name="Text_20_body" style:list-style-name="L6"/>
    <style:style style:name="P91" style:family="paragraph" style:parent-style-name="Text_20_body" style:list-style-name="L8"/>
    <style:style style:name="P92" style:family="paragraph" style:parent-style-name="Text_20_body">
      <style:text-properties officeooo:paragraph-rsid="0014f689"/>
    </style:style>
    <style:style style:name="P93" style:family="paragraph" style:parent-style-name="Text_20_body">
      <style:text-properties style:font-name="Liberation Serif" fo:font-size="13pt" style:font-size-asian="13pt" style:font-size-complex="13pt"/>
    </style:style>
    <style:style style:name="P94" style:family="paragraph" style:parent-style-name="Text_20_body" style:list-style-name="L2">
      <style:paragraph-properties fo:margin-top="0in" fo:margin-bottom="0in" style:contextual-spacing="false"/>
      <style:text-properties style:font-name="Liberation Serif" fo:font-size="13pt" style:font-size-asian="13pt" style:font-size-complex="13pt"/>
    </style:style>
    <style:style style:name="P95" style:family="paragraph" style:parent-style-name="Text_20_body" style:list-style-name="L2">
      <style:text-properties style:font-name="Liberation Serif" fo:font-size="13pt" style:font-size-asian="13pt" style:font-size-complex="13pt"/>
    </style:style>
    <style:style style:name="P96" style:family="paragraph" style:parent-style-name="Text_20_body" style:list-style-name="L3">
      <style:paragraph-properties fo:margin-top="0in" fo:margin-bottom="0in" style:contextual-spacing="false"/>
      <style:text-properties style:font-name="Liberation Serif" fo:font-size="13pt" style:font-size-asian="13pt" style:font-size-complex="13pt"/>
    </style:style>
    <style:style style:name="P97" style:family="paragraph" style:parent-style-name="Text_20_body" style:list-style-name="L3">
      <style:text-properties style:font-name="Liberation Serif" fo:font-size="13pt" style:font-size-asian="13pt" style:font-size-complex="13pt"/>
    </style:style>
    <style:style style:name="P98" style:family="paragraph" style:parent-style-name="Text_20_body" style:list-style-name="L5">
      <style:text-properties style:font-name="Liberation Serif" fo:font-size="13pt" style:font-size-asian="13pt" style:font-size-complex="13pt"/>
    </style:style>
    <style:style style:name="P99" style:family="paragraph" style:parent-style-name="Text_20_body" style:list-style-name="L7">
      <style:text-properties style:font-name="Liberation Serif" fo:font-size="13pt" style:font-size-asian="13pt" style:font-size-complex="13pt"/>
    </style:style>
    <style:style style:name="P100" style:family="paragraph" style:parent-style-name="Text_20_body" style:list-style-name="L9">
      <style:text-properties style:font-name="Liberation Serif" fo:font-size="13pt" style:font-size-asian="13pt" style:font-size-complex="13pt"/>
    </style:style>
    <style:style style:name="P101" style:family="paragraph" style:parent-style-name="Text_20_body">
      <style:text-properties style:font-name="Liberation Serif" fo:font-size="13pt" officeooo:rsid="0015529f" officeooo:paragraph-rsid="0015529f" style:font-size-asian="13pt" style:font-size-complex="13pt"/>
    </style:style>
    <style:style style:name="P102" style:family="paragraph" style:parent-style-name="Text_20_body">
      <style:paragraph-properties fo:margin-left="0in" fo:margin-right="0in" fo:margin-top="0in" fo:margin-bottom="0in" style:contextual-spacing="true" fo:line-height="150%" fo:text-indent="0in" style:auto-text-indent="false" style:writing-mode="lr-tb"/>
      <style:text-properties style:font-name="Liberation Serif" fo:font-size="13pt" officeooo:paragraph-rsid="001debaa" style:font-size-asian="13pt" style:font-size-complex="13pt"/>
    </style:style>
    <style:style style:name="P103" style:family="paragraph" style:parent-style-name="Text_20_body" style:list-style-name="L24">
      <style:paragraph-properties fo:margin-top="0in" fo:margin-bottom="0in" style:contextual-spacing="false"/>
      <style:text-properties style:font-name="Liberation Serif" fo:font-size="13pt" style:font-size-asian="13pt" style:font-size-complex="13pt"/>
    </style:style>
    <style:style style:name="P104" style:family="paragraph" style:parent-style-name="Text_20_body" style:list-style-name="L24">
      <style:text-properties style:font-name="Liberation Serif" fo:font-size="13pt" style:font-size-asian="13pt" style:font-size-complex="13pt"/>
    </style:style>
    <style:style style:name="P105" style:family="paragraph" style:parent-style-name="Text_20_body" style:list-style-name="L31">
      <style:paragraph-properties fo:margin-top="0in" fo:margin-bottom="0in" style:contextual-spacing="false"/>
      <style:text-properties style:font-name="Liberation Serif" fo:font-size="13pt" style:font-size-asian="13pt" style:font-size-complex="13pt"/>
    </style:style>
    <style:style style:name="P106" style:family="paragraph" style:parent-style-name="Text_20_body" style:list-style-name="L31">
      <style:text-properties style:font-name="Liberation Serif" fo:font-size="13pt" style:font-size-asian="13pt" style:font-size-complex="13pt"/>
    </style:style>
    <style:style style:name="P107" style:family="paragraph" style:parent-style-name="Text_20_body" style:list-style-name="L32">
      <style:paragraph-properties fo:margin-top="0in" fo:margin-bottom="0in" style:contextual-spacing="false"/>
      <style:text-properties style:font-name="Liberation Serif" fo:font-size="13pt" style:font-size-asian="13pt" style:font-size-complex="13pt"/>
    </style:style>
    <style:style style:name="P108" style:family="paragraph" style:parent-style-name="Text_20_body" style:list-style-name="L32">
      <style:text-properties style:font-name="Liberation Serif" fo:font-size="13pt" style:font-size-asian="13pt" style:font-size-complex="13pt"/>
    </style:style>
    <style:style style:name="P109" style:family="paragraph" style:parent-style-name="Text_20_body" style:list-style-name="L33">
      <style:paragraph-properties fo:margin-top="0in" fo:margin-bottom="0in" style:contextual-spacing="false"/>
      <style:text-properties style:font-name="Liberation Serif" fo:font-size="13pt" style:font-size-asian="13pt" style:font-size-complex="13pt"/>
    </style:style>
    <style:style style:name="P110" style:family="paragraph" style:parent-style-name="Text_20_body" style:list-style-name="L33">
      <style:text-properties style:font-name="Liberation Serif" fo:font-size="13pt" style:font-size-asian="13pt" style:font-size-complex="13pt"/>
    </style:style>
    <style:style style:name="P111" style:family="paragraph" style:parent-style-name="Text_20_body" style:list-style-name="L34">
      <style:paragraph-properties fo:margin-top="0in" fo:margin-bottom="0in" style:contextual-spacing="false"/>
      <style:text-properties style:font-name="Liberation Serif" fo:font-size="13pt" style:font-size-asian="13pt" style:font-size-complex="13pt"/>
    </style:style>
    <style:style style:name="P112" style:family="paragraph" style:parent-style-name="Text_20_body" style:list-style-name="L34">
      <style:text-properties style:font-name="Liberation Serif" fo:font-size="13pt" style:font-size-asian="13pt" style:font-size-complex="13pt"/>
    </style:style>
    <style:style style:name="P113" style:family="paragraph" style:parent-style-name="Text_20_body" style:list-style-name="L35">
      <style:paragraph-properties fo:margin-top="0in" fo:margin-bottom="0in" style:contextual-spacing="false"/>
      <style:text-properties style:font-name="Liberation Serif" fo:font-size="13pt" style:font-size-asian="13pt" style:font-size-complex="13pt"/>
    </style:style>
    <style:style style:name="P114" style:family="paragraph" style:parent-style-name="Text_20_body" style:list-style-name="L35">
      <style:text-properties style:font-name="Liberation Serif" fo:font-size="13pt" style:font-size-asian="13pt" style:font-size-complex="13pt"/>
    </style:style>
    <style:style style:name="P115" style:family="paragraph" style:parent-style-name="Text_20_body" style:list-style-name="L36">
      <style:paragraph-properties fo:margin-top="0in" fo:margin-bottom="0in" style:contextual-spacing="false"/>
      <style:text-properties style:font-name="Liberation Serif" fo:font-size="13pt" style:font-size-asian="13pt" style:font-size-complex="13pt"/>
    </style:style>
    <style:style style:name="P116" style:family="paragraph" style:parent-style-name="Text_20_body" style:list-style-name="L36">
      <style:text-properties style:font-name="Liberation Serif" fo:font-size="13pt" style:font-size-asian="13pt" style:font-size-complex="13pt"/>
    </style:style>
    <style:style style:name="P117" style:family="paragraph" style:parent-style-name="Text_20_body" style:list-style-name="L37">
      <style:paragraph-properties fo:margin-top="0in" fo:margin-bottom="0in" style:contextual-spacing="false"/>
      <style:text-properties style:font-name="Liberation Serif" fo:font-size="13pt" style:font-size-asian="13pt" style:font-size-complex="13pt"/>
    </style:style>
    <style:style style:name="P118" style:family="paragraph" style:parent-style-name="Text_20_body" style:list-style-name="L37">
      <style:text-properties style:font-name="Liberation Serif" fo:font-size="13pt" style:font-size-asian="13pt" style:font-size-complex="13pt"/>
    </style:style>
    <style:style style:name="P119" style:family="paragraph" style:parent-style-name="Text_20_body" style:list-style-name="L38">
      <style:paragraph-properties fo:margin-top="0in" fo:margin-bottom="0in" style:contextual-spacing="false"/>
      <style:text-properties style:font-name="Liberation Serif" fo:font-size="13pt" style:font-size-asian="13pt" style:font-size-complex="13pt"/>
    </style:style>
    <style:style style:name="P120" style:family="paragraph" style:parent-style-name="Text_20_body" style:list-style-name="L38">
      <style:text-properties style:font-name="Liberation Serif" fo:font-size="13pt" style:font-size-asian="13pt" style:font-size-complex="13pt"/>
    </style:style>
    <style:style style:name="P121" style:family="paragraph" style:parent-style-name="Text_20_body" style:list-style-name="L39">
      <style:paragraph-properties fo:margin-top="0in" fo:margin-bottom="0in" style:contextual-spacing="false"/>
      <style:text-properties style:font-name="Liberation Serif" fo:font-size="13pt" style:font-size-asian="13pt" style:font-size-complex="13pt"/>
    </style:style>
    <style:style style:name="P122" style:family="paragraph" style:parent-style-name="Text_20_body" style:list-style-name="L39">
      <style:text-properties style:font-name="Liberation Serif" fo:font-size="13pt" style:font-size-asian="13pt" style:font-size-complex="13pt"/>
    </style:style>
    <style:style style:name="P123" style:family="paragraph" style:parent-style-name="Text_20_body" style:list-style-name="L42">
      <style:paragraph-properties fo:margin-top="0in" fo:margin-bottom="0in" style:contextual-spacing="false"/>
      <style:text-properties style:font-name="Liberation Serif" fo:font-size="13pt" style:font-size-asian="13pt" style:font-size-complex="13pt"/>
    </style:style>
    <style:style style:name="P124" style:family="paragraph" style:parent-style-name="Text_20_body" style:list-style-name="L42">
      <style:text-properties style:font-name="Liberation Serif" fo:font-size="13pt" style:font-size-asian="13pt" style:font-size-complex="13pt"/>
    </style:style>
    <style:style style:name="P125" style:family="paragraph" style:parent-style-name="Text_20_body" style:list-style-name="L40">
      <style:paragraph-properties fo:margin-top="0in" fo:margin-bottom="0in" style:contextual-spacing="false"/>
      <style:text-properties style:font-name="Liberation Serif" fo:font-size="13pt" style:font-size-asian="13pt" style:font-size-complex="13pt"/>
    </style:style>
    <style:style style:name="P126" style:family="paragraph" style:parent-style-name="Text_20_body" style:list-style-name="L40">
      <style:text-properties style:font-name="Liberation Serif" fo:font-size="13pt" style:font-size-asian="13pt" style:font-size-complex="13pt"/>
    </style:style>
    <style:style style:name="P127" style:family="paragraph" style:parent-style-name="Text_20_body" style:list-style-name="L43">
      <style:paragraph-properties fo:margin-top="0in" fo:margin-bottom="0in" style:contextual-spacing="false"/>
      <style:text-properties style:font-name="Liberation Serif" fo:font-size="13pt" style:font-size-asian="13pt" style:font-size-complex="13pt"/>
    </style:style>
    <style:style style:name="P128" style:family="paragraph" style:parent-style-name="Text_20_body" style:list-style-name="L43">
      <style:text-properties style:font-name="Liberation Serif" fo:font-size="13pt" style:font-size-asian="13pt" style:font-size-complex="13pt"/>
    </style:style>
    <style:style style:name="P129" style:family="paragraph" style:parent-style-name="Text_20_body" style:list-style-name="L41">
      <style:text-properties style:font-name="Liberation Serif" fo:font-size="13pt" style:font-size-asian="13pt" style:font-size-complex="13pt"/>
    </style:style>
    <style:style style:name="P130" style:family="paragraph" style:parent-style-name="Text_20_body" style:list-style-name="L44">
      <style:paragraph-properties fo:margin-top="0in" fo:margin-bottom="0in" style:contextual-spacing="false"/>
      <style:text-properties style:font-name="Liberation Serif" fo:font-size="13pt" style:font-size-asian="13pt" style:font-size-complex="13pt"/>
    </style:style>
    <style:style style:name="P131" style:family="paragraph" style:parent-style-name="Text_20_body" style:list-style-name="L44">
      <style:text-properties style:font-name="Liberation Serif" fo:font-size="13pt" style:font-size-asian="13pt" style:font-size-complex="13pt"/>
    </style:style>
    <style:style style:name="P132" style:family="paragraph" style:parent-style-name="Text_20_body" style:list-style-name="L45">
      <style:paragraph-properties fo:margin-top="0in" fo:margin-bottom="0in" style:contextual-spacing="false"/>
      <style:text-properties style:font-name="Liberation Serif" fo:font-size="13pt" style:font-size-asian="13pt" style:font-size-complex="13pt"/>
    </style:style>
    <style:style style:name="P133" style:family="paragraph" style:parent-style-name="Text_20_body" style:list-style-name="L45">
      <style:text-properties style:font-name="Liberation Serif" fo:font-size="13pt" style:font-size-asian="13pt" style:font-size-complex="13pt"/>
    </style:style>
    <style:style style:name="P134" style:family="paragraph" style:parent-style-name="Text_20_body" style:list-style-name="L46">
      <style:paragraph-properties fo:margin-top="0in" fo:margin-bottom="0in" style:contextual-spacing="false"/>
      <style:text-properties style:font-name="Liberation Serif" fo:font-size="13pt" style:font-size-asian="13pt" style:font-size-complex="13pt"/>
    </style:style>
    <style:style style:name="P135" style:family="paragraph" style:parent-style-name="Text_20_body" style:list-style-name="L48">
      <style:paragraph-properties fo:margin-top="0in" fo:margin-bottom="0in" style:contextual-spacing="false"/>
      <style:text-properties style:font-name="Liberation Serif" fo:font-size="13pt" style:font-size-asian="13pt" style:font-size-complex="13pt"/>
    </style:style>
    <style:style style:name="P136" style:family="paragraph" style:parent-style-name="Text_20_body" style:list-style-name="L48">
      <style:text-properties style:font-name="Liberation Serif" fo:font-size="13pt" style:font-size-asian="13pt" style:font-size-complex="13pt"/>
    </style:style>
    <style:style style:name="P137" style:family="paragraph" style:parent-style-name="Text_20_body" style:list-style-name="L49">
      <style:paragraph-properties fo:margin-top="0in" fo:margin-bottom="0in" style:contextual-spacing="false"/>
      <style:text-properties style:font-name="Liberation Serif" fo:font-size="13pt" style:font-size-asian="13pt" style:font-size-complex="13pt"/>
    </style:style>
    <style:style style:name="P138" style:family="paragraph" style:parent-style-name="Text_20_body" style:list-style-name="L49">
      <style:text-properties style:font-name="Liberation Serif" fo:font-size="13pt" style:font-size-asian="13pt" style:font-size-complex="13pt"/>
    </style:style>
    <style:style style:name="P139" style:family="paragraph" style:parent-style-name="Text_20_body" style:list-style-name="L50">
      <style:paragraph-properties fo:margin-top="0in" fo:margin-bottom="0in" style:contextual-spacing="false"/>
      <style:text-properties style:font-name="Liberation Serif" fo:font-size="13pt" style:font-size-asian="13pt" style:font-size-complex="13pt"/>
    </style:style>
    <style:style style:name="P140" style:family="paragraph" style:parent-style-name="Text_20_body" style:list-style-name="L50">
      <style:text-properties style:font-name="Liberation Serif" fo:font-size="13pt" style:font-size-asian="13pt" style:font-size-complex="13pt"/>
    </style:style>
    <style:style style:name="P141" style:family="paragraph" style:parent-style-name="Text_20_body" style:list-style-name="L51">
      <style:paragraph-properties fo:margin-top="0in" fo:margin-bottom="0in" style:contextual-spacing="false"/>
      <style:text-properties style:font-name="Liberation Serif" fo:font-size="13pt" style:font-size-asian="13pt" style:font-size-complex="13pt"/>
    </style:style>
    <style:style style:name="P142" style:family="paragraph" style:parent-style-name="Text_20_body" style:list-style-name="L51">
      <style:text-properties style:font-name="Liberation Serif" fo:font-size="13pt" style:font-size-asian="13pt" style:font-size-complex="13pt"/>
    </style:style>
    <style:style style:name="P143" style:family="paragraph" style:parent-style-name="Text_20_body" style:list-style-name="L52">
      <style:paragraph-properties fo:margin-top="0in" fo:margin-bottom="0in" style:contextual-spacing="false"/>
      <style:text-properties style:font-name="Liberation Serif" fo:font-size="13pt" style:font-size-asian="13pt" style:font-size-complex="13pt"/>
    </style:style>
    <style:style style:name="P144" style:family="paragraph" style:parent-style-name="Text_20_body" style:list-style-name="L52">
      <style:text-properties style:font-name="Liberation Serif" fo:font-size="13pt" style:font-size-asian="13pt" style:font-size-complex="13pt"/>
    </style:style>
    <style:style style:name="P145" style:family="paragraph" style:parent-style-name="Text_20_body">
      <style:text-properties style:font-name="Liberation Serif" fo:font-size="13pt" officeooo:paragraph-rsid="0022d378" fo:background-color="#e0c2cd" style:font-size-asian="13pt" style:font-size-complex="13pt"/>
    </style:style>
    <style:style style:name="P146" style:family="paragraph" style:parent-style-name="Text_20_body">
      <style:text-properties style:font-name="Liberation Serif" fo:font-size="13pt" fo:background-color="#e0c2cd" style:font-size-asian="13pt" style:font-size-complex="13pt"/>
    </style:style>
    <style:style style:name="P147" style:family="paragraph" style:parent-style-name="Text_20_body">
      <style:text-properties style:font-name="Liberation Serif" fo:font-size="13pt" officeooo:paragraph-rsid="002dd579" fo:background-color="#e0c2cd" style:font-size-asian="13pt" style:font-size-complex="13pt"/>
    </style:style>
    <style:style style:name="P148" style:family="paragraph" style:parent-style-name="Text_20_body">
      <style:text-properties style:font-name="Liberation Serif" fo:font-size="13pt" fo:font-weight="bold" officeooo:rsid="002483c7" officeooo:paragraph-rsid="002483c7" fo:background-color="#ffd8ce" style:font-size-asian="13pt" style:font-weight-asian="bold" style:font-size-complex="13pt" style:font-weight-complex="bold"/>
    </style:style>
    <style:style style:name="P149" style:family="paragraph" style:parent-style-name="Text_20_body" style:list-style-name="WWNum1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fo:font-weight="bold" officeooo:rsid="002483c7" officeooo:paragraph-rsid="00278455" fo:background-color="#ffd8ce" style:font-size-asian="13pt" style:font-weight-asian="bold" style:font-size-complex="13pt" style:font-weight-complex="bold"/>
    </style:style>
    <style:style style:name="P150" style:family="paragraph" style:parent-style-name="Text_20_body">
      <style:text-properties style:font-name="Liberation Serif" fo:font-size="13pt" fo:font-weight="bold" officeooo:rsid="0029892f" officeooo:paragraph-rsid="0029892f" fo:background-color="#ffd8ce" style:font-size-asian="13pt" style:font-weight-asian="bold" style:font-size-complex="13pt" style:font-weight-complex="bold"/>
    </style:style>
    <style:style style:name="P151" style:family="paragraph" style:parent-style-name="Text_20_body">
      <style:text-properties style:font-name="Liberation Serif" fo:font-size="13pt" fo:font-weight="bold" officeooo:rsid="002483c7" officeooo:paragraph-rsid="002483c7" fo:background-color="#e0c2cd" style:font-size-asian="13pt" style:font-weight-asian="bold" style:font-size-complex="13pt" style:font-weight-complex="bold"/>
    </style:style>
    <style:style style:name="P152" style:family="paragraph" style:parent-style-name="Text_20_body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fo:font-weight="bold" officeooo:rsid="002bd1ef" officeooo:paragraph-rsid="002bd1ef" fo:background-color="#e0c2cd" style:font-size-asian="13pt" style:font-weight-asian="bold" style:font-size-complex="13pt" style:font-weight-complex="bold"/>
    </style:style>
    <style:style style:name="P153" style:family="paragraph" style:parent-style-name="Text_20_body">
      <style:text-properties style:font-name="Liberation Serif" fo:font-size="13pt" fo:font-weight="bold" officeooo:paragraph-rsid="002483c7"/>
    </style:style>
    <style:style style:name="P154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Liberation Serif" fo:font-size="13pt" fo:font-weight="bold" officeooo:rsid="002bd1ef" officeooo:paragraph-rsid="002bd1ef" style:letter-kerning="false" fo:background-color="#e0c2cd" style:font-name-asian="Calibri1" style:font-size-asian="13pt" style:language-asian="en" style:country-asian="US" style:font-weight-asian="bold" style:font-size-complex="13pt" style:language-complex="ar" style:country-complex="SA" style:font-weight-complex="bold"/>
    </style:style>
    <style:style style:name="P155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Liberation Serif" fo:font-size="13pt" fo:font-weight="bold" officeooo:rsid="002bd1ef" officeooo:paragraph-rsid="002bd1ef" style:letter-kerning="false" fo:background-color="#ffd8ce" style:font-name-asian="Calibri1" style:font-size-asian="13pt" style:language-asian="en" style:country-asian="US" style:font-weight-asian="bold" style:font-size-complex="13pt" style:language-complex="ar" style:country-complex="SA" style:font-weight-complex="bold"/>
    </style:style>
    <style:style style:name="P156" style:family="paragraph" style:parent-style-name="Text_20_body">
      <style:text-properties style:font-name="Liberation Serif" fo:font-size="13pt" fo:font-weight="normal" officeooo:rsid="002483c7" officeooo:paragraph-rsid="002483c7" fo:background-color="transparent" style:font-size-asian="13pt" style:font-weight-asian="normal" style:font-size-complex="13pt" style:font-weight-complex="normal"/>
    </style:style>
    <style:style style:name="P157" style:family="paragraph" style:parent-style-name="Text_20_body">
      <style:text-properties style:font-name="Liberation Serif" fo:font-size="13pt" fo:font-weight="normal" officeooo:rsid="0029892f" officeooo:paragraph-rsid="0029892f" fo:background-color="transparent" style:font-size-asian="13pt" style:font-weight-asian="normal" style:font-size-complex="13pt" style:font-weight-complex="normal"/>
    </style:style>
    <style:style style:name="P158" style:family="paragraph" style:parent-style-name="Text_20_body">
      <style:text-properties style:font-name="Liberation Serif" fo:font-size="13pt" fo:font-weight="normal" officeooo:rsid="002483c7" officeooo:paragraph-rsid="002483c7" fo:background-color="#e0c2cd" style:font-size-asian="13pt" style:font-weight-asian="normal" style:font-size-complex="13pt" style:font-weight-complex="normal"/>
    </style:style>
    <style:style style:name="P159" style:family="paragraph" style:parent-style-name="Text_20_body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fo:font-weight="normal" officeooo:rsid="0027ad4d" officeooo:paragraph-rsid="0027ad4d" fo:background-color="#e0c2cd" style:font-size-asian="13pt" style:font-weight-asian="normal" style:font-size-complex="13pt" style:font-weight-complex="normal"/>
    </style:style>
    <style:style style:name="P160" style:family="paragraph" style:parent-style-name="Text_20_body"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" fo:font-size="13pt" fo:font-weight="normal" officeooo:rsid="0027ad4d" officeooo:paragraph-rsid="0029892f" fo:background-color="#e0c2cd" style:font-size-asian="13pt" style:font-weight-asian="normal" style:font-size-complex="13pt" style:font-weight-complex="normal"/>
    </style:style>
    <style:style style:name="P161" style:family="paragraph" style:parent-style-name="Text_20_body">
      <style:text-properties style:font-name="Liberation Serif" fo:font-size="13pt" fo:font-weight="normal" officeooo:rsid="0029892f" officeooo:paragraph-rsid="0029892f" fo:background-color="#e0c2cd" style:font-size-asian="13pt" style:font-weight-asian="normal" style:font-size-complex="13pt" style:font-weight-complex="normal"/>
    </style:style>
    <style:style style:name="P162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Liberation Serif" fo:font-size="13pt" fo:font-weight="normal" officeooo:rsid="002bd1ef" officeooo:paragraph-rsid="002bd1ef" style:letter-kerning="false" fo:background-color="transparent" style:font-name-asian="Calibri1" style:font-size-asian="13pt" style:language-asian="en" style:country-asian="US" style:font-weight-asian="normal" style:font-size-complex="13pt" style:language-complex="ar" style:country-complex="SA" style:font-weight-complex="normal"/>
    </style:style>
    <style:style style:name="P163" style:family="paragraph" style:parent-style-name="Text_20_body">
      <style:text-properties style:font-name="Liberation Serif" fo:font-size="13pt" fo:background-color="#b4c7dc" style:font-size-asian="13pt" style:font-size-complex="13pt"/>
    </style:style>
    <style:style style:name="P164" style:family="paragraph" style:parent-style-name="Text_20_body">
      <style:paragraph-properties fo:margin-left="0in" fo:margin-right="0in" fo:margin-top="0in" fo:margin-bottom="0in" style:contextual-spacing="true" fo:line-height="150%" fo:text-indent="0in" style:auto-text-indent="false" style:writing-mode="lr-tb"/>
      <style:text-properties officeooo:paragraph-rsid="001debaa"/>
    </style:style>
    <style:style style:name="P165" style:family="paragraph" style:parent-style-name="Text_20_body">
      <style:paragraph-properties fo:margin-left="0.248in" fo:margin-right="0in" fo:margin-top="0in" fo:margin-bottom="0in" style:contextual-spacing="true" fo:line-height="150%" fo:text-indent="-0.248in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paragraph-rsid="0009cef0" style:font-size-asian="13pt" style:font-size-complex="13pt"/>
    </style:style>
    <style:style style:name="P166" style:family="paragraph" style:parent-style-name="Text_20_body">
      <style:paragraph-properties fo:margin-left="0.248in" fo:margin-right="0in" fo:margin-top="0in" fo:margin-bottom="0in" style:contextual-spacing="true" fo:line-height="150%" fo:text-indent="-0.248in" style:auto-text-indent="false"/>
      <style:text-properties fo:font-variant="normal" fo:text-transform="none" fo:color="#000000" loext:opacity="100%" style:font-name="Liberation Serif" fo:font-size="13pt" fo:letter-spacing="normal" fo:font-style="normal" fo:font-weight="bold" officeooo:paragraph-rsid="000bcd35" style:font-size-asian="13pt" style:font-size-complex="13pt"/>
    </style:style>
    <style:style style:name="P167" style:family="paragraph" style:parent-style-name="Text_20_body" style:list-style-name="L23"/>
    <style:style style:name="P168" style:family="paragraph" style:parent-style-name="Text_20_body" style:list-style-name="L23">
      <style:paragraph-properties fo:margin-top="0in" fo:margin-bottom="0in" style:contextual-spacing="false"/>
    </style:style>
    <style:style style:name="P169" style:family="paragraph" style:parent-style-name="Text_20_body" style:list-style-name="L25"/>
    <style:style style:name="P170" style:family="paragraph" style:parent-style-name="Text_20_body" style:list-style-name="L25">
      <style:paragraph-properties fo:margin-top="0in" fo:margin-bottom="0in" style:contextual-spacing="false"/>
    </style:style>
    <style:style style:name="P171" style:family="paragraph" style:parent-style-name="Text_20_body">
      <style:text-properties officeooo:paragraph-rsid="00218c09"/>
    </style:style>
    <style:style style:name="P172" style:family="paragraph" style:parent-style-name="Text_20_body" style:list-style-name="L26"/>
    <style:style style:name="P173" style:family="paragraph" style:parent-style-name="Text_20_body" style:list-style-name="L26">
      <style:paragraph-properties fo:margin-top="0in" fo:margin-bottom="0in" style:contextual-spacing="false"/>
    </style:style>
    <style:style style:name="P174" style:family="paragraph" style:parent-style-name="Text_20_body" style:list-style-name="L27"/>
    <style:style style:name="P175" style:family="paragraph" style:parent-style-name="Text_20_body" style:list-style-name="L27">
      <style:paragraph-properties fo:margin-top="0in" fo:margin-bottom="0in" style:contextual-spacing="false"/>
    </style:style>
    <style:style style:name="P176" style:family="paragraph" style:parent-style-name="Text_20_body">
      <style:text-properties officeooo:paragraph-rsid="0022d378"/>
    </style:style>
    <style:style style:name="P177" style:family="paragraph" style:parent-style-name="Text_20_body">
      <style:text-properties officeooo:paragraph-rsid="002483c7"/>
    </style:style>
    <style:style style:name="P178" style:family="paragraph" style:parent-style-name="Text_20_body">
      <style:text-properties officeooo:paragraph-rsid="0022d378" fo:background-color="#e0c2cd"/>
    </style:style>
    <style:style style:name="P179" style:family="paragraph" style:parent-style-name="Text_20_body">
      <style:text-properties fo:background-color="#e0c2cd"/>
    </style:style>
    <style:style style:name="P180" style:family="paragraph" style:parent-style-name="Text_20_body">
      <style:text-properties fo:font-weight="bold" officeooo:rsid="0029892f" officeooo:paragraph-rsid="0029892f" fo:background-color="#ffd8ce" style:font-weight-asian="bold" style:font-weight-complex="bold"/>
    </style:style>
    <style:style style:name="P181" style:family="paragraph" style:parent-style-name="Text_20_body" style:list-style-name="L28"/>
    <style:style style:name="P182" style:family="paragraph" style:parent-style-name="Text_20_body" style:list-style-name="L28">
      <style:paragraph-properties fo:margin-top="0in" fo:margin-bottom="0in" style:contextual-spacing="false"/>
    </style:style>
    <style:style style:name="P183" style:family="paragraph" style:parent-style-name="Text_20_body" style:list-style-name="L29"/>
    <style:style style:name="P184" style:family="paragraph" style:parent-style-name="Text_20_body" style:list-style-name="L29">
      <style:paragraph-properties fo:margin-top="0in" fo:margin-bottom="0in" style:contextual-spacing="false"/>
    </style:style>
    <style:style style:name="P185" style:family="paragraph" style:parent-style-name="Text_20_body" style:list-style-name="L30"/>
    <style:style style:name="P186" style:family="paragraph" style:parent-style-name="Text_20_body" style:list-style-name="L30">
      <style:paragraph-properties fo:margin-top="0in" fo:margin-bottom="0in" style:contextual-spacing="false"/>
    </style:style>
    <style:style style:name="P187" style:family="paragraph" style:parent-style-name="Text_20_body" style:list-style-name="L35"/>
    <style:style style:name="P188" style:family="paragraph" style:parent-style-name="Text_20_body" style:list-style-name="L36"/>
    <style:style style:name="P189" style:family="paragraph" style:parent-style-name="Text_20_body" style:list-style-name="L37"/>
    <style:style style:name="P190" style:family="paragraph" style:parent-style-name="Text_20_body" style:list-style-name="L38"/>
    <style:style style:name="P191" style:family="paragraph" style:parent-style-name="Text_20_body" style:list-style-name="L45"/>
    <style:style style:name="P192" style:family="paragraph" style:parent-style-name="Text_20_body" style:list-style-name="L46"/>
    <style:style style:name="P193" style:family="paragraph" style:parent-style-name="Text_20_body" style:list-style-name="L46">
      <style:paragraph-properties fo:margin-top="0in" fo:margin-bottom="0in" style:contextual-spacing="false"/>
    </style:style>
    <style:style style:name="P194" style:family="paragraph" style:parent-style-name="Text_20_body" style:list-style-name="L47"/>
    <style:style style:name="P195" style:family="paragraph" style:parent-style-name="Text_20_body" style:list-style-name="L47">
      <style:paragraph-properties fo:margin-top="0in" fo:margin-bottom="0in" style:contextual-spacing="false"/>
    </style:style>
    <style:style style:name="P196" style:family="paragraph" style:parent-style-name="Text_20_body" style:list-style-name="L50">
      <style:paragraph-properties fo:margin-top="0in" fo:margin-bottom="0in" style:contextual-spacing="false"/>
    </style:style>
    <style:style style:name="P197" style:family="paragraph" style:parent-style-name="Text_20_body" style:list-style-name="L51"/>
    <style:style style:name="P198" style:family="paragraph" style:parent-style-name="Text_20_body" style:list-style-name="L51">
      <style:paragraph-properties fo:margin-top="0in" fo:margin-bottom="0in" style:contextual-spacing="false"/>
    </style:style>
    <style:style style:name="P199" style:family="paragraph" style:parent-style-name="Text_20_body" style:list-style-name="L52"/>
    <style:style style:name="T1" style:family="text">
      <style:text-properties fo:color="#000000" loext:opacity="100%"/>
    </style:style>
    <style:style style:name="T2" style:family="text">
      <style:text-properties officeooo:rsid="00082be3"/>
    </style:style>
    <style:style style:name="T3" style:family="text">
      <style:text-properties style:font-name-complex="Times New Roman1"/>
    </style:style>
    <style:style style:name="T4" style:family="text">
      <style:text-properties officeooo:rsid="001f70b3" style:font-name-complex="Times New Roman1"/>
    </style:style>
    <style:style style:name="T5" style:family="text">
      <style:text-properties officeooo:rsid="00278455" style:font-name-complex="Times New Roman1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officeooo:rsid="0014f689" style:font-size-asian="13pt" style:font-size-complex="13pt"/>
    </style:style>
    <style:style style:name="T8" style:family="text">
      <style:text-properties fo:font-size="13pt" officeooo:rsid="0020faa7" style:font-size-asian="13pt" style:font-size-complex="13pt"/>
    </style:style>
    <style:style style:name="T9" style:family="text">
      <style:text-properties fo:font-size="13pt" officeooo:rsid="00227dd6" style:font-size-asian="13pt" style:font-size-complex="13pt"/>
    </style:style>
    <style:style style:name="T10" style:family="text">
      <style:text-properties fo:font-size="13pt" style:font-size-asian="13pt" style:font-name-complex="Times New Roman1" style:font-size-complex="13pt"/>
    </style:style>
    <style:style style:name="T11" style:family="text">
      <style:text-properties fo:font-size="13pt" officeooo:rsid="001abe89" style:font-size-asian="13pt" style:font-name-complex="Times New Roman1" style:font-size-complex="13pt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3pt" fo:font-weight="bold" officeooo:rsid="001748bc" fo:background-color="#ffd8ce" loext:char-shading-value="0" style:font-size-asian="13pt" style:font-weight-asian="bold" style:font-name-complex="Times New Roman1" style:font-size-complex="13pt" style:font-weight-complex="bold"/>
    </style:style>
    <style:style style:name="T14" style:family="text">
      <style:text-properties fo:font-size="13pt" fo:font-weight="bold" fo:background-color="#ffd8ce" loext:char-shading-value="0" style:font-size-asian="13pt" style:font-weight-asian="bold" style:font-name-complex="Times New Roman1" style:font-size-complex="13pt" style:font-weight-complex="bold"/>
    </style:style>
    <style:style style:name="T15" style:family="text">
      <style:text-properties fo:font-size="13pt" fo:font-weight="bold" officeooo:rsid="00218c09" fo:background-color="#ffd8ce" loext:char-shading-value="0" style:font-size-asian="13pt" style:font-weight-asian="bold" style:font-name-complex="Times New Roman1" style:font-size-complex="13pt" style:font-weight-complex="bold"/>
    </style:style>
    <style:style style:name="T16" style:family="text">
      <style:text-properties fo:font-size="13pt" fo:font-weight="bold" officeooo:rsid="00218c09" fo:background-color="#ffd8ce" loext:char-shading-value="0" style:font-size-asian="13pt" style:font-weight-asian="bold" style:font-size-complex="13pt" style:font-weight-complex="bold"/>
    </style:style>
    <style:style style:name="T17" style:family="text">
      <style:text-properties fo:font-size="13pt" fo:font-weight="bold" fo:background-color="#e6e905" loext:char-shading-value="0" style:font-size-asian="13pt" style:font-weight-asian="bold" style:font-name-complex="Times New Roman1" style:font-size-complex="13pt" style:font-weight-complex="bold"/>
    </style:style>
    <style:style style:name="T18" style:family="text">
      <style:text-properties fo:font-size="13pt" fo:font-weight="bold" officeooo:rsid="0022d378" fo:background-color="transparent" loext:char-shading-value="0" style:font-size-asian="13pt" style:font-weight-asian="bold" style:font-size-complex="13pt" style:font-weight-complex="bold"/>
    </style:style>
    <style:style style:name="T19" style:family="text">
      <style:text-properties fo:font-size="13pt" fo:font-weight="bold" officeooo:rsid="002483c7" fo:background-color="#b4c7dc" loext:char-shading-value="0" style:font-size-asian="13pt" style:font-weight-asian="bold" style:font-size-complex="13pt" style:font-weight-complex="bold"/>
    </style:style>
    <style:style style:name="T20" style:family="text">
      <style:text-properties fo:font-size="13pt" fo:font-weight="normal" style:font-size-asian="13pt" style:font-weight-asian="normal" style:font-size-complex="13pt" style:font-weight-complex="normal"/>
    </style:style>
    <style:style style:name="T21" style:family="text">
      <style:text-properties fo:font-size="13pt" fo:font-weight="normal" officeooo:rsid="0015529f" style:font-size-asian="13pt" style:font-weight-asian="normal" style:font-size-complex="13pt" style:font-weight-complex="normal"/>
    </style:style>
    <style:style style:name="T22" style:family="text">
      <style:text-properties fo:font-size="13pt" fo:font-weight="normal" fo:background-color="transparent" loext:char-shading-value="0" style:font-size-asian="13pt" style:font-weight-asian="normal" style:font-name-complex="Times New Roman1" style:font-size-complex="13pt" style:font-weight-complex="normal"/>
    </style:style>
    <style:style style:name="T23" style:family="text">
      <style:text-properties fo:font-size="13pt" fo:background-color="#b4c7dc" loext:char-shading-value="0" style:font-size-asian="13pt" style:font-size-complex="13pt"/>
    </style:style>
    <style:style style:name="T24" style:family="text">
      <style:text-properties fo:font-size="13pt" officeooo:rsid="0020faa7" fo:background-color="#b4c7dc" loext:char-shading-value="0" style:font-size-asian="13pt" style:font-size-complex="13pt"/>
    </style:style>
    <style:style style:name="T25" style:family="text">
      <style:text-properties fo:font-size="13pt" fo:background-color="#b4c7dc" loext:char-shading-value="0" style:font-size-asian="13pt" style:font-size-complex="13pt"/>
    </style:style>
    <style:style style:name="T26" style:family="text">
      <style:text-properties fo:font-size="13pt" fo:background-color="#b4c7dc" loext:char-shading-value="0" style:font-size-asian="13pt" style:font-name-complex="Times New Roman1" style:font-size-complex="13pt"/>
    </style:style>
    <style:style style:name="T27" style:family="text">
      <style:text-properties fo:font-size="13pt" officeooo:rsid="0020faa7" fo:background-color="transparent" loext:char-shading-value="0" style:font-size-asian="13pt" style:font-size-complex="13pt"/>
    </style:style>
    <style:style style:name="T28" style:family="text">
      <style:text-properties fo:font-size="13pt" officeooo:rsid="002bd1ef" fo:background-color="transparent" loext:char-shading-value="0" style:font-size-asian="13pt" style:font-size-complex="13pt"/>
    </style:style>
    <style:style style:name="T29" style:family="text">
      <style:text-properties fo:font-size="13pt" fo:background-color="transparent" loext:char-shading-value="0" style:font-size-asian="13pt" style:font-size-complex="13pt"/>
    </style:style>
    <style:style style:name="T30" style:family="text">
      <style:text-properties fo:font-size="13pt" officeooo:rsid="0020faa7" fo:background-color="#e0c2cd" loext:char-shading-value="0" style:font-size-asian="13pt" style:font-size-complex="13pt"/>
    </style:style>
    <style:style style:name="T31" style:family="text">
      <style:text-properties fo:font-size="13pt" officeooo:rsid="0022d378" fo:background-color="#e0c2cd" loext:char-shading-value="0" style:font-size-asian="13pt" style:font-size-complex="13pt"/>
    </style:style>
    <style:style style:name="T32" style:family="text">
      <style:text-properties fo:font-size="13pt" fo:background-color="#e0c2cd" loext:char-shading-value="0" style:font-size-asian="13pt" style:font-size-complex="13pt"/>
    </style:style>
    <style:style style:name="T33" style:family="text">
      <style:text-properties fo:font-size="13pt" fo:background-color="#f6f9d4" loext:char-shading-value="0" style:font-size-asian="13pt" style:font-size-complex="13pt"/>
    </style:style>
    <style:style style:name="T34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35" style:family="text">
      <style:text-properties fo:font-weight="bold"/>
    </style:style>
    <style:style style:name="T36" style:family="text">
      <style:text-properties fo:font-weight="bold" officeooo:rsid="00082be3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name-complex="Times New Roman1" style:font-weight-complex="bold"/>
    </style:style>
    <style:style style:name="T39" style:family="text">
      <style:text-properties officeooo:rsid="000bcd35"/>
    </style:style>
    <style:style style:name="T40" style:family="text">
      <style:text-properties fo:font-weight="normal"/>
    </style:style>
    <style:style style:name="T41" style:family="text">
      <style:text-properties fo:font-weight="normal" officeooo:rsid="000bcd35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fo:background-color="transparent" loext:char-shading-value="0" style:font-weight-asian="normal" style:font-name-complex="Times New Roman1" style:font-weight-complex="normal"/>
    </style:style>
    <style:style style:name="T44" style:family="text">
      <style:text-properties fo:font-weight="normal" fo:background-color="transparent" loext:char-shading-value="0" style:font-weight-asian="normal" style:font-weight-complex="normal"/>
    </style:style>
    <style:style style:name="T45" style:family="text">
      <style:text-properties fo:font-weight="normal" officeooo:rsid="0027ad4d" fo:background-color="transparent" loext:char-shading-value="0" style:font-weight-asian="normal" style:font-weight-complex="normal"/>
    </style:style>
    <style:style style:name="T46" style:family="text">
      <style:text-properties fo:font-weight="normal" officeooo:rsid="002483c7" fo:background-color="transparent" loext:char-shading-value="0" style:font-weight-asian="normal" style:font-weight-complex="normal"/>
    </style:style>
    <style:style style:name="T47" style:family="text">
      <style:text-properties fo:font-weight="normal" officeooo:rsid="002483c7" fo:background-color="transparent" loext:char-shading-value="0" style:font-size-asian="13pt" style:font-weight-asian="normal" style:font-size-complex="13pt" style:font-weight-complex="normal"/>
    </style:style>
    <style:style style:name="T48" style:family="text">
      <style:text-properties style:font-name="Liberation Serif"/>
    </style:style>
    <style:style style:name="T49" style:family="text">
      <style:text-properties style:font-name="Liberation Serif" fo:font-size="13pt" style:font-size-asian="13pt" style:font-size-complex="13pt"/>
    </style:style>
    <style:style style:name="T50" style:family="text">
      <style:text-properties style:font-name="Liberation Serif" fo:font-size="13pt" officeooo:rsid="0014f689" style:font-size-asian="13pt" style:font-size-complex="13pt"/>
    </style:style>
    <style:style style:name="T51" style:family="text">
      <style:text-properties style:font-name="Liberation Serif" fo:font-size="13pt" officeooo:rsid="0020faa7" style:font-size-asian="13pt" style:font-size-complex="13pt"/>
    </style:style>
    <style:style style:name="T52" style:family="text">
      <style:text-properties style:font-name="Liberation Serif" fo:font-size="13pt" officeooo:rsid="00227dd6" style:font-size-asian="13pt" style:font-size-complex="13pt"/>
    </style:style>
    <style:style style:name="T53" style:family="text">
      <style:text-properties style:font-name="Liberation Serif" fo:font-size="13pt" style:font-size-asian="13pt" style:font-name-complex="Times New Roman1" style:font-size-complex="13pt"/>
    </style:style>
    <style:style style:name="T54" style:family="text">
      <style:text-properties style:font-name="Liberation Serif" fo:font-size="13pt" officeooo:rsid="001abe89" style:font-size-asian="13pt" style:font-name-complex="Times New Roman1" style:font-size-complex="13pt"/>
    </style:style>
    <style:style style:name="T55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56" style:family="text">
      <style:text-properties style:font-name="Liberation Serif" fo:font-size="13pt" fo:font-weight="bold" fo:background-color="#e6e905" loext:char-shading-value="0" style:font-size-asian="13pt" style:font-weight-asian="bold" style:font-name-complex="Times New Roman1" style:font-size-complex="13pt" style:font-weight-complex="bold"/>
    </style:style>
    <style:style style:name="T57" style:family="text">
      <style:text-properties style:font-name="Liberation Serif" fo:font-size="13pt" fo:font-weight="bold" officeooo:rsid="001748bc" fo:background-color="#ffd8ce" loext:char-shading-value="0" style:font-size-asian="13pt" style:font-weight-asian="bold" style:font-name-complex="Times New Roman1" style:font-size-complex="13pt" style:font-weight-complex="bold"/>
    </style:style>
    <style:style style:name="T58" style:family="text">
      <style:text-properties style:font-name="Liberation Serif" fo:font-size="13pt" fo:font-weight="bold" fo:background-color="#ffd8ce" loext:char-shading-value="0" style:font-size-asian="13pt" style:font-weight-asian="bold" style:font-name-complex="Times New Roman1" style:font-size-complex="13pt" style:font-weight-complex="bold"/>
    </style:style>
    <style:style style:name="T59" style:family="text">
      <style:text-properties style:font-name="Liberation Serif" fo:font-size="13pt" fo:font-weight="bold" officeooo:rsid="00218c09" fo:background-color="#ffd8ce" loext:char-shading-value="0" style:font-size-asian="13pt" style:font-weight-asian="bold" style:font-name-complex="Times New Roman1" style:font-size-complex="13pt" style:font-weight-complex="bold"/>
    </style:style>
    <style:style style:name="T60" style:family="text">
      <style:text-properties style:font-name="Liberation Serif" fo:font-size="13pt" fo:font-weight="bold" officeooo:rsid="00218c09" fo:background-color="#ffd8ce" loext:char-shading-value="0" style:font-size-asian="13pt" style:font-weight-asian="bold" style:font-size-complex="13pt" style:font-weight-complex="bold"/>
    </style:style>
    <style:style style:name="T61" style:family="text">
      <style:text-properties style:font-name="Liberation Serif" fo:font-size="13pt" fo:font-weight="bold" officeooo:rsid="0022d378" fo:background-color="transparent" loext:char-shading-value="0" style:font-size-asian="13pt" style:font-weight-asian="bold" style:font-size-complex="13pt" style:font-weight-complex="bold"/>
    </style:style>
    <style:style style:name="T62" style:family="text">
      <style:text-properties style:font-name="Liberation Serif" fo:font-size="13pt" fo:font-weight="bold" officeooo:rsid="002483c7" fo:background-color="#b4c7dc" loext:char-shading-value="0" style:font-size-asian="13pt" style:font-weight-asian="bold" style:font-size-complex="13pt" style:font-weight-complex="bold"/>
    </style:style>
    <style:style style:name="T63" style:family="tex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64" style:family="text">
      <style:text-properties style:font-name="Liberation Serif" fo:font-size="13pt" fo:font-weight="normal" officeooo:rsid="0015529f" style:font-size-asian="13pt" style:font-weight-asian="normal" style:font-size-complex="13pt" style:font-weight-complex="normal"/>
    </style:style>
    <style:style style:name="T65" style:family="text">
      <style:text-properties style:font-name="Liberation Serif" fo:font-size="13pt" fo:font-weight="normal" fo:background-color="transparent" loext:char-shading-value="0" style:font-size-asian="13pt" style:font-weight-asian="normal" style:font-name-complex="Times New Roman1" style:font-size-complex="13pt" style:font-weight-complex="normal"/>
    </style:style>
    <style:style style:name="T66" style:family="text">
      <style:text-properties style:font-name="Liberation Serif" fo:font-size="13pt" fo:background-color="#f6f9d4" loext:char-shading-value="0" style:font-size-asian="13pt" style:font-size-complex="13pt"/>
    </style:style>
    <style:style style:name="T67" style:family="text">
      <style:text-properties style:font-name="Liberation Serif" fo:font-size="13pt" fo:background-color="#b4c7dc" loext:char-shading-value="0" style:font-size-asian="13pt" style:font-size-complex="13pt"/>
    </style:style>
    <style:style style:name="T68" style:family="text">
      <style:text-properties style:font-name="Liberation Serif" fo:font-size="13pt" officeooo:rsid="0020faa7" fo:background-color="#b4c7dc" loext:char-shading-value="0" style:font-size-asian="13pt" style:font-size-complex="13pt"/>
    </style:style>
    <style:style style:name="T69" style:family="text">
      <style:text-properties style:font-name="Liberation Serif" fo:font-size="13pt" fo:background-color="#b4c7dc" loext:char-shading-value="0" style:font-size-asian="13pt" style:font-size-complex="13pt"/>
    </style:style>
    <style:style style:name="T70" style:family="text">
      <style:text-properties style:font-name="Liberation Serif" fo:font-size="13pt" fo:background-color="#b4c7dc" loext:char-shading-value="0" style:font-size-asian="13pt" style:font-name-complex="Times New Roman1" style:font-size-complex="13pt"/>
    </style:style>
    <style:style style:name="T71" style:family="text">
      <style:text-properties style:font-name="Liberation Serif" fo:font-size="13pt" officeooo:rsid="0020faa7" fo:background-color="transparent" loext:char-shading-value="0" style:font-size-asian="13pt" style:font-size-complex="13pt"/>
    </style:style>
    <style:style style:name="T72" style:family="text">
      <style:text-properties style:font-name="Liberation Serif" fo:font-size="13pt" officeooo:rsid="002bd1ef" fo:background-color="transparent" loext:char-shading-value="0" style:font-size-asian="13pt" style:font-size-complex="13pt"/>
    </style:style>
    <style:style style:name="T73" style:family="text">
      <style:text-properties style:font-name="Liberation Serif" fo:font-size="13pt" fo:background-color="transparent" loext:char-shading-value="0" style:font-size-asian="13pt" style:font-size-complex="13pt"/>
    </style:style>
    <style:style style:name="T74" style:family="text">
      <style:text-properties style:font-name="Liberation Serif" fo:font-size="13pt" officeooo:rsid="0020faa7" fo:background-color="#e0c2cd" loext:char-shading-value="0" style:font-size-asian="13pt" style:font-size-complex="13pt"/>
    </style:style>
    <style:style style:name="T75" style:family="text">
      <style:text-properties style:font-name="Liberation Serif" fo:font-size="13pt" officeooo:rsid="0022d378" fo:background-color="#e0c2cd" loext:char-shading-value="0" style:font-size-asian="13pt" style:font-size-complex="13pt"/>
    </style:style>
    <style:style style:name="T76" style:family="text">
      <style:text-properties style:font-name="Liberation Serif" fo:font-size="13pt" fo:background-color="#e0c2cd" loext:char-shading-value="0" style:font-size-asian="13pt" style:font-size-complex="13pt"/>
    </style:style>
    <style:style style:name="T77" style:family="text">
      <style:text-properties style:font-name="Liberation Serif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78" style:family="text">
      <style:text-properties style:font-name="Liberation Serif" style:font-size-asian="13pt"/>
    </style:style>
    <style:style style:name="T79" style:family="text">
      <style:text-properties style:font-name="Liberation Serif" style:font-name-complex="Times New Roman1"/>
    </style:style>
    <style:style style:name="T80" style:family="text">
      <style:text-properties style:font-name="Liberation Serif" officeooo:rsid="001abe89" style:font-name-complex="Times New Roman1"/>
    </style:style>
    <style:style style:name="T81" style:family="text">
      <style:text-properties style:font-name="Liberation Serif" fo:font-weight="bold" fo:background-color="#e6e905" loext:char-shading-value="0" style:font-weight-asian="bold" style:font-name-complex="Times New Roman1" style:font-weight-complex="bold"/>
    </style:style>
    <style:style style:name="T82" style:family="text">
      <style:text-properties style:font-name="Liberation Serif" fo:font-weight="bold" style:font-weight-asian="bold" style:font-name-complex="Times New Roman1" style:font-weight-complex="bold"/>
    </style:style>
    <style:style style:name="T83" style:family="text">
      <style:text-properties style:font-name="Liberation Serif" fo:font-weight="bold" style:font-weight-asian="bold" style:font-weight-complex="bold"/>
    </style:style>
    <style:style style:name="T84" style:family="text">
      <style:text-properties style:font-name="Liberation Serif" fo:font-weight="bold" officeooo:rsid="0022d378" fo:background-color="transparent" loext:char-shading-value="0" style:font-weight-asian="bold" style:font-weight-complex="bold"/>
    </style:style>
    <style:style style:name="T85" style:family="text">
      <style:text-properties style:font-name="Liberation Serif" fo:font-weight="bold" officeooo:rsid="001748bc" fo:background-color="#ffd8ce" loext:char-shading-value="0" style:font-weight-asian="bold" style:font-name-complex="Times New Roman1" style:font-weight-complex="bold"/>
    </style:style>
    <style:style style:name="T86" style:family="text">
      <style:text-properties style:font-name="Liberation Serif" fo:font-weight="bold" fo:background-color="#ffd8ce" loext:char-shading-value="0" style:font-weight-asian="bold" style:font-name-complex="Times New Roman1" style:font-weight-complex="bold"/>
    </style:style>
    <style:style style:name="T87" style:family="text">
      <style:text-properties style:font-name="Liberation Serif" fo:font-weight="bold" officeooo:rsid="00218c09" fo:background-color="#ffd8ce" loext:char-shading-value="0" style:font-weight-asian="bold" style:font-name-complex="Times New Roman1" style:font-weight-complex="bold"/>
    </style:style>
    <style:style style:name="T88" style:family="text">
      <style:text-properties style:font-name="Liberation Serif" fo:font-weight="bold" officeooo:rsid="00218c09" fo:background-color="#ffd8ce" loext:char-shading-value="0" style:font-weight-asian="bold" style:font-weight-complex="bold"/>
    </style:style>
    <style:style style:name="T89" style:family="text">
      <style:text-properties style:font-name="Liberation Serif" fo:font-weight="bold" officeooo:rsid="002483c7" fo:background-color="#b4c7dc" loext:char-shading-value="0" style:font-weight-asian="bold" style:font-weight-complex="bold"/>
    </style:style>
    <style:style style:name="T90" style:family="text">
      <style:text-properties style:font-name="Liberation Serif" fo:background-color="transparent" loext:char-shading-value="0"/>
    </style:style>
    <style:style style:name="T91" style:family="text">
      <style:text-properties style:font-name="Liberation Serif" fo:background-color="transparent" loext:char-shading-value="0" style:font-name-complex="Times New Roman1"/>
    </style:style>
    <style:style style:name="T92" style:family="text">
      <style:text-properties style:font-name="Liberation Serif" fo:background-color="transparent" loext:char-shading-value="0"/>
    </style:style>
    <style:style style:name="T93" style:family="text">
      <style:text-properties style:font-name="Liberation Serif" officeooo:rsid="0020faa7" fo:background-color="transparent" loext:char-shading-value="0"/>
    </style:style>
    <style:style style:name="T94" style:family="text">
      <style:text-properties style:font-name="Liberation Serif" officeooo:rsid="002bd1ef" fo:background-color="transparent" loext:char-shading-value="0"/>
    </style:style>
    <style:style style:name="T95" style:family="text">
      <style:text-properties style:font-name="Liberation Serif" officeooo:rsid="0014f689"/>
    </style:style>
    <style:style style:name="T96" style:family="text">
      <style:text-properties style:font-name="Liberation Serif" fo:font-weight="normal" style:font-weight-asian="normal" style:font-weight-complex="normal"/>
    </style:style>
    <style:style style:name="T97" style:family="text">
      <style:text-properties style:font-name="Liberation Serif" fo:font-weight="normal" officeooo:rsid="0015529f" style:font-weight-asian="normal" style:font-weight-complex="normal"/>
    </style:style>
    <style:style style:name="T98" style:family="text">
      <style:text-properties style:font-name="Liberation Serif" fo:font-weight="normal" fo:background-color="transparent" loext:char-shading-value="0" style:font-weight-asian="normal" style:font-name-complex="Times New Roman1" style:font-weight-complex="normal"/>
    </style:style>
    <style:style style:name="T99" style:family="text">
      <style:text-properties style:font-name="Liberation Serif" officeooo:rsid="0020faa7" fo:background-color="#f6f9d4" loext:char-shading-value="0" style:font-name-complex="Times New Roman1"/>
    </style:style>
    <style:style style:name="T100" style:family="text">
      <style:text-properties style:font-name="Liberation Serif" fo:background-color="#f6f9d4" loext:char-shading-value="0"/>
    </style:style>
    <style:style style:name="T101" style:family="text">
      <style:text-properties style:font-name="Liberation Serif" officeooo:rsid="0022d378" fo:background-color="#e0c2cd" loext:char-shading-value="0"/>
    </style:style>
    <style:style style:name="T102" style:family="text">
      <style:text-properties style:font-name="Liberation Serif" fo:background-color="#e0c2cd" loext:char-shading-value="0"/>
    </style:style>
    <style:style style:name="T103" style:family="text">
      <style:text-properties style:font-name="Liberation Serif" officeooo:rsid="0020faa7" fo:background-color="#e0c2cd" loext:char-shading-value="0"/>
    </style:style>
    <style:style style:name="T104" style:family="text">
      <style:text-properties style:font-name="Liberation Serif" fo:background-color="#b4c7dc" loext:char-shading-value="0"/>
    </style:style>
    <style:style style:name="T105" style:family="text">
      <style:text-properties style:font-name="Liberation Serif" fo:background-color="#b4c7dc" loext:char-shading-value="0"/>
    </style:style>
    <style:style style:name="T106" style:family="text">
      <style:text-properties style:font-name="Liberation Serif" officeooo:rsid="0020faa7" fo:background-color="#b4c7dc" loext:char-shading-value="0"/>
    </style:style>
    <style:style style:name="T107" style:family="text">
      <style:text-properties style:font-name="Liberation Serif" fo:background-color="#b4c7dc" loext:char-shading-value="0" style:font-name-complex="Times New Roman1"/>
    </style:style>
    <style:style style:name="T108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109" style:family="text">
      <style:text-properties style:font-name="Liberation Serif" officeooo:rsid="0020faa7"/>
    </style:style>
    <style:style style:name="T110" style:family="text">
      <style:text-properties style:font-name="Liberation Serif" officeooo:rsid="00227dd6"/>
    </style:style>
    <style:style style:name="T111" style:family="text">
      <style:text-properties style:font-name="Liberation Serif" fo:language="en" fo:country="US" fo:font-weight="normal" fo:background-color="transparent" loext:char-shading-value="0" style:font-weight-asian="normal" style:font-weight-complex="normal"/>
    </style:style>
    <style:style style:name="T112" style:family="text">
      <style:text-properties fo:background-color="#ffd8ce" loext:char-shading-value="0"/>
    </style:style>
    <style:style style:name="T113" style:family="text">
      <style:text-properties fo:background-color="#ffd8ce" loext:char-shading-value="0" style:font-name-complex="Times New Roman1"/>
    </style:style>
    <style:style style:name="T114" style:family="text">
      <style:text-properties officeooo:rsid="0029892f" fo:background-color="#ffd8ce" loext:char-shading-value="0" style:font-name-complex="Times New Roman1"/>
    </style:style>
    <style:style style:name="T115" style:family="text">
      <style:text-properties officeooo:rsid="0029892f" fo:background-color="#ffd8ce" loext:char-shading-value="0"/>
    </style:style>
    <style:style style:name="T116" style:family="text"/>
    <style:style style:name="T117" style:family="text">
      <style:text-properties fo:background-color="transparent" loext:char-shading-value="0"/>
    </style:style>
    <style:style style:name="T118" style:family="text">
      <style:text-properties fo:background-color="transparent" loext:char-shading-value="0" style:font-name-complex="Times New Roman1"/>
    </style:style>
    <style:style style:name="T119" style:family="text">
      <style:text-properties officeooo:rsid="002483c7" fo:background-color="transparent" loext:char-shading-value="0"/>
    </style:style>
    <style:style style:name="T120" style:family="text">
      <style:text-properties fo:background-color="#f6f9d4" loext:char-shading-value="0" style:font-name-complex="Times New Roman1"/>
    </style:style>
    <style:style style:name="T121" style:family="text">
      <style:text-properties officeooo:rsid="0020faa7" fo:background-color="#f6f9d4" loext:char-shading-value="0" style:font-name-complex="Times New Roman1"/>
    </style:style>
    <style:style style:name="T122" style:family="text">
      <style:text-properties fo:background-color="#b4c7dc" loext:char-shading-value="0"/>
    </style:style>
    <style:style style:name="T123" style:family="text">
      <style:text-properties fo:background-color="#b4c7dc" loext:char-shading-value="0" style:font-name-complex="Times New Roman1"/>
    </style:style>
    <style:style style:name="T124" style:family="text">
      <style:text-properties officeooo:rsid="0020faa7" fo:background-color="#b4c7dc" loext:char-shading-value="0"/>
    </style:style>
    <style:style style:name="T125" style:family="text">
      <style:text-properties fo:background-color="#b4c7dc" loext:char-shading-value="0"/>
    </style:style>
    <style:style style:name="T126" style:family="text">
      <style:text-properties officeooo:rsid="002bd1ef" fo:background-color="#b4c7dc" loext:char-shading-value="0"/>
    </style:style>
    <style:style style:name="T127" style:family="text">
      <style:text-properties style:font-size-asian="13pt"/>
    </style:style>
    <style:style style:name="T128" style:family="text">
      <style:text-properties fo:language="en" fo:country="US" style:font-name-complex="Times New Roman1"/>
    </style:style>
    <style:style style:name="T129" style:family="text">
      <style:text-properties fo:language="en" fo:country="US" fo:background-color="#ffd8ce" loext:char-shading-value="0" style:font-name-complex="Times New Roman1"/>
    </style:style>
    <style:style style:name="T130" style:family="text">
      <style:text-properties fo:language="en" fo:country="US" fo:background-color="transparent" loext:char-shading-value="0" style:font-name-complex="Times New Roman1"/>
    </style:style>
    <style:style style:name="T131" style:family="text">
      <style:text-properties fo:language="en" fo:country="US" fo:background-color="#b4c7dc" loext:char-shading-value="0" style:font-name-complex="Times New Roman1"/>
    </style:style>
    <style:style style:name="T132" style:family="text">
      <style:text-properties fo:language="en" fo:country="US" fo:font-weight="normal" fo:background-color="transparent" loext:char-shading-value="0" style:font-weight-asian="normal" style:font-name-complex="Times New Roman1" style:font-weight-complex="normal"/>
    </style:style>
    <style:style style:name="T133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134" style:family="text">
      <style:text-properties fo:language="en" fo:country="US" fo:font-weight="normal" fo:background-color="#b4c7dc" loext:char-shading-value="0" style:font-weight-asian="normal" style:font-name-complex="Times New Roman1" style:font-weight-complex="normal"/>
    </style:style>
    <style:style style:name="T135" style:family="text">
      <style:text-properties officeooo:rsid="001f70b3"/>
    </style:style>
    <style:style style:name="T136" style:family="text">
      <style:text-properties officeooo:rsid="0020faa7" fo:background-color="#e0c2cd" loext:char-shading-value="0"/>
    </style:style>
    <style:style style:name="T137" style:family="text">
      <style:text-properties officeooo:rsid="0022d378" fo:background-color="#e0c2cd" loext:char-shading-value="0"/>
    </style:style>
    <style:style style:name="T138" style:family="text">
      <style:text-properties fo:background-color="#e0c2cd" loext:char-shading-value="0"/>
    </style:style>
    <style:style style:name="T139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140" style:family="text">
      <style:text-properties fo:font-style="italic" fo:font-weight="normal" fo:background-color="#dde8cb" loext:char-shading-value="0" style:font-style-asian="italic" style:font-weight-asian="normal" style:font-style-complex="italic" style:font-weight-complex="normal"/>
    </style:style>
    <style:style style:name="T141" style:family="text">
      <style:text-properties fo:font-style="italic" fo:font-weight="normal" officeooo:rsid="002483c7" fo:background-color="#dde8cb" loext:char-shading-value="0" style:font-style-asian="italic" style:font-weight-asian="normal" style:font-style-complex="italic" style:font-weight-complex="normal"/>
    </style:style>
    <style:style style:name="T142" style:family="text">
      <style:text-properties fo:font-style="italic" fo:font-weight="normal" officeooo:rsid="002483c7" fo:background-color="#dde8cb" loext:char-shading-value="0" style:font-size-asian="13pt" style:font-style-asian="italic" style:font-weight-asian="normal" style:font-size-complex="13pt" style:font-style-complex="italic" style:font-weight-complex="normal"/>
    </style:style>
    <style:style style:name="T143" style:family="text">
      <style:text-properties fo:font-style="italic" fo:background-color="#dde8cb" loext:char-shading-value="0" style:font-style-asian="italic" style:font-style-complex="italic"/>
    </style:style>
    <style:style style:name="T144" style:family="text">
      <style:text-properties fo:font-variant="normal" fo:text-transform="none" fo:color="#323232" loext:opacity="100%" fo:letter-spacing="normal" fo:font-style="normal" fo:font-weight="normal" fo:background-color="transparent" loext:char-shading-value="0" style:font-weight-asian="normal" style:font-weight-complex="normal"/>
    </style:style>
    <style:style style:name="T145" style:family="text">
      <style:text-properties fo:font-variant="normal" fo:text-transform="none" fo:color="#323232" loext:opacity="100%" fo:letter-spacing="normal" fo:font-style="normal" fo:font-weight="normal" fo:background-color="transparent" loext:char-shading-value="0" style:font-size-asian="13pt" style:font-weight-asian="normal" style:font-size-complex="13pt" style:font-weight-complex="normal"/>
    </style:style>
    <style:style style:name="T146" style:family="text">
      <style:text-properties fo:language="ru" fo:country="RU" style:font-name-complex="Times New Roman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4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8726587" text:style-name="WWNum1">
        <text:list-item>
          <text:p text:style-name="P37">Типы данных (целые, с дробной частью …) сколько памяти и границы. Как объявить, задать, переопределить значения? Алгебраические, бинарные операции над ними.</text:p>
        </text:list-item>
        <text:list-item>
          <text:p text:style-name="P46"><text:span text:style-name="T3">Циклы. Виды. Бесконечные циклы. С обратным шагом, с частным шагом. Пример – вывод элементов массива в прямом/обратном порядках, только четные номера/ каждый </text:span><text:span text:style-name="T128">N</text:span><text:span text:style-name="T3">-й по номеру.</text:span></text:p>
        </text:list-item>
        <text:list-item>
          <text:p text:style-name="P46"><text:span text:style-name="T3">Условные операторы. Виды. Примеры (можно как в лабах). Логические операторы </text:span><text:span text:style-name="T128">&amp;&amp;,||,</text:span><text:span text:style-name="T3">…</text:span></text:p>
        </text:list-item>
        <text:list-item>
          <text:p text:style-name="P37">Статические массивы. Задание, заполнение по формуле/ с консоли, вывод в консоль. Арифметические операции и др. действия над массивами.</text:p>
        </text:list-item>
        <text:list-item>
          <text:p text:style-name="P37">Динамические массивы. Два способа определения/удаления. Изменение размерности. Арифметические операции над массивами одного/ разного размера.</text:p>
        </text:list-item>
        <text:list-item>
          <text:p text:style-name="P37">Сортировки числовых массивов по возрастанию/ по критерию. (не менее 2 способов сортировки). Сортировки массивов строк в лексикографическом порядке/ по 1-й букве.</text:p>
        </text:list-item>
        <text:list-item>
          <text:p text:style-name="P37">Функции, перегрузки, процедуры. Пример правильного и не правильного использования ф-й в программах. Передача параметров по ссылке, по значению. <text:s/></text:p>
        </text:list-item>
        <text:list-item>
          <text:p text:style-name="P46"><text:span text:style-name="T3">Строки. Английские и Русские буквы, цифры, знаки. Особенности. Сравнение. Операция над строками (</text:span><text:span text:style-name="T1">конкатенация…</text:span><text:span text:style-name="T3">). Поиск подстроки в строке (алгоритм без библиотек, методы из библиотек).</text:span></text:p>
        </text:list-item>
        <text:list-item>
          <text:p text:style-name="P37">Создание класса. Разбиение на файлы. Конструкторы, деструкторы, сеттеры, гетеры и иные методы. Переопределение операторов +…<text:line-break/>(Доп: Шаблонные классы)</text:p>
        </text:list-item>
        <text:list-item>
          <text:p text:style-name="P46"><text:span text:style-name="T3">Наследование.</text:span> <text:span text:style-name="T3">Модификаторы доступа. Полиморфизм. Принципы ООП (абстракция,…)</text:span></text:p>
        </text:list-item>
        <text:list-item>
          <text:p text:style-name="P46"><text:span text:style-name="T3">Вычисление приближенного значения корня уравнения </text:span><text:span text:style-name="T128">f</text:span><text:span text:style-name="T3">(</text:span><text:span text:style-name="T128">x</text:span><text:span text:style-name="T3">)=0 методом половинного деления/ методом секущих. Различия. Алгоритм программы.</text:span></text:p>
        </text:list-item>
        <text:list-item>
          <text:p text:style-name="P37">Структуры данных очередь/ стек (наша реализация). Особенности работы с ними. Переопределение операторов +… Примеры с рисунками.</text:p>
        </text:list-item>
        <text:list-item>
          <text:p text:style-name="P46"><text:soft-page-break/><text:span text:style-name="T3">Библиотека </text:span><text:span text:style-name="T128">SFML</text:span><text:span text:style-name="T3">. Возможности. Настройки окна. Базовые фигуры (размеры, положение, …). Изменение цвета. Наложение текстур (картинок). Воспроизведение звука.</text:span><text:bookmark text:name="_GoBack"/></text:p>
        </text:list-item>
        <text:list-item>
          <text:p text:style-name="P37">Компьютерное представление графов (3 способа). Виды графов (ориентированный, ...) и их особенности. Примеры графов. Построение компьютерного представления.</text:p>
        </text:list-item>
        <text:list-item>
          <text:p text:style-name="P46"><text:span text:style-name="T3">Обработка исключений и ошибок. (throw,</text:span> <text:span text:style-name="T3">try...catch, ручной контроль)</text:span></text:p>
        </text:list-item>
        <text:list-item>
          <text:p text:style-name="P37">Указатели, умные указатели, ссылки.</text:p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41">ОТВЕТЫ:</text:p>
      <text:p text:style-name="P56">1)Типы данных (целые, с дробной частью …) сколько памяти и границы. Как объявить, задать, переопределить значения? Алгебраические, бинарные операции над ними.</text:p>
      <text:p text:style-name="P39">Для целых чисел диапазон определяется количеством бит, выделенных для</text:p>
      <text:p text:style-name="P39">хранения данных.</text:p>
      <text:list xml:id="list3723791191" text:style-name="L1">
        <text:list-item>
          <text:p text:style-name="P87"><text:span text:style-name="Strong_20_Emphasis"><text:span text:style-name="T49">Количество возможных значений</text:span></text:span><text:span text:style-name="T49">: 2n, где n — число бит.</text:span></text:p>
        </text:list-item>
        <text:list-item>
          <text:p text:style-name="P87"><text:span text:style-name="Strong_20_Emphasis"><text:span text:style-name="T49">Для знаковых типов</text:span></text:span><text:span text:style-name="T49">: диапазон от −2n−1 до 2n−1−1.</text:span></text:p>
        </text:list-item>
        <text:list-item>
          <text:p text:style-name="P86"><text:span text:style-name="Strong_20_Emphasis"><text:span text:style-name="T49">Для беззнаковых типов</text:span></text:span><text:span text:style-name="T49">: диапазон от 0 до 2n−1.</text:span></text:p>
        </text:list-item>
      </text:list>
      <text:p text:style-name="P93">Примеры:</text:p>
      <text:list xml:id="list1034647539" text:style-name="L2">
        <text:list-item>
          <text:p text:style-name="P88"><text:span text:style-name="T49">8 бит (</text:span><text:span text:style-name="Source_20_Text"><text:span text:style-name="T49">char</text:span></text:span><text:span text:style-name="T49">):</text:span></text:p>
          <text:list>
            <text:list-item>
              <text:p text:style-name="P94">Знаковый: −128 до 127 (−27 до 27−1).</text:p>
            </text:list-item>
            <text:list-item>
              <text:p text:style-name="P94">Беззнаковый: 0 до 255 (28−1).</text:p>
            </text:list-item>
          </text:list>
        </text:list-item>
        <text:list-item>
          <text:p text:style-name="P88"><text:span text:style-name="T49">32 бита (</text:span><text:span text:style-name="Source_20_Text"><text:span text:style-name="T49">int</text:span></text:span><text:span text:style-name="T49">):</text:span></text:p>
          <text:list>
            <text:list-item>
              <text:p text:style-name="P94">Знаковый: −2,147,483,648 до 2,147,483,647.</text:p>
            </text:list-item>
            <text:list-item>
              <text:p text:style-name="P95">Беззнаковый: 0 до 4,294,967,295.</text:p>
            </text:list-item>
          </text:list>
        </text:list-item>
      </text:list>
      <text:p text:style-name="P4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85">Тип данных</text:p>
            </table:table-cell>
            <table:table-cell table:style-name="Table1.A1" office:value-type="string">
              <text:p text:style-name="P85">Размер (байт)</text:p>
            </table:table-cell>
            <table:table-cell table:style-name="Table1.A1" office:value-type="string">
              <text:p text:style-name="P85">Диапазон (signed)</text:p>
            </table:table-cell>
            <table:table-cell table:style-name="Table1.A1" office:value-type="string">
              <text:p text:style-name="P85">Диапазон (unsigned)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49">short</text:span></text:span></text:p>
          </table:table-cell>
          <table:table-cell table:style-name="Table1.A1" office:value-type="string">
            <text:p text:style-name="P84">2</text:p>
          </table:table-cell>
          <table:table-cell table:style-name="Table1.A1" office:value-type="string">
            <text:p text:style-name="P84">-32,768 до 32,767</text:p>
          </table:table-cell>
          <table:table-cell table:style-name="Table1.A1" office:value-type="string">
            <text:p text:style-name="P84">0 до 65,535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9">int</text:span></text:span></text:p>
          </table:table-cell>
          <table:table-cell table:style-name="Table1.A1" office:value-type="string">
            <text:p text:style-name="P84">4</text:p>
          </table:table-cell>
          <table:table-cell table:style-name="Table1.A1" office:value-type="string">
            <text:p text:style-name="P84">-2,147,483,648 до 2,147,483,647</text:p>
          </table:table-cell>
          <table:table-cell table:style-name="Table1.A1" office:value-type="string">
            <text:p text:style-name="P84">0 до 4,294,967,295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9">long</text:span></text:span></text:p>
          </table:table-cell>
          <table:table-cell table:style-name="Table1.A1" office:value-type="string">
            <text:p text:style-name="P84">4 или 8</text:p>
          </table:table-cell>
          <table:table-cell table:style-name="Table1.A1" office:value-type="string">
            <text:p text:style-name="Table_20_Contents"><text:span text:style-name="T49">В 32-битной системе, как </text:span><text:span text:style-name="Source_20_Text"><text:span text:style-name="T49">int</text:span></text:span></text:p>
          </table:table-cell>
          <table:table-cell table:style-name="Table1.A1" office:value-type="string">
            <text:p text:style-name="P84">В 64-битной системе: см. ниже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9">long long</text:span></text:span></text:p>
          </table:table-cell>
          <table:table-cell table:style-name="Table1.A1" office:value-type="string">
            <text:p text:style-name="P84">8</text:p>
          </table:table-cell>
          <table:table-cell table:style-name="Table1.A1" office:value-type="string">
            <text:p text:style-name="P84">-9,223,372,036,854,775,808 до 9,223,372,036,854,775,807</text:p>
          </table:table-cell>
          <table:table-cell table:style-name="Table1.A1" office:value-type="string">
            <text:p text:style-name="P84">0 до 18,446,744,073,709,551,615</text:p>
          </table:table-cell>
        </table:table-row>
      </table:table>
      <text:p text:style-name="P4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85">Тип данных</text:p>
            </table:table-cell>
            <table:table-cell table:style-name="Table2.A1" office:value-type="string">
              <text:p text:style-name="P85">Размер (байт)</text:p>
            </table:table-cell>
            <table:table-cell table:style-name="Table2.A1" office:value-type="string">
              <text:p text:style-name="P85">Диапазон</text:p>
            </table:table-cell>
            <table:table-cell table:style-name="Table2.A1" office:value-type="string">
              <text:p text:style-name="P85">Точность (знаков после запятой)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<text:span text:style-name="T49">float</text:span></text:span></text:p>
          </table:table-cell>
          <table:table-cell table:style-name="Table2.A1" office:value-type="string">
            <text:p text:style-name="P84">4</text:p>
          </table:table-cell>
          <table:table-cell table:style-name="Table2.A1" office:value-type="string">
            <text:p text:style-name="P84">±1.2E-38 до ±3.4E+38</text:p>
          </table:table-cell>
          <table:table-cell table:style-name="Table2.A1" office:value-type="string">
            <text:p text:style-name="P84">~6-7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49">double</text:span></text:span></text:p>
          </table:table-cell>
          <table:table-cell table:style-name="Table2.A1" office:value-type="string">
            <text:p text:style-name="P84">8</text:p>
          </table:table-cell>
          <table:table-cell table:style-name="Table2.A1" office:value-type="string">
            <text:p text:style-name="P84">±2.3E-308 до ±1.7E+308</text:p>
          </table:table-cell>
          <table:table-cell table:style-name="Table2.A1" office:value-type="string">
            <text:p text:style-name="P84">~15-16</text:p>
          </table:table-cell>
        </table:table-row>
        <text:soft-page-break/>
        <table:table-row>
          <table:table-cell table:style-name="Table2.A1" office:value-type="string">
            <text:p text:style-name="Table_20_Contents"><text:span text:style-name="Source_20_Text"><text:span text:style-name="T49">long double</text:span></text:span></text:p>
          </table:table-cell>
          <table:table-cell table:style-name="Table2.A1" office:value-type="string">
            <text:p text:style-name="P84">8, 12 или 16</text:p>
          </table:table-cell>
          <table:table-cell table:style-name="Table2.A1" office:value-type="string">
            <text:p text:style-name="P84">Зависит от реализации</text:p>
          </table:table-cell>
          <table:table-cell table:style-name="Table2.A1" office:value-type="string">
            <text:p text:style-name="P84">~15-19</text:p>
          </table:table-cell>
        </table:table-row>
      </table:table>
      <text:p text:style-name="P43"/>
      <text:p text:style-name="P43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85">Тип данных</text:p>
            </table:table-cell>
            <table:table-cell table:style-name="Table3.A1" office:value-type="string">
              <text:p text:style-name="P85">Размер (байт)</text:p>
            </table:table-cell>
            <table:table-cell table:style-name="Table3.A1" office:value-type="string">
              <text:p text:style-name="P85">Диапазон</text:p>
            </table:table-cell>
          </table:table-row>
        </table:table-header-rows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<text:span text:style-name="Source_20_Text"><text:span text:style-name="T49">char</text:span></text:span></text:p>
          </table:table-cell>
          <table:table-cell table:style-name="Table4.A1" office:value-type="string">
            <text:p text:style-name="P84">1</text:p>
          </table:table-cell>
          <table:table-cell table:style-name="Table4.A1" office:value-type="string">
            <text:p text:style-name="P84">-128 до 127 (signed)</text:p>
          </table:table-cell>
        </table:table-row>
      </table:table>
      <text:p text:style-name="P45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85">Тип данных</text:p>
            </table:table-cell>
            <table:table-cell table:style-name="Table5.A1" office:value-type="string">
              <text:p text:style-name="P85">Размер (байт)</text:p>
            </table:table-cell>
            <table:table-cell table:style-name="Table5.A1" office:value-type="string">
              <text:p text:style-name="P85">Диапазон</text:p>
            </table:table-cell>
          </table:table-row>
        </table:table-header-rows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Contents"><text:span text:style-name="Source_20_Text"><text:span text:style-name="T49">bool</text:span></text:span></text:p>
          </table:table-cell>
          <table:table-cell table:style-name="Table6.A1" office:value-type="string">
            <text:p text:style-name="P84">1</text:p>
          </table:table-cell>
          <table:table-cell table:style-name="Table6.A1" office:value-type="string">
            <text:p text:style-name="Table_20_Contents"><text:span text:style-name="Source_20_Text"><text:span text:style-name="T49">true</text:span></text:span><text:span text:style-name="T49"> или </text:span><text:span text:style-name="Source_20_Text"><text:span text:style-name="T49">false</text:span></text:span></text:p>
          </table:table-cell>
        </table:table-row>
      </table:table>
      <text:p text:style-name="P43"/>
      <text:h text:style-name="P9" text:outline-level="3"><text:span text:style-name="Strong_20_Emphasis"><text:span text:style-name="T53">1. Объявление переменной</text:span></text:span></text:h>
      <text:p text:style-name="P93">Объявление переменной задает ее тип и имя.</text:p>
      <text:p text:style-name="P10"><text:span text:style-name="Source_20_Text"><text:span text:style-name="T49">int a; <text:s text:c="7"/>// Объявление переменной целого типа</text:span></text:span></text:p>
      <text:p text:style-name="P10"><text:span text:style-name="Source_20_Text"><text:span text:style-name="T49">float b; <text:s text:c="5"/>// Объявление переменной с плавающей точкой</text:span></text:span></text:p>
      <text:p text:style-name="P10"><text:span text:style-name="Source_20_Text"><text:span text:style-name="T49">char c; <text:s text:c="6"/>// Объявление переменной символьного типа</text:span></text:span></text:p>
      <text:p text:style-name="P11"><text:span text:style-name="Source_20_Text"><text:span text:style-name="T49">bool d; <text:s text:c="6"/>// Логический тип</text:span></text:span></text:p>
      <text:p text:style-name="P32"/>
      <text:h text:style-name="Heading_20_3" text:outline-level="3"><text:span text:style-name="Strong_20_Emphasis"><text:span text:style-name="T49">2. Инициализация переменной</text:span></text:span></text:h>
      <text:p text:style-name="P93">Инициализация присваивает начальное значение переменной.</text:p>
      <text:h text:style-name="P25" text:outline-level="4">Примеры инициализации:</text:h>
      <text:p text:style-name="P10"><text:span text:style-name="Source_20_Text"><text:span text:style-name="T49">int a = 10; <text:s text:c="9"/>// Прямая инициализация</text:span></text:span></text:p>
      <text:p text:style-name="P10"><text:span text:style-name="Source_20_Text"><text:span text:style-name="T49">float b(3.14); <text:s text:c="6"/>// Конструкторная инициализация</text:span></text:span></text:p>
      <text:p text:style-name="P10"><text:span text:style-name="Source_20_Text"><text:span text:style-name="T49">char c = 'A'; <text:s text:c="7"/>// Символьная инициализация</text:span></text:span></text:p>
      <text:p text:style-name="P11"><text:span text:style-name="Source_20_Text"><text:span text:style-name="T49">bool d = true; <text:s text:c="6"/>// Логическая инициализация</text:span></text:span></text:p>
      <text:p text:style-name="P32"/>
      <text:h text:style-name="Heading_20_3" text:outline-level="3"><text:span text:style-name="Strong_20_Emphasis"><text:span text:style-name="T49">3. Переопределение значения</text:span></text:span></text:h>
      <text:p text:style-name="P93">После объявления переменной можно присваивать ей новые значения.</text:p>
      <text:p text:style-name="P10"><text:span text:style-name="Source_20_Text"><text:span text:style-name="T49">int a = 5; <text:s/>// Инициализация</text:span></text:span></text:p>
      <text:p text:style-name="P10"><text:span text:style-name="Source_20_Text"><text:span text:style-name="T49">a = 10; <text:s text:c="4"/>// Переопределение</text:span></text:span></text:p>
      <text:p text:style-name="P11"><text:span text:style-name="Source_20_Text"><text:span text:style-name="T49">a = a + 1; <text:s/>// Увеличение значения</text:span></text:span></text:p>
      <text:h text:style-name="P1" text:outline-level="3"><text:soft-page-break/><text:span text:style-name="Strong_20_Emphasis"><text:span text:style-name="T48">4. Арифметические операции</text:span></text:span></text:h>
      <text:p text:style-name="P44">int a = 10, b = 3;</text:p>
      <text:p text:style-name="P43">int sum = a + b; <text:s text:c="8"/>// 13</text:p>
      <text:p text:style-name="P43">int diff = a - b; <text:s text:c="7"/>// 7</text:p>
      <text:p text:style-name="P43">int product = a * b; <text:s text:c="4"/>// 30</text:p>
      <text:p text:style-name="P43">int quotient = a / b; <text:s text:c="3"/>// 3 (целая часть от деления)</text:p>
      <text:p text:style-name="P43">int remainder = a % b; <text:s text:c="2"/>// 1</text:p>
      <text:h text:style-name="P1" text:outline-level="3"><text:span text:style-name="Strong_20_Emphasis"><text:span text:style-name="T48">5. Бинарные операции</text:span></text:span></text:h>
      <text:p text:style-name="P165"><text:span text:style-name="T36">&amp;</text:span><text:span text:style-name="T2">: поразрядная конъюнкция (операция И или поразрядное умножение). Возвращает 1, если оба из соответствующих разрядов обоих чисел равны 1</text:span></text:p>
      <text:p text:style-name="P165"><text:span text:style-name="T35">|</text:span>: поразрядная дизъюнкция (операция ИЛИ или поразрядное сложение). Возвращает 1, если хотя бы один из соответствующих разрядов обоих чисел равен 1</text:p>
      <text:p text:style-name="P165"><text:span text:style-name="T35">^</text:span>: поразрядное исключающее ИЛИ. Возвращает 1, если только один из соответствующих разрядов обоих чисел равен 1</text:p>
      <text:p text:style-name="P165"><text:span text:style-name="T35">~</text:span>: поразрядное отрицание или инверсия. Инвертирует все разряды операнда. Если разряд равен 1, то он становится равен 0, а если он равен 0, то он получает значение 1.</text:p>
      <text:p text:style-name="P166"><text:span text:style-name="T2">&lt;&lt;</text:span><text:span text:style-name="T39"> </text:span><text:span text:style-name="T40">Сдвигает битовое представление числа, представленного первым операндом, влево на определенное количество разрядов, которое задается вторым операндом.</text:span><text:span text:style-name="T41"> </text:span></text:p>
      <text:p text:style-name="P166">&gt;&gt;<text:span text:style-name="T40">Сдвигает битовое представление числа вправо на определенное количество разрядов.</text:span></text:p>
      <text:p text:style-name="P47">2)<text:span text:style-name="T113">Циклы. Виды. Бесконечные циклы. С обратным шагом, с частным шагом. Пример – вывод элементов массива в прямом/обратном порядках, только четные номера/ каждый </text:span><text:span text:style-name="T129">N</text:span><text:span text:style-name="T113">-й по номеру.</text:span></text:p>
      <text:h text:style-name="P2" text:outline-level="4"><text:span text:style-name="Strong_20_Emphasis"><text:span text:style-name="T91">1.1. </text:span></text:span><text:span text:style-name="Strong_20_Emphasis"><text:span text:style-name="Source_20_Text"><text:span text:style-name="T90">for</text:span></text:span></text:span><text:span text:style-name="Strong_20_Emphasis"><text:span text:style-name="T91"> (цикл с известным количеством итераций)</text:span></text:span></text:h>
      <text:p text:style-name="P70">for (инициализация; условие; шаг) {</text:p>
      <text:p text:style-name="P70"><text:s text:c="4"/>// Тело цикла</text:p>
      <text:p text:style-name="P70">}</text:p>
      <text:p text:style-name="P6"><text:span text:style-name="T82">1.2. </text:span><text:span text:style-name="Source_20_Text"><text:span text:style-name="T83">while</text:span></text:span><text:span text:style-name="T82"> (цикл с проверкой условия в начале)</text:span></text:p>
      <text:p text:style-name="P70">while (условие) {</text:p>
      <text:p text:style-name="P70"><text:soft-page-break/><text:s text:c="4"/>// Тело цикла</text:p>
      <text:p text:style-name="P70">}</text:p>
      <text:h text:style-name="P5" text:outline-level="4"><text:span text:style-name="Strong_20_Emphasis"><text:span text:style-name="T79">1.3. </text:span></text:span><text:span text:style-name="Strong_20_Emphasis"><text:span text:style-name="Source_20_Text"><text:span text:style-name="T48">do-while</text:span></text:span></text:span><text:span text:style-name="Strong_20_Emphasis"><text:span text:style-name="T79"> (цикл с проверкой условия в конце)</text:span></text:span></text:h>
      <text:p text:style-name="P93">Минимум один раз выполняет тело цикла, так как проверка условия идет после выполнения.</text:p>
      <text:p text:style-name="P71">do {</text:p>
      <text:p text:style-name="P71"><text:s text:c="4"/>// Тело цикла</text:p>
      <text:p text:style-name="P71">} while (условие);</text:p>
      <text:h text:style-name="P4" text:outline-level="4"><text:span text:style-name="Strong_20_Emphasis"><text:span text:style-name="T79">Примеры бесконечных циклов</text:span></text:span><text:span text:style-name="T79">:</text:span></text:h>
      <text:p text:style-name="P71">for (;;) {</text:p>
      <text:p text:style-name="P71"><text:s text:c="4"/>std::cout &lt;&lt; "Бесконечный цикл\n";</text:p>
      <text:p text:style-name="P71">}</text:p>
      <text:h text:style-name="P3" text:outline-level="3"><text:span text:style-name="Strong_20_Emphasis"><text:span text:style-name="T79">3. Циклы с обратным шагом</text:span></text:span></text:h>
      <text:p text:style-name="P93">Цикл с обратным шагом удобен для обхода последовательностей в обратном порядке.</text:p>
      <text:p text:style-name="P93">for (int i = 10; i &gt;= 0; i--) {</text:p>
      <text:p text:style-name="P93"><text:s text:c="4"/>std::cout &lt;&lt; i &lt;&lt; " ";</text:p>
      <text:p text:style-name="P93">}</text:p>
      <text:p text:style-name="P93">// Вывод: 10 9 8 7 6 5 4 3 2 1 0</text:p>
      <text:h text:style-name="P3" text:outline-level="3"><text:span text:style-name="Strong_20_Emphasis"><text:span text:style-name="T79">4. Циклы с частным шагом</text:span></text:span></text:h>
      <text:p text:style-name="P93">Шаг можно задавать не только равным 1 или -1, но и любым другим числом.</text:p>
      <text:p text:style-name="P71">for (int i = 0; i &lt;= 20; i += 2) {</text:p>
      <text:p text:style-name="P71"><text:s text:c="4"/>std::cout &lt;&lt; i &lt;&lt; " ";</text:p>
      <text:p text:style-name="P71">}</text:p>
      <text:p text:style-name="P71">// Вывод: 0 2 4 6 8 10 12 14 16 18 20</text:p>
      <text:p text:style-name="P71"/>
      <text:p text:style-name="P58">Примеры</text:p>
      <text:p text:style-name="P71">#include &lt;iostream&gt;</text:p>
      <text:p text:style-name="P71"/>
      <text:p text:style-name="P71">int main() {</text:p>
      <text:p text:style-name="P71"><text:s text:c="4"/>// Инициализация массива</text:p>
      <text:p text:style-name="P71"><text:s text:c="4"/>const int SIZE = 10; // Размер массива</text:p>
      <text:p text:style-name="P71"><text:soft-page-break/><text:s text:c="4"/>int arr[SIZE] = {0, 1, 2, 3, 4, 5, 6, 7, 8, 9}; // Массив из 10 элементов</text:p>
      <text:p text:style-name="P71"/>
      <text:p text:style-name="P71"><text:s text:c="4"/>std::cout &lt;&lt; "Массив в прямом порядке:\n";</text:p>
      <text:p text:style-name="P71"><text:s text:c="4"/>for (int i = 0; i &lt; SIZE; i++) {</text:p>
      <text:p text:style-name="P71"><text:s text:c="8"/>std::cout &lt;&lt; arr[i] &lt;&lt; " ";</text:p>
      <text:p text:style-name="P71"><text:s text:c="4"/>}</text:p>
      <text:p text:style-name="P71"><text:s text:c="4"/>std::cout &lt;&lt; "\n";</text:p>
      <text:p text:style-name="P71"/>
      <text:p text:style-name="P71"><text:s text:c="4"/>std::cout &lt;&lt; "Массив в обратном порядке:\n";</text:p>
      <text:p text:style-name="P71"><text:s text:c="4"/>for (int i = SIZE - 1; i &gt;= 0; i--) {</text:p>
      <text:p text:style-name="P71"><text:s text:c="8"/>std::cout &lt;&lt; arr[i] &lt;&lt; " ";</text:p>
      <text:p text:style-name="P71"><text:s text:c="4"/>}</text:p>
      <text:p text:style-name="P71"><text:s text:c="4"/>std::cout &lt;&lt; "\n";</text:p>
      <text:p text:style-name="P71"/>
      <text:p text:style-name="P71"><text:s text:c="4"/>std::cout &lt;&lt; "Элементы на четных номерах (индексы 0, 2, 4...):\n";</text:p>
      <text:p text:style-name="P71"><text:s text:c="4"/>for (int i = 0; i &lt; SIZE; i += 2) {</text:p>
      <text:p text:style-name="P71"><text:s text:c="8"/>std::cout &lt;&lt; arr[i] &lt;&lt; " ";</text:p>
      <text:p text:style-name="P71"><text:s text:c="4"/>}</text:p>
      <text:p text:style-name="P71"><text:s text:c="4"/>std::cout &lt;&lt; "\n";</text:p>
      <text:p text:style-name="P71"/>
      <text:p text:style-name="P71"><text:s text:c="4"/>std::cout &lt;&lt; "Каждый 3-й элемент (индексы 0, 3, 6...):\n";</text:p>
      <text:p text:style-name="P71"><text:s text:c="4"/>for (int i = 0; i &lt; SIZE; i += 3) {</text:p>
      <text:p text:style-name="P71"><text:s text:c="8"/>std::cout &lt;&lt; arr[i] &lt;&lt; " ";</text:p>
      <text:p text:style-name="P71"><text:s text:c="4"/>}</text:p>
      <text:p text:style-name="P71"><text:s text:c="4"/>std::cout &lt;&lt; "\n";</text:p>
      <text:p text:style-name="P71"/>
      <text:p text:style-name="P71"><text:s text:c="4"/>return 0;</text:p>
      <text:p text:style-name="P71">}</text:p>
      <text:p text:style-name="P71"/>
      <text:p text:style-name="P71"/>
      <text:p text:style-name="P71"/>
      <text:p text:style-name="P71"/>
      <text:p text:style-name="P71"><text:soft-page-break/></text:p>
      <text:p text:style-name="P49"><text:span text:style-name="T3">3)Условные операторы. Виды. Примеры (можно как в лабах). Логические операторы </text:span><text:span text:style-name="T128">&amp;&amp;,||,</text:span><text:span text:style-name="T3">…</text:span><text:span text:style-name="T43"> <text:s text:c="3"/></text:span></text:p>
      <text:p text:style-name="P61"><text:span text:style-name="T3"><text:s/></text:span><text:span text:style-name="T120"><text:s text:c="3"/>if (A &lt; 0 or B &lt; 0 or C &lt; 0) {</text:span></text:p>
      <text:p text:style-name="P65"><text:s text:c="6"/>std::cout &lt;&lt; "НАТУРАЛЬНЫЕ ЧИСЛА";</text:p>
      <text:p text:style-name="P65"><text:s text:c="4"/>}</text:p>
      <text:p text:style-name="P65"><text:s text:c="4"/>else if ((A + B) % C == 0 and C != 0) {</text:p>
      <text:p text:style-name="P65"><text:s text:c="6"/>int result = (A + B) / C + B * C;</text:p>
      <text:p text:style-name="P65"><text:s text:c="6"/>std::cout &lt;&lt; "(A + B) % C == 0 and C % B != 0, " &lt;&lt; result &lt;&lt; std::endl;</text:p>
      <text:p text:style-name="P65"><text:s text:c="4"/>} </text:p>
      <text:p text:style-name="P65"><text:s text:c="4"/>else {</text:p>
      <text:p text:style-name="P65"><text:s text:c="6"/>int result = A-B+C;</text:p>
      <text:p text:style-name="P65"><text:s text:c="6"/>std::cout &lt;&lt; "(A + B) % C != 0, " &lt;&lt; result &lt;&lt; std::endl;</text:p>
      <text:p text:style-name="P65"><text:s text:c="4"/>}</text:p>
      <text:p text:style-name="P61"><text:span text:style-name="T3"><text:s text:c="2"/></text:span><text:span text:style-name="T123"><text:s text:c="2"/>switch (N){</text:span></text:p>
      <text:p text:style-name="P66"><text:s text:c="6"/>case 1:</text:p>
      <text:p text:style-name="P66"><text:s text:c="8"/>std::cout &lt;&lt; "Ошибка чтения файла" &lt;&lt; std::endl;</text:p>
      <text:p text:style-name="P66"><text:s text:c="8"/>break;</text:p>
      <text:p text:style-name="P66"><text:s text:c="6"/>case 25:</text:p>
      <text:p text:style-name="P66"><text:s text:c="8"/>std::cout &lt;&lt; "Ошибка записи файла" &lt;&lt; std::endl;</text:p>
      <text:p text:style-name="P66"><text:s text:c="8"/>break;</text:p>
      <text:p text:style-name="P66"><text:s text:c="6"/>default:</text:p>
      <text:p text:style-name="P66"><text:s text:c="8"/>std::cout &lt;&lt; "Такой ошибки нет!!!!!!!" &lt;&lt; std::endl;</text:p>
      <text:p text:style-name="P66"><text:s text:c="8"/>break;</text:p>
      <text:p text:style-name="P66"><text:s text:c="4"/>}</text:p>
      <text:p text:style-name="P62"><text:s text:c="4"/>Если -1, то вывести в консоль “Negative number”, если положительное - “Positive number”.</text:p>
      <text:p text:style-name="P62"><text:s text:c="4"/>int X;</text:p>
      <text:p text:style-name="P68"><text:s text:c="4"/>(X==1) ? "Positive number": "Negative number"; </text:p>
      <text:p text:style-name="P68"/>
      <text:p text:style-name="P68"/>
      <text:p text:style-name="P68"/>
      <text:p text:style-name="P68"><text:soft-page-break/></text:p>
      <text:p text:style-name="P50"><text:span text:style-name="T3">4)Статические массивы. Задание, заполнение по формуле/ с консоли, вывод в консоль. Арифметические операции и др. действия над массивами.</text:span></text:p>
      <text:p text:style-name="P63">Статические массивы в C++ — это массивы с фиксированным размером, который задается на этапе компиляции. Они удобны для работы с небольшими наборами данных, где размер известен заранее.</text:p>
      <text:p text:style-name="P8"><text:span text:style-name="Strong_20_Emphasis"><text:span text:style-name="T79">Размер фиксирован</text:span></text:span><text:span text:style-name="T79">:</text:span></text:p>
      <text:list xml:id="list1291604574" text:style-name="L3">
        <text:list-item>
          <text:p text:style-name="P96">Размер задается во время компиляции и не может измениться во время выполнения программы.</text:p>
        </text:list-item>
        <text:list-item>
          <text:p text:style-name="P97">Это делает их менее гибкими, чем динамические массивы или контейнеры из STL, но более эффективными по времени доступа.</text:p>
        </text:list-item>
      </text:list>
      <text:list xml:id="list4071089156" text:style-name="L4">
        <text:list-item>
          <text:p text:style-name="P89"><text:span text:style-name="Strong_20_Emphasis"><text:span text:style-name="T49">Однородность</text:span></text:span><text:span text:style-name="T49">:</text:span></text:p>
        </text:list-item>
      </text:list>
      <text:list xml:id="list3218238679" text:style-name="L5">
        <text:list-item>
          <text:p text:style-name="P98">Все элементы массива имеют один и тот же тип данных.</text:p>
        </text:list-item>
      </text:list>
      <text:list xml:id="list4002387456" text:style-name="L6">
        <text:list-item>
          <text:p text:style-name="P90"><text:span text:style-name="Strong_20_Emphasis"><text:span text:style-name="T49">Линейная структура</text:span></text:span><text:span text:style-name="T49">:</text:span></text:p>
        </text:list-item>
      </text:list>
      <text:list xml:id="list719572869" text:style-name="L7">
        <text:list-item>
          <text:p text:style-name="P99">Элементы хранятся в памяти последовательно, что обеспечивает быстрый доступ к элементам через индекс.</text:p>
        </text:list-item>
      </text:list>
      <text:list xml:id="list1424794492" text:style-name="L8">
        <text:list-item>
          <text:p text:style-name="P91"><text:span text:style-name="Strong_20_Emphasis"><text:span text:style-name="T49">Эффективность</text:span></text:span><text:span text:style-name="T49">:</text:span></text:p>
        </text:list-item>
      </text:list>
      <text:list xml:id="list4083195863" text:style-name="L9">
        <text:list-item>
          <text:p text:style-name="P100">Обращение к элементу по индексу выполняется за O(1), так как используется адресное вычисление.</text:p>
        </text:list-item>
      </text:list>
      <text:h text:style-name="Heading_20_4" text:outline-level="4"><text:span text:style-name="Strong_20_Emphasis"><text:span text:style-name="T49">2.1. При объявлении</text:span></text:span></text:h>
      <text:p text:style-name="P10"><text:span text:style-name="Source_20_Text"><text:span text:style-name="T49">int arr[5] = {1, 2, 3, 4, 5}; // Инициализация значениями</text:span></text:span></text:p>
      <text:p text:style-name="P11"><text:span text:style-name="Source_20_Text"><text:span text:style-name="T49">int arr[5] = {0}; <text:s text:c="12"/>// Инициализация всех элементов нулями</text:span></text:span></text:p>
      <text:h text:style-name="Heading_20_4" text:outline-level="4"><text:span text:style-name="Strong_20_Emphasis"><text:span text:style-name="T49">2.2. С консоли</text:span></text:span></text:h>
      <text:p text:style-name="P10"><text:span text:style-name="Source_20_Text"><text:span text:style-name="T49">int arr[5];</text:span></text:span></text:p>
      <text:p text:style-name="P10"><text:span text:style-name="Source_20_Text"><text:span text:style-name="T49">std::cout &lt;&lt; "Введите 5 чисел: ";</text:span></text:span></text:p>
      <text:p text:style-name="P10"><text:span text:style-name="Source_20_Text"><text:span text:style-name="T49">for (int i = 0; i &lt; 5; i++) {</text:span></text:span></text:p>
      <text:p text:style-name="P10"><text:span text:style-name="Source_20_Text"><text:span text:style-name="T49"><text:s text:c="4"/>std::cin &gt;&gt; arr[i];</text:span></text:span></text:p>
      <text:p text:style-name="P11"><text:span text:style-name="Source_20_Text"><text:span text:style-name="T49">}</text:span></text:span></text:p>
      <text:h text:style-name="Heading_20_4" text:outline-level="4"><text:span text:style-name="Strong_20_Emphasis"><text:span text:style-name="T49">2.3. По формуле</text:span></text:span></text:h>
      <text:p text:style-name="P10"><text:span text:style-name="Source_20_Text"><text:span text:style-name="T49">int arr[5];</text:span></text:span></text:p>
      <text:p text:style-name="P10"><text:span text:style-name="Source_20_Text"><text:span text:style-name="T49">for (int i = 0; i &lt; 5; i++) {</text:span></text:span></text:p>
      <text:p text:style-name="P10"><text:span text:style-name="Source_20_Text"><text:span text:style-name="T49"><text:s text:c="4"/>arr[i] = i * i; // Заполнение квадратами индексов</text:span></text:span></text:p>
      <text:p text:style-name="P11"><text:span text:style-name="Source_20_Text"><text:span text:style-name="T49">}</text:span></text:span></text:p>
      <text:p text:style-name="P32"/>
      <text:h text:style-name="Heading_20_3" text:outline-level="3"><text:soft-page-break/><text:span text:style-name="Strong_20_Emphasis"><text:span text:style-name="T49">3. Вывод массива</text:span></text:span></text:h>
      <text:p text:style-name="P10"><text:span text:style-name="Source_20_Text"><text:span text:style-name="T49">for (int i = 0; i &lt; 5; i++) {</text:span></text:span></text:p>
      <text:p text:style-name="P10"><text:span text:style-name="Source_20_Text"><text:span text:style-name="T49"><text:s text:c="4"/>std::cout &lt;&lt; arr[i] &lt;&lt; " ";</text:span></text:span></text:p>
      <text:p text:style-name="P10"><text:span text:style-name="Source_20_Text"><text:span text:style-name="T49">}</text:span></text:span></text:p>
      <text:p text:style-name="P11"><text:span text:style-name="Source_20_Text"><text:span text:style-name="T49">std::cout &lt;&lt; "\n";</text:span></text:span></text:p>
      <text:p text:style-name="P57">5)Динамические массивы. Два способа определения/удаления. Изменение размерности. Арифметические операции над массивами одного/ разного размера.</text:p>
      <text:p text:style-name="P64">Динамические массивы в C++ предоставляют возможность работы с массивами переменного размера, который задается в процессе выполнения программы. Это полезно, если размер данных неизвестен на этапе компиляции.</text:p>
      <text:h text:style-name="P7" text:outline-level="3"><text:span text:style-name="Strong_20_Emphasis"><text:span text:style-name="T79">1.1. Использование оператора </text:span></text:span><text:span text:style-name="Strong_20_Emphasis"><text:span text:style-name="Source_20_Text"><text:span text:style-name="T48">new</text:span></text:span></text:span></text:h>
      <text:p text:style-name="Text_20_body"><text:span text:style-name="T49">Для создания массива используется оператор </text:span><text:span text:style-name="Source_20_Text"><text:span text:style-name="T49">new</text:span></text:span><text:span text:style-name="T49">:</text:span></text:p>
      <text:p text:style-name="P11"><text:span text:style-name="Source_20_Text"><text:span text:style-name="T49">тип* имя = new тип[размер];</text:span></text:span></text:p>
      <text:p text:style-name="P11"><text:span text:style-name="Source_20_Text"><text:span text:style-name="T55">Использование malloc</text:span></text:span></text:p>
      <text:p text:style-name="P11"><text:span text:style-name="Source_20_Text"><text:span text:style-name="T50">тип</text:span></text:span><text:span text:style-name="Source_20_Text"><text:span text:style-name="T49">* </text:span></text:span><text:span text:style-name="Source_20_Text"><text:span text:style-name="T50">имя</text:span></text:span><text:span text:style-name="Source_20_Text"><text:span text:style-name="T49"> = (</text:span></text:span><text:span text:style-name="Source_20_Text"><text:span text:style-name="T50">тип</text:span></text:span><text:span text:style-name="Source_20_Text"><text:span text:style-name="T49">*)malloc(</text:span></text:span><text:span text:style-name="Source_20_Text"><text:span text:style-name="T50">размер</text:span></text:span><text:span text:style-name="Source_20_Text"><text:span text:style-name="T49"> * sizeof(</text:span></text:span><text:span text:style-name="Source_20_Text"><text:span text:style-name="T50">тип</text:span></text:span><text:span text:style-name="Source_20_Text"><text:span text:style-name="T49">));</text:span></text:span></text:p>
      <text:p text:style-name="Text_20_body"><text:span text:style-name="Strong_20_Emphasis"><text:span text:style-name="T49">Пример</text:span></text:span><text:span text:style-name="T49">:</text:span></text:p>
      <text:p text:style-name="P75"><text:span text:style-name="Source_20_Text"><text:span text:style-name="T49">int* arr = (int*)malloc(n * sizeof(int));</text:span></text:span></text:p>
      <text:p text:style-name="P11"><text:span text:style-name="Source_20_Text"><text:span text:style-name="T49">int* arr = new int[5]; // Создание массива на 5 элементов</text:span></text:span></text:p>
      <text:h text:style-name="Heading_20_3" text:outline-level="3"><text:span text:style-name="Strong_20_Emphasis"><text:span text:style-name="T49">1.2. Удаление массива</text:span></text:span></text:h>
      <text:p text:style-name="Text_20_body"><text:span text:style-name="T49">Для освобождения памяти используется оператор </text:span><text:span text:style-name="Source_20_Text"><text:span text:style-name="T49">delete[]</text:span></text:span><text:span text:style-name="T49">:</text:span></text:p>
      <text:p text:style-name="P11"><text:span text:style-name="Source_20_Text"><text:span text:style-name="T49">delete[] имя;</text:span></text:span></text:p>
      <text:p text:style-name="P11"><text:span text:style-name="Source_20_Text"><text:span text:style-name="T49">free(</text:span></text:span><text:span text:style-name="Source_20_Text"><text:span text:style-name="T50">имя</text:span></text:span><text:span text:style-name="Source_20_Text"><text:span text:style-name="T49">);</text:span></text:span></text:p>
      <text:p text:style-name="P92"><text:span text:style-name="Strong_20_Emphasis"><text:span text:style-name="T49">Пример</text:span></text:span><text:span text:style-name="T49">:</text:span></text:p>
      <text:p text:style-name="P92"><text:span text:style-name="Source_20_Text"><text:span text:style-name="T49">free(arr);</text:span></text:span></text:p>
      <text:p text:style-name="P12"><text:span text:style-name="Source_20_Text"><text:span text:style-name="T49">delete[] arr; // Удаление массива</text:span></text:span></text:p>
      <text:p text:style-name="P12"><text:span text:style-name="Source_20_Text"><text:span text:style-name="T49"><text:line-break/></text:span></text:span><text:span text:style-name="Source_20_Text"><text:span text:style-name="Strong_20_Emphasis"><text:span text:style-name="T49">2. Изменение размерности массива</text:span></text:span></text:span></text:p>
      <text:p text:style-name="P12"><text:span text:style-name="Strong_20_Emphasis"><text:span text:style-name="T64">имя</text:span></text:span><text:span text:style-name="Strong_20_Emphasis"><text:span text:style-name="T63"> = (</text:span></text:span><text:span text:style-name="Strong_20_Emphasis"><text:span text:style-name="T64">тип</text:span></text:span><text:span text:style-name="Strong_20_Emphasis"><text:span text:style-name="T63">*)realloc(</text:span></text:span><text:span text:style-name="Strong_20_Emphasis"><text:span text:style-name="T64">имя</text:span></text:span><text:span text:style-name="Strong_20_Emphasis"><text:span text:style-name="T63">, new_size * sizeof(</text:span></text:span><text:span text:style-name="Strong_20_Emphasis"><text:span text:style-name="T64">тип</text:span></text:span><text:span text:style-name="Strong_20_Emphasis"><text:span text:style-name="T63">));</text:span></text:span><text:span text:style-name="Strong_20_Emphasis"><text:span text:style-name="T49"> </text:span></text:span></text:p>
      <text:p text:style-name="P101"><text:soft-page-break/>Пример:</text:p>
      <text:p text:style-name="P93">arr = (int*)realloc(arr, new_size * sizeof(int)); </text:p>
      <text:h text:style-name="P13" text:outline-level="3"><text:span text:style-name="Strong_20_Emphasis"><text:span text:style-name="T48">3. Арифметические операции над массивами</text:span></text:span></text:h>
      <text:p text:style-name="P93">int min_size = (size1 &lt; size2) ? size1 : size2;</text:p>
      <text:p text:style-name="P93">for (int i = 0; i &lt; min_size; i++) {</text:p>
      <text:p text:style-name="P93"><text:s text:c="4"/>result[i] = arr1[i] + arr2[i];</text:p>
      <text:p text:style-name="P93">}</text:p>
      <text:list xml:id="list235647783726882" text:continue-list="list358726587" text:style-name="WWNum1">
        <text:list-header>
          <text:p text:style-name="P33"><text:span text:style-name="Source_20_Text"><text:span text:style-name="T57">6)</text:span></text:span><text:span text:style-name="Source_20_Text"><text:span text:style-name="T58">Сортировки числовых массивов по возрастанию/ по критерию. (не менее 2 способов сортировки). Сортировки массивов строк в лексикографическом порядке/ по 1-й букве.</text:span></text:span></text:p>
        </text:list-header>
      </text:list>
      <text:p text:style-name="P72">СОРТИРОВКА ПОСРЕДСТВОМ ВЫБОРА</text:p>
      <text:p text:style-name="P40">const int k = 20;</text:p>
      <text:p text:style-name="P40"><text:s text:c="4"/>int numbers[k] = {53, 21, 41, 5, 6, 38, 70, 0, 90, -5, 6, 27, 789, 59, 2, 57, 29, 67, 14, 70};</text:p>
      <text:p text:style-name="P40"><text:s text:c="4"/>for (int index = 0; index &lt; k - 1; index++) {</text:p>
      <text:p text:style-name="P40"><text:s text:c="8"/>int min_index = index;</text:p>
      <text:p text:style-name="P40"><text:s text:c="8"/>for (int i = index + 1; i &lt; k; i++){</text:p>
      <text:p text:style-name="P40"><text:s text:c="12"/>if (numbers[min_index] &gt; numbers[i]){</text:p>
      <text:p text:style-name="P40"><text:s text:c="16"/>min_index = i;</text:p>
      <text:p text:style-name="P40"><text:s text:c="12"/>}</text:p>
      <text:p text:style-name="P40"><text:s text:c="8"/>}</text:p>
      <text:p text:style-name="P40"><text:s text:c="8"/>if (index != min_index){</text:p>
      <text:p text:style-name="P40"><text:s text:c="12"/>int number = numbers[min_index];</text:p>
      <text:p text:style-name="P40"><text:s text:c="12"/>numbers[min_index] = numbers[index];</text:p>
      <text:p text:style-name="P40"><text:s text:c="12"/>numbers[index] = number;</text:p>
      <text:p text:style-name="P40"><text:s text:c="8"/>}</text:p>
      <text:p text:style-name="P42"/>
      <text:p text:style-name="P42"/>
      <text:p text:style-name="P78">Сортировки числовых массивов по критерию</text:p>
      <text:p text:style-name="P42">#include &lt;iostream&gt;</text:p>
      <text:p text:style-name="P42">using namespace std;</text:p>
      <text:p text:style-name="P42"/>
      <text:p text:style-name="P42"><text:soft-page-break/>// Функция для сортировки массива по критерию: сначала чётные, затем нечётные</text:p>
      <text:p text:style-name="P42">void sortByParity(int arr[], int n) {</text:p>
      <text:p text:style-name="P42"><text:s text:c="4"/>int evenCount = 0;</text:p>
      <text:p text:style-name="P42"><text:s text:c="4"/>// Считаем количество чётных чисел</text:p>
      <text:p text:style-name="P42"><text:s text:c="4"/>for (int i = 0; i &lt; n; i++) {</text:p>
      <text:p text:style-name="P42"><text:s text:c="8"/>if (arr[i] % 2 == 0) {</text:p>
      <text:p text:style-name="P42"><text:s text:c="12"/>evenCount++;</text:p>
      <text:p text:style-name="P42"><text:s text:c="8"/>}</text:p>
      <text:p text:style-name="P42"><text:s text:c="4"/>}</text:p>
      <text:p text:style-name="P42"/>
      <text:p text:style-name="P42"><text:s text:c="4"/>// Массивы для чётных и нечётных чисел</text:p>
      <text:p text:style-name="P42"><text:s text:c="4"/>int even[evenCount];</text:p>
      <text:p text:style-name="P42"><text:s text:c="4"/>int odd[n - evenCount];</text:p>
      <text:p text:style-name="P42"><text:s text:c="4"/></text:p>
      <text:p text:style-name="P42"><text:s text:c="4"/>int evenIndex = 0, oddIndex = 0;</text:p>
      <text:p text:style-name="P42"><text:s text:c="4"/></text:p>
      <text:p text:style-name="P42"><text:s text:c="4"/>// Разделяем числа на чётные и нечётные</text:p>
      <text:p text:style-name="P42"><text:s text:c="4"/>for (int i = 0; i &lt; n; i++) {</text:p>
      <text:p text:style-name="P42"><text:s text:c="8"/>if (arr[i] % 2 == 0) {</text:p>
      <text:p text:style-name="P42"><text:s text:c="12"/>even[evenIndex++] = arr[i];</text:p>
      <text:p text:style-name="P42"><text:s text:c="8"/>} else {</text:p>
      <text:p text:style-name="P42"><text:s text:c="12"/>odd[oddIndex++] = arr[i];</text:p>
      <text:p text:style-name="P42"><text:s text:c="8"/>}</text:p>
      <text:p text:style-name="P42"><text:s text:c="4"/>}</text:p>
      <text:p text:style-name="P42"><text:s text:c="4"/></text:p>
      <text:p text:style-name="P42"><text:s text:c="4"/>// Сортируем чётные и нечётные части</text:p>
      <text:p text:style-name="P42"><text:s text:c="4"/>sortArray(even, evenCount);</text:p>
      <text:p text:style-name="P42"><text:s text:c="4"/>sortArray(odd, n - evenCount);</text:p>
      <text:p text:style-name="P42"><text:s text:c="4"/></text:p>
      <text:p text:style-name="P42"><text:s text:c="4"/>// Объединяем чётные и нечётные числа в правильном порядке</text:p>
      <text:p text:style-name="P42"><text:s text:c="4"/>for (int i = 0; i &lt; evenCount; i++) {</text:p>
      <text:p text:style-name="P42"><text:s text:c="8"/>arr[i] = even[i];</text:p>
      <text:p text:style-name="P42"><text:soft-page-break/><text:s text:c="4"/>}</text:p>
      <text:p text:style-name="P42"><text:s text:c="4"/>for (int i = 0; i &lt; n - evenCount; i++) {</text:p>
      <text:p text:style-name="P42"><text:s text:c="8"/>arr[evenCount + i] = odd[i];</text:p>
      <text:p text:style-name="P42"><text:s text:c="4"/>}</text:p>
      <text:p text:style-name="P42">}</text:p>
      <text:p text:style-name="P42"/>
      <text:p text:style-name="P34"><text:span text:style-name="Source_20_Text"><text:span text:style-name="T56">Сортировки массивов строк в лексикографическом порядке</text:span></text:span></text:p>
      <text:p text:style-name="P42">void lexicographicSort(string arr[], int n) {</text:p>
      <text:p text:style-name="P42"><text:s text:c="4"/>for (int i = 0; i &lt; n - 1; i++) { <text:s text:c="15"/>// Внешний цикл</text:p>
      <text:p text:style-name="P42"><text:s text:c="8"/>for (int j = i + 1; j &lt; n; j++) { <text:s text:c="11"/>// Внутренний цикл</text:p>
      <text:p text:style-name="P42"><text:s text:c="12"/>int k = 0; <text:s text:c="30"/>// Указатель на текущий символ</text:p>
      <text:p text:style-name="P42"><text:s text:c="12"/>while (k &lt; arr[i].length() &amp;&amp; k &lt; arr[j].length() &amp;&amp; arr[i][k] == arr[j][k]) {</text:p>
      <text:p text:style-name="P42"><text:s text:c="16"/>k++; <text:s text:c="32"/>// Пропускаем одинаковые символы</text:p>
      <text:p text:style-name="P42"><text:s text:c="12"/>}</text:p>
      <text:p text:style-name="P42"><text:s text:c="12"/>if (k &lt; arr[i].length() &amp;&amp; (k &gt;= arr[j].length() || arr[i][k] &gt; arr[j][k])) {</text:p>
      <text:p text:style-name="P42"><text:s text:c="16"/>string temp = arr[i]; <text:s text:c="15"/>// Обмен строками</text:p>
      <text:p text:style-name="P42"><text:s text:c="16"/>arr[i] = arr[j];</text:p>
      <text:p text:style-name="P42"><text:s text:c="16"/>arr[j] = temp;</text:p>
      <text:p text:style-name="P42"><text:s text:c="12"/>}</text:p>
      <text:p text:style-name="P42"><text:s text:c="8"/>}</text:p>
      <text:p text:style-name="P42"><text:s text:c="4"/>}</text:p>
      <text:p text:style-name="P42">}</text:p>
      <text:p text:style-name="P42"/>
      <text:p text:style-name="P48"><text:span text:style-name="T112">7)Функции, перегрузки, процедуры. Пример правильного и не правильного использования ф-й в программах. Передача параметров по ссылке, по значению. </text:span><text:s/></text:p>
      <text:p text:style-name="P35"/>
      <text:h text:style-name="P14" text:outline-level="3"><text:span text:style-name="T78">1. </text:span><text:span text:style-name="Strong_20_Emphasis"><text:span text:style-name="T78">Функции</text:span></text:span></text:h>
      <text:p text:style-name="P35">Функции — это блоки кода, которые выполняют определённые действия и могут быть вызваны в любой части программы.</text:p>
      <text:h text:style-name="P14" text:outline-level="3"><text:span text:style-name="T78">2. </text:span><text:span text:style-name="Strong_20_Emphasis"><text:span text:style-name="T78">Перегрузка функций</text:span></text:span></text:h>
      <text:p text:style-name="P93">Перегрузка функций — это возможность использовать одно и то же имя функции для разных типов или количества параметров.</text:p>
      <text:p text:style-name="P93"><text:soft-page-break/><text:span text:style-name="T37">Процедуры</text:span> — это функции, которые не возвращают значений (то есть возвращаемый тип <text:span text:style-name="Source_20_Text"><text:span text:style-name="T48">void</text:span></text:span>).</text:p>
      <text:p text:style-name="P35">// Перегрузка функции add для разных типов данных</text:p>
      <text:p text:style-name="P35">int add(int a, int b) {</text:p>
      <text:p text:style-name="P35"><text:s text:c="4"/>return a + b;</text:p>
      <text:p text:style-name="P35">}</text:p>
      <text:p text:style-name="P35">double add(double a, double b) {</text:p>
      <text:p text:style-name="P35"><text:s text:c="4"/>return a + b;</text:p>
      <text:p text:style-name="P35">}</text:p>
      <text:p text:style-name="P36">// Процедура для вывода сообщения </text:p>
      <text:p text:style-name="P36">void printMessage() { </text:p>
      <text:p text:style-name="P36">cout &lt;&lt; "Привет, мир!" &lt;&lt; endl; </text:p>
      <text:p text:style-name="P36">}</text:p>
      <text:p text:style-name="P35">int main() {</text:p>
      <text:p text:style-name="P35"><text:s text:c="4"/>int intResult = add(5, 3);</text:p>
      <text:p text:style-name="P35"><text:s text:c="4"/>double doubleResult = add(5.5, 3.3);</text:p>
      <text:p text:style-name="P35"><text:s text:c="4"/>return 0;</text:p>
      <text:p text:style-name="P35">}</text:p>
      <text:p text:style-name="P164"><text:span text:style-name="Strong_20_Emphasis"><text:span text:style-name="T54">Передача параметров по значению</text:span></text:span><text:span text:style-name="T54"> создает копию параметра, и изменения в функции не затрагивают исходное значение.</text:span></text:p>
      <text:p text:style-name="P164"><text:span text:style-name="Strong_20_Emphasis"><text:span text:style-name="T49">Передача параметров по ссылке</text:span></text:span><text:span text:style-name="T49"> позволяет изменять значение оригинальной переменной, так как передается не копия, а сама переменная.</text:span></text:p>
      <text:p text:style-name="P164"><text:span text:style-name="Strong_20_Emphasis"><text:span text:style-name="T49">Нарушение принципа единой ответственности</text:span></text:span><text:span text:style-name="T49"> — когда функция делает несколько разных задач.</text:span></text:p>
      <text:p text:style-name="P164"><text:span text:style-name="Strong_20_Emphasis"><text:span text:style-name="T49">Глобальные переменные</text:span></text:span><text:span text:style-name="T49"> — их использование может привести к трудностям в отслеживании изменений.</text:span></text:p>
      <text:p text:style-name="P164"><text:span text:style-name="Strong_20_Emphasis"><text:span text:style-name="T49">Передача параметров по значению и по ссылке</text:span></text:span><text:span text:style-name="T49"> — важно понимать, когда данные должны быть изменены, а когда они должны оставаться неизменными.</text:span></text:p>
      <text:p text:style-name="P164"><text:span text:style-name="Strong_20_Emphasis"><text:span text:style-name="T49">Неэффективная передача больших данных</text:span></text:span><text:span text:style-name="T49"> — передача больших массивов по значению может снизить производительность.</text:span></text:p>
      <text:p text:style-name="P102"/>
      <text:p text:style-name="P102"/>
      <text:p text:style-name="P102"/>
      <text:p text:style-name="P102"><text:soft-page-break/>#include &lt;iostream&gt;</text:p>
      <text:p text:style-name="P102">using namespace std;</text:p>
      <text:p text:style-name="P102"/>
      <text:p text:style-name="P102">// Функция нарушает принцип единой ответственности</text:p>
      <text:p text:style-name="P102">void processAndPrint(int a, int b) {</text:p>
      <text:p text:style-name="P102"><text:s text:c="4"/>int sum = a + b;</text:p>
      <text:p text:style-name="P102"><text:s text:c="4"/>cout &lt;&lt; "Сумма чисел: " &lt;&lt; sum &lt;&lt; endl; <text:s/>// Печать результатов и вычисления в одной функции</text:p>
      <text:p text:style-name="P102">}</text:p>
      <text:p text:style-name="P102"/>
      <text:p text:style-name="P102">int main() {</text:p>
      <text:p text:style-name="P102"><text:s text:c="4"/>int x = 3, y = 7;</text:p>
      <text:p text:style-name="P102"><text:s text:c="4"/>processAndPrint(x, y); <text:s/>// Вызов функции</text:p>
      <text:p text:style-name="P102"><text:s text:c="4"/>return 0;</text:p>
      <text:p text:style-name="P102">}<text:span text:style-name="T135"><text:tab/></text:span></text:p>
      <text:p text:style-name="P102"/>
      <text:h text:style-name="P26" text:outline-level="4">равильное использование:</text:h>
      <text:p text:style-name="P93">Вместо этого, функции должны быть разделены на две части: одна для выполнения вычислений, другая — для вывода.</text:p>
      <text:p text:style-name="P102">#include &lt;iostream&gt;</text:p>
      <text:p text:style-name="P102">using namespace std;</text:p>
      <text:p text:style-name="P102"/>
      <text:p text:style-name="P102">// Функция для вычисления суммы</text:p>
      <text:p text:style-name="P102">int calculateSum(int a, int b) {</text:p>
      <text:p text:style-name="P102"><text:s text:c="4"/>return a + b; <text:s/>// Только вычисления</text:p>
      <text:p text:style-name="P102">}</text:p>
      <text:p text:style-name="P102"/>
      <text:p text:style-name="P102">// Функция для вывода результата</text:p>
      <text:p text:style-name="P102">void printResult(int sum) {</text:p>
      <text:p text:style-name="P102"><text:s text:c="4"/>cout &lt;&lt; "Сумма чисел: " &lt;&lt; sum &lt;&lt; endl; <text:s/>// Только вывод</text:p>
      <text:p text:style-name="P102">}</text:p>
      <text:p text:style-name="P102"/>
      <text:p text:style-name="P102">int main() {</text:p>
      <text:p text:style-name="P102"><text:soft-page-break/><text:s text:c="4"/>int x = 3, y = 7;</text:p>
      <text:p text:style-name="P102"><text:s text:c="4"/>int result = calculateSum(x, y); <text:s/>// Вызов функции для вычислений</text:p>
      <text:p text:style-name="P102"><text:s text:c="4"/>printResult(result); <text:s/>// Вызов функции для вывода результата</text:p>
      <text:p text:style-name="P102"><text:s text:c="4"/>return 0;</text:p>
      <text:p text:style-name="P102">}</text:p>
      <text:list xml:id="list235647415255089" text:continue-numbering="true" text:style-name="WWNum1">
        <text:list-header>
          <text:p text:style-name="P51"><text:span text:style-name="T4">8) </text:span><text:span text:style-name="T3">Строки. Английские и Русские буквы, цифры, знаки. Особенности. Сравнение. Операция над строками (</text:span><text:span text:style-name="T1">конкатенация…</text:span><text:span text:style-name="T3">). Поиск подстроки в строке (алгоритм без библиотек, методы из библиотек).</text:span></text:p>
          <text:h text:style-name="P15" text:outline-level="3">Строки в C++</text:h>
        </text:list-header>
      </text:list>
      <text:p text:style-name="Text_20_body"><text:span text:style-name="T49">В языке C++ строки можно представлять как массивы символов (массивы типа </text:span><text:span text:style-name="Source_20_Text"><text:span text:style-name="T49">char[]</text:span></text:span><text:span text:style-name="T49">) или использовать класс </text:span><text:span text:style-name="Source_20_Text"><text:span text:style-name="T49">std::string</text:span></text:span><text:span text:style-name="T49"> из стандартной библиотеки. Каждая строка заканчивается специальным символом — нулевым байтом (</text:span><text:span text:style-name="Source_20_Text"><text:span text:style-name="T49">\0</text:span></text:span><text:span text:style-name="T49">), который указывает конец строки.</text:span></text:p>
      <text:h text:style-name="Heading_20_3" text:outline-level="3"><text:span text:style-name="T49">1. </text:span><text:span text:style-name="Strong_20_Emphasis"><text:span text:style-name="T49">Английские и Русские буквы, цифры, знаки</text:span></text:span></text:h>
      <text:p text:style-name="P93">Символы (буквы, цифры и знаки) в C++ представлены в кодировке, которая зависит от операционной системы и компилятора. Наиболее популярной является кодировка UTF-8 или ANSI.</text:p>
      <text:h text:style-name="Heading_20_4" text:outline-level="4"><text:span text:style-name="T49">1.1 </text:span><text:span text:style-name="Strong_20_Emphasis"><text:span text:style-name="T49">Английские буквы и цифры</text:span></text:span></text:h>
      <text:p text:style-name="P93">Английские буквы и цифры занимают стандартное место в таблице ASCII. Например:</text:p>
      <text:list xml:id="list157220193" text:style-name="L23">
        <text:list-item>
          <text:p text:style-name="P168"><text:span text:style-name="T49">Буква </text:span><text:span text:style-name="Source_20_Text"><text:span text:style-name="T49">'A'</text:span></text:span><text:span text:style-name="T49"> имеет ASCII код 65.</text:span></text:p>
        </text:list-item>
        <text:list-item>
          <text:p text:style-name="P168"><text:span text:style-name="T49">Буква </text:span><text:span text:style-name="Source_20_Text"><text:span text:style-name="T49">'a'</text:span></text:span><text:span text:style-name="T49"> имеет ASCII код 97.</text:span></text:p>
        </text:list-item>
        <text:list-item>
          <text:p text:style-name="P167"><text:span text:style-name="T49">Цифры </text:span><text:span text:style-name="Source_20_Text"><text:span text:style-name="T49">'0'</text:span></text:span><text:span text:style-name="T49">-</text:span><text:span text:style-name="Source_20_Text"><text:span text:style-name="T49">'9'</text:span></text:span><text:span text:style-name="T49"> имеют коды от 48 до 57.</text:span></text:p>
        </text:list-item>
      </text:list>
      <text:h text:style-name="Heading_20_4" text:outline-level="4"><text:span text:style-name="T49">1.2 </text:span><text:span text:style-name="Strong_20_Emphasis"><text:span text:style-name="T49">Русские буквы</text:span></text:span></text:h>
      <text:p text:style-name="Text_20_body"><text:span text:style-name="T49">Для работы с русскими буквами необходимо учитывать кодировку. В Windows часто используется кодировка Windows-1251, а в Linux и MacOS — UTF-8. Для работы с русскими буквами в C++ лучше использовать </text:span><text:span text:style-name="Source_20_Text"><text:span text:style-name="T49">std::string</text:span></text:span><text:span text:style-name="T49"> с кодировкой UTF-8 или использовать стандарт C++11 и выше с функциями для работы с Unicode.</text:span></text:p>
      <text:p text:style-name="P93">Пример строки с русскими символами:</text:p>
      <text:p text:style-name="P11"><text:span text:style-name="Source_20_Text"><text:span text:style-name="T66">std::string str = "Привет, мир!"</text:span></text:span><text:span text:style-name="Source_20_Text"><text:span text:style-name="T49">;</text:span></text:span></text:p>
      <text:h text:style-name="P22" text:outline-level="3"><text:span text:style-name="Source_20_Text"><text:span text:style-name="T49">2. </text:span></text:span><text:span text:style-name="Source_20_Text"><text:span text:style-name="Strong_20_Emphasis"><text:span text:style-name="T49">Сравнение строк</text:span></text:span></text:span></text:h>
      <text:p text:style-name="P93">Сравнение строк в C++ можно выполнить двумя способами:</text:p>
      <text:h text:style-name="Heading_20_4" text:outline-level="4"><text:soft-page-break/><text:span text:style-name="T49">2.1 </text:span><text:span text:style-name="Strong_20_Emphasis"><text:span text:style-name="T49">Сравнение с помощью оператора </text:span></text:span><text:span text:style-name="Strong_20_Emphasis"><text:span text:style-name="Source_20_Text"><text:span text:style-name="T49">==</text:span></text:span></text:span></text:h>
      <text:p text:style-name="Text_20_body"><text:span text:style-name="T49">Для строк типа </text:span><text:span text:style-name="Source_20_Text"><text:span text:style-name="T49">std::string</text:span></text:span><text:span text:style-name="T49"> можно использовать оператор </text:span><text:span text:style-name="Source_20_Text"><text:span text:style-name="T49">==</text:span></text:span><text:span text:style-name="T49">, который сравнивает строки посимвольно.</text:span></text:p>
      <text:h text:style-name="P31" text:outline-level="4"><text:span text:style-name="Source_20_Text"><text:span text:style-name="T49">2.2 </text:span></text:span><text:span text:style-name="Source_20_Text"><text:span text:style-name="Strong_20_Emphasis"><text:span text:style-name="T49">Сравнение строк с использованием функции compare()</text:span></text:span></text:span></text:h>
      <text:p text:style-name="Text_20_body"><text:span text:style-name="T49">Метод </text:span><text:span text:style-name="Source_20_Text"><text:span text:style-name="T49">compare()</text:span></text:span><text:span text:style-name="T49"> используется для более сложного сравнения строк. Он возвращает:</text:span></text:p>
      <text:list xml:id="list3066448681" text:style-name="L24">
        <text:list-item>
          <text:p text:style-name="P103">0, если строки одинаковы.</text:p>
        </text:list-item>
        <text:list-item>
          <text:p text:style-name="P103">Отрицательное число, если первая строка меньше второй.</text:p>
        </text:list-item>
        <text:list-item>
          <text:p text:style-name="P104">Положительное число, если первая строка больше второй.</text:p>
        </text:list-item>
      </text:list>
      <text:p text:style-name="Text_20_body"><text:span text:style-name="Source_20_Text"><text:span text:style-name="T51">В C++ операции над строками включают различные действия, такие как:</text:span></text:span></text:p>
      <text:list xml:id="list2402962662" text:style-name="L25">
        <text:list-item>
          <text:p text:style-name="P170"><text:span text:style-name="Strong_20_Emphasis"><text:span text:style-name="T49">Конкатенация</text:span></text:span><text:span text:style-name="T49"> — объединение строк с помощью </text:span><text:span text:style-name="Source_20_Text"><text:span text:style-name="T49">+</text:span></text:span><text:span text:style-name="T49"> или метода </text:span><text:span text:style-name="Source_20_Text"><text:span text:style-name="T49">append()</text:span></text:span><text:span text:style-name="T49">.</text:span></text:p>
        </text:list-item>
        <text:list-item>
          <text:p text:style-name="P170"><text:span text:style-name="Strong_20_Emphasis"><text:span text:style-name="T49">Извлечение подстроки</text:span></text:span><text:span text:style-name="T49"> — метод </text:span><text:span text:style-name="Source_20_Text"><text:span text:style-name="T49">substr()</text:span></text:span><text:span text:style-name="T49">.</text:span></text:p>
        </text:list-item>
        <text:list-item>
          <text:p text:style-name="P170"><text:span text:style-name="Strong_20_Emphasis"><text:span text:style-name="T49">Сравнение строк</text:span></text:span><text:span text:style-name="T49"> — операторы </text:span><text:span text:style-name="Source_20_Text"><text:span text:style-name="T49">==</text:span></text:span><text:span text:style-name="T49">, </text:span><text:span text:style-name="Source_20_Text"><text:span text:style-name="T49">!=</text:span></text:span><text:span text:style-name="T49"> и метод </text:span><text:span text:style-name="Source_20_Text"><text:span text:style-name="T49">compare()</text:span></text:span><text:span text:style-name="T49">.</text:span></text:p>
        </text:list-item>
        <text:list-item>
          <text:p text:style-name="P170"><text:span text:style-name="Strong_20_Emphasis"><text:span text:style-name="T49">Поиск подстроки</text:span></text:span><text:span text:style-name="T49"> — метод </text:span><text:span text:style-name="Source_20_Text"><text:span text:style-name="T49">find()</text:span></text:span><text:span text:style-name="T49">.</text:span></text:p>
        </text:list-item>
        <text:list-item>
          <text:p text:style-name="P170"><text:span text:style-name="Strong_20_Emphasis"><text:span text:style-name="T49">Замена подстроки</text:span></text:span><text:span text:style-name="T49"> — метод </text:span><text:span text:style-name="Source_20_Text"><text:span text:style-name="T49">replace()</text:span></text:span><text:span text:style-name="T49">.</text:span></text:p>
        </text:list-item>
        <text:list-item>
          <text:p text:style-name="P170"><text:span text:style-name="Strong_20_Emphasis"><text:span text:style-name="T49">Удаление символов</text:span></text:span><text:span text:style-name="T49"> — метод </text:span><text:span text:style-name="Source_20_Text"><text:span text:style-name="T49">erase()</text:span></text:span><text:span text:style-name="T49">.</text:span></text:p>
        </text:list-item>
        <text:list-item>
          <text:p text:style-name="P169"><text:span text:style-name="Strong_20_Emphasis"><text:span text:style-name="T49">Приведение к регистру</text:span></text:span><text:span text:style-name="T49"> — с использованием </text:span><text:span text:style-name="Source_20_Text"><text:span text:style-name="T49">toupper()</text:span></text:span><text:span text:style-name="T49"> и </text:span><text:span text:style-name="Source_20_Text"><text:span text:style-name="T49">tolower()</text:span></text:span><text:span text:style-name="T49">.</text:span></text:p>
        </text:list-item>
      </text:list>
      <text:p text:style-name="P52"><text:span text:style-name="Source_20_Text"><text:span text:style-name="T99">Поиск подстроки в строке</text:span></text:span></text:p>
      <text:p text:style-name="Text_20_body"><text:span text:style-name="Source_20_Text"><text:span text:style-name="T51">int findSubstring(const string&amp; str, const string&amp; subStr) {</text:span></text:span></text:p>
      <text:p text:style-name="Text_20_body"><text:span text:style-name="Source_20_Text"><text:span text:style-name="T51"><text:s text:c="4"/>// Внешний цикл для перебора всех возможных позиций начала подстроки в строке</text:span></text:span></text:p>
      <text:p text:style-name="Text_20_body"><text:span text:style-name="Source_20_Text"><text:span text:style-name="T51"><text:s text:c="4"/>for (int i = 0; i &lt;= str.length() - subStr.length(); ++i) {</text:span></text:span></text:p>
      <text:p text:style-name="Text_20_body"><text:span text:style-name="Source_20_Text"><text:span text:style-name="T51"><text:s text:c="8"/>bool found = true;</text:span></text:span></text:p>
      <text:p text:style-name="Text_20_body"><text:span text:style-name="Source_20_Text"><text:span text:style-name="T51"><text:s text:c="8"/>// Внутренний цикл для сравнения каждого символа подстроки с соответствующим символом в строке</text:span></text:span></text:p>
      <text:p text:style-name="Text_20_body"><text:span text:style-name="Source_20_Text"><text:span text:style-name="T51"><text:s text:c="8"/>for (int j = 0; j &lt; subStr.length(); ++j) {</text:span></text:span></text:p>
      <text:p text:style-name="Text_20_body"><text:span text:style-name="Source_20_Text"><text:span text:style-name="T51"><text:s text:c="12"/>if (str[i + j] != subStr[j]) {</text:span></text:span></text:p>
      <text:p text:style-name="Text_20_body"><text:span text:style-name="Source_20_Text"><text:span text:style-name="T51"><text:s text:c="16"/>found = false; <text:s/>// Если символы не совпали, то подстрока не найдена</text:span></text:span></text:p>
      <text:p text:style-name="Text_20_body"><text:span text:style-name="Source_20_Text"><text:span text:style-name="T51"><text:s text:c="16"/>break;</text:span></text:span></text:p>
      <text:p text:style-name="Text_20_body"><text:span text:style-name="Source_20_Text"><text:span text:style-name="T51"><text:s text:c="12"/>}</text:span></text:span></text:p>
      <text:p text:style-name="Text_20_body"><text:span text:style-name="Source_20_Text"><text:span text:style-name="T51"><text:s text:c="8"/>} </text:span></text:span></text:p>
      <text:p text:style-name="Text_20_body"><text:span text:style-name="Source_20_Text"><text:span text:style-name="T51"><text:s text:c="8"/>// Если подстрока найдена, возвращаем индекс</text:span></text:span></text:p>
      <text:p text:style-name="Text_20_body"><text:span text:style-name="Source_20_Text"><text:span text:style-name="T51"><text:s text:c="8"/>if (found) {</text:span></text:span></text:p>
      <text:p text:style-name="Text_20_body"><text:soft-page-break/><text:span text:style-name="Source_20_Text"><text:span text:style-name="T51"><text:s text:c="12"/>return i; <text:s/>// Возвращаем индекс первого вхождения</text:span></text:span></text:p>
      <text:p text:style-name="Text_20_body"><text:span text:style-name="Source_20_Text"><text:span text:style-name="T51"><text:s text:c="8"/>}</text:span></text:span></text:p>
      <text:p text:style-name="Text_20_body"><text:span text:style-name="Source_20_Text"><text:span text:style-name="T51"><text:s text:c="4"/>} </text:span></text:span></text:p>
      <text:p text:style-name="Text_20_body"><text:span text:style-name="Source_20_Text"><text:span text:style-name="T51"><text:s text:c="4"/>return -1; <text:s/>// Если подстрока не найдена, возвращаем -1</text:span></text:span></text:p>
      <text:p text:style-name="Text_20_body"><text:span text:style-name="Source_20_Text"><text:span text:style-name="T51">}</text:span></text:span></text:p>
      <text:p text:style-name="Text_20_body"><text:span text:style-name="Source_20_Text"><text:span text:style-name="T51"/></text:span></text:p>
      <text:p text:style-name="Text_20_body"><text:span text:style-name="Source_20_Text"><text:span text:style-name="T51"/></text:span></text:p>
      <text:p text:style-name="P171"><text:span text:style-name="Source_20_Text"><text:span text:style-name="T60">9)</text:span></text:span><text:span text:style-name="Source_20_Text"><text:span text:style-name="T59">Создание класса. Разбиение на файлы. Конструкторы, деструкторы, сеттеры, гетеры и иные методы. Переопределение операторов +…<text:line-break/>(Доп: Шаблонные классы)</text:span></text:span></text:p>
      <text:p text:style-name="Text_20_body"><text:span text:style-name="Source_20_Text"><text:span text:style-name="T51">В C++ </text:span></text:span><text:span text:style-name="Source_20_Text"><text:span text:style-name="Strong_20_Emphasis"><text:span text:style-name="T51">класс</text:span></text:span></text:span><text:span text:style-name="Source_20_Text"><text:span text:style-name="T51"> — это пользовательский тип данных, который представляет собой </text:span></text:span><text:span text:style-name="Source_20_Text"><text:span text:style-name="Strong_20_Emphasis"><text:span text:style-name="T51">шаблон</text:span></text:span></text:span><text:span text:style-name="Source_20_Text"><text:span text:style-name="T51"> для создания объектов</text:span></text:span><text:span text:style-name="Source_20_Text"><text:span text:style-name="T52">.</text:span></text:span></text:p>
      <text:h text:style-name="Heading_20_3" text:outline-level="3"><text:span text:style-name="Source_20_Text"><text:span text:style-name="T51">Основные элементы класса:</text:span></text:span></text:h>
      <text:list xml:id="list1688119902" text:style-name="L26">
        <text:list-item>
          <text:p text:style-name="P173"><text:span text:style-name="Strong_20_Emphasis"><text:span text:style-name="T49">Данные</text:span></text:span><text:span text:style-name="T49"> (поля): Переменные, которые хранят состояние объекта.</text:span></text:p>
        </text:list-item>
        <text:list-item>
          <text:p text:style-name="P172"><text:span text:style-name="Strong_20_Emphasis"><text:span text:style-name="T49">Методы</text:span></text:span><text:span text:style-name="T49"> (функции-члены): Функции, которые выполняют операции с данными объекта и предоставляют функциональность.</text:span></text:p>
        </text:list-item>
      </text:list>
      <text:p text:style-name="Text_20_body"><text:span text:style-name="Source_20_Text"><text:span text:style-name="T51">Объекты класса имеют собственные данные и методы, которые оперируют с этими данными.</text:span></text:span></text:p>
      <text:h text:style-name="Heading_20_3" text:outline-level="3"><text:span text:style-name="Source_20_Text"><text:span text:style-name="T51">Общая структура класса:</text:span></text:span></text:h>
      <text:p text:style-name="Text_20_body"><text:span text:style-name="Source_20_Text"><text:span text:style-name="T74">class ClassName {</text:span></text:span></text:p>
      <text:p text:style-name="Text_20_body"><text:span text:style-name="Source_20_Text"><text:span text:style-name="T74">private:</text:span></text:span></text:p>
      <text:p text:style-name="Text_20_body"><text:span text:style-name="Source_20_Text"><text:span text:style-name="T74"><text:s text:c="4"/>// Приватные члены — доступны только внутри класса</text:span></text:span></text:p>
      <text:p text:style-name="Text_20_body"><text:span text:style-name="Source_20_Text"><text:span text:style-name="T74"><text:s text:c="4"/>int x;</text:span></text:span></text:p>
      <text:p text:style-name="Text_20_body"><text:span text:style-name="Source_20_Text"><text:span text:style-name="T74"><text:s text:c="4"/>int y;</text:span></text:span></text:p>
      <text:p text:style-name="Text_20_body"><text:span text:style-name="Source_20_Text"><text:span text:style-name="T74"/></text:span></text:p>
      <text:p text:style-name="Text_20_body"><text:span text:style-name="Source_20_Text"><text:span text:style-name="T74">public:</text:span></text:span></text:p>
      <text:p text:style-name="Text_20_body"><text:span text:style-name="Source_20_Text"><text:span text:style-name="T74"><text:s text:c="4"/>// Публичные члены — доступны везде, где доступен объект</text:span></text:span></text:p>
      <text:p text:style-name="Text_20_body"><text:span text:style-name="Source_20_Text"><text:span text:style-name="T74"><text:s text:c="4"/>ClassName(int a, int b); <text:s/>// Конструктор</text:span></text:span></text:p>
      <text:p text:style-name="Text_20_body"><text:span text:style-name="Source_20_Text"><text:span text:style-name="T74"><text:s text:c="4"/>void setX(int a); <text:s/>// Метод для изменения значения x</text:span></text:span></text:p>
      <text:p text:style-name="Text_20_body"><text:span text:style-name="Source_20_Text"><text:span text:style-name="T74"><text:s text:c="4"/>int getX() const; <text:s/>// Метод для получения значения x</text:span></text:span></text:p>
      <text:p text:style-name="Text_20_body"><text:span text:style-name="Source_20_Text"><text:span text:style-name="T74"><text:s text:c="4"/>void print() const; <text:s/>// Метод для вывода значений</text:span></text:span></text:p>
      <text:p text:style-name="Text_20_body"><text:span text:style-name="Source_20_Text"><text:span text:style-name="T74">};</text:span></text:span></text:p>
      <text:p text:style-name="Text_20_body"><text:soft-page-break/><text:span text:style-name="Source_20_Text"><text:span text:style-name="T71">Рассмотрим пример, в котором мы создадим класс Rectangle для работы с прямоугольниками. Мы разобьем код на несколько файлов:</text:span></text:span></text:p>
      <text:list xml:id="list1721857820" text:style-name="L27">
        <text:list-item>
          <text:p text:style-name="P175"><text:span text:style-name="Strong_20_Emphasis"><text:span text:style-name="T49">rectangle.h</text:span></text:span><text:span text:style-name="T49"> — заголовочный файл с объявлением класса.</text:span></text:p>
        </text:list-item>
        <text:list-item>
          <text:p text:style-name="P175"><text:span text:style-name="Strong_20_Emphasis"><text:span text:style-name="T49">rectangle.cpp</text:span></text:span><text:span text:style-name="T49"> — файл реализации методов класса.</text:span></text:p>
        </text:list-item>
        <text:list-item>
          <text:p text:style-name="P174"><text:span text:style-name="Strong_20_Emphasis"><text:span text:style-name="T49">main.cpp</text:span></text:span><text:span text:style-name="T49"> — файл с основной функцией, который использует класс </text:span><text:span text:style-name="Source_20_Text"><text:span text:style-name="T49">Rectangle</text:span></text:span><text:span text:style-name="T49">.</text:span></text:p>
        </text:list-item>
      </text:list>
      <text:h text:style-name="Heading_20_3" text:outline-level="3"><text:span text:style-name="Source_20_Text"><text:span text:style-name="T68">1. </text:span></text:span><text:span text:style-name="Source_20_Text"><text:span text:style-name="Strong_20_Emphasis"><text:span text:style-name="T68">Конструктор (Constructor)</text:span></text:span></text:span></text:h>
      <text:p text:style-name="P93">Конструктор — это специальный метод, который вызывается при создании объекта класса. Он используется для инициализации данных объекта. Конструкторы могут быть перегружены, т.е. иметь разные параметры.</text:p>
      <text:p text:style-name="Text_20_body"><text:span text:style-name="Source_20_Text"><text:span text:style-name="T74">class ClassName {</text:span></text:span></text:p>
      <text:p text:style-name="Text_20_body"><text:span text:style-name="Source_20_Text"><text:span text:style-name="T74">public:</text:span></text:span></text:p>
      <text:p text:style-name="Text_20_body"><text:span text:style-name="Source_20_Text"><text:span text:style-name="T74"><text:s text:c="4"/>ClassName(); <text:s/>// Конструктор по умолчанию</text:span></text:span></text:p>
      <text:p text:style-name="Text_20_body"><text:span text:style-name="Source_20_Text"><text:span text:style-name="T74"><text:s text:c="4"/>ClassName(int a, int b); <text:s/>// Конструктор с параметрами</text:span></text:span></text:p>
      <text:p text:style-name="Text_20_body"><text:span text:style-name="Source_20_Text"><text:span text:style-name="T74">};</text:span></text:span></text:p>
      <text:h text:style-name="Heading_20_3" text:outline-level="3"><text:span text:style-name="Source_20_Text"><text:span text:style-name="T68">2. </text:span></text:span><text:span text:style-name="Source_20_Text"><text:span text:style-name="Strong_20_Emphasis"><text:span text:style-name="T68">Деструктор (Destructor)</text:span></text:span></text:span></text:h>
      <text:p text:style-name="P93">Деструктор — это специальный метод, который автоматически вызывается при уничтожении объекта. Его основная роль — очистка ресурсов, если объект занимал память или другие ресурсы во время своей жизни (например, закрытие файлов или освобождение памяти</text:p>
      <text:p text:style-name="Text_20_body"><text:span text:style-name="Source_20_Text"><text:span text:style-name="T74">class ClassName {</text:span></text:span></text:p>
      <text:p text:style-name="Text_20_body"><text:span text:style-name="Source_20_Text"><text:span text:style-name="T74">public:</text:span></text:span></text:p>
      <text:p text:style-name="Text_20_body"><text:span text:style-name="Source_20_Text"><text:span text:style-name="T74"><text:s text:c="4"/>~ClassName(); <text:s/>// Деструктор</text:span></text:span></text:p>
      <text:p text:style-name="Text_20_body"><text:span text:style-name="Source_20_Text"><text:span text:style-name="T74">};</text:span></text:span></text:p>
      <text:h text:style-name="Heading_20_3" text:outline-level="3"><text:span text:style-name="Source_20_Text"><text:span text:style-name="T68">3. </text:span></text:span><text:span text:style-name="Source_20_Text"><text:span text:style-name="Strong_20_Emphasis"><text:span text:style-name="T68">Сеттеры (Setters)</text:span></text:span></text:span></text:h>
      <text:p text:style-name="P93">Сеттер — это метод, который позволяет изменить значение приватных данных объекта. Обычно сеттеры принимают параметр и устанавливают значение соответствующего члена объекта.</text:p>
      <text:p text:style-name="Text_20_body"><text:span text:style-name="Source_20_Text"><text:span text:style-name="T74">void set&lt;Attribute&gt;(&lt;AttributeType&gt; value);</text:span></text:span></text:p>
      <text:p text:style-name="P176"><text:span text:style-name="Source_20_Text"><text:span text:style-name="T61">Пример</text:span></text:span></text:p>
      <text:p text:style-name="P176"><text:span text:style-name="Source_20_Text"><text:span text:style-name="T74">// Сеттеры </text:span></text:span></text:p>
      <text:p text:style-name="P176"><text:span text:style-name="Source_20_Text"><text:span text:style-name="T74">void setWidth(double w) { </text:span></text:span></text:p>
      <text:p text:style-name="P176"><text:span text:style-name="Source_20_Text"><text:span text:style-name="T74"><text:tab/></text:span></text:span><text:span text:style-name="Source_20_Text"><text:span text:style-name="T74">width = w; </text:span></text:span></text:p>
      <text:p text:style-name="P176"><text:span text:style-name="Source_20_Text"><text:span text:style-name="T74">} </text:span></text:span></text:p>
      <text:p text:style-name="P176"><text:soft-page-break/><text:span text:style-name="Source_20_Text"><text:span text:style-name="T74">void setHeight(double h) { </text:span></text:span></text:p>
      <text:p text:style-name="P176"><text:span text:style-name="Source_20_Text"><text:span text:style-name="T75"><text:tab/></text:span></text:span><text:span text:style-name="Source_20_Text"><text:span text:style-name="T74">height = h; </text:span></text:span></text:p>
      <text:p text:style-name="P176"><text:span text:style-name="Source_20_Text"><text:span text:style-name="T74">}</text:span></text:span></text:p>
      <text:h text:style-name="P23" text:outline-level="3"><text:span text:style-name="Source_20_Text"><text:span text:style-name="T68">4. </text:span></text:span><text:span text:style-name="Source_20_Text"><text:span text:style-name="Strong_20_Emphasis"><text:span text:style-name="T68">Геттеры (Getters)</text:span></text:span></text:span></text:h>
      <text:p text:style-name="P93">Геттер — это метод, который позволяет получить значение приватных данных объекта. Геттеры не изменяют состояние объекта, они только возвращают данные.</text:p>
      <text:p text:style-name="P176"><text:span text:style-name="Source_20_Text"><text:span text:style-name="T74"><text:s/>&lt;AttributeType&gt; get&lt;Attribute&gt;() const;</text:span></text:span></text:p>
      <text:p text:style-name="P176"><text:span text:style-name="Source_20_Text"><text:span text:style-name="T74">// Геттеры </text:span></text:span></text:p>
      <text:p text:style-name="P176"><text:span text:style-name="Source_20_Text"><text:span text:style-name="T74">double getWidth() const { </text:span></text:span></text:p>
      <text:p text:style-name="P176"><text:span text:style-name="Source_20_Text"><text:span text:style-name="T75"><text:tab/></text:span></text:span><text:span text:style-name="Source_20_Text"><text:span text:style-name="T74">return width; </text:span></text:span></text:p>
      <text:p text:style-name="P176"><text:span text:style-name="Source_20_Text"><text:span text:style-name="T74">}</text:span></text:span></text:p>
      <text:p text:style-name="P177"><text:span text:style-name="Source_20_Text"><text:span text:style-name="T62">Переопределение ==</text:span></text:span></text:p>
      <text:p text:style-name="P145">class Point {</text:p>
      <text:p text:style-name="P145">private:</text:p>
      <text:p text:style-name="P145"><text:s text:c="4"/>int x, y;</text:p>
      <text:p text:style-name="P145">public:</text:p>
      <text:p text:style-name="P145"><text:s text:c="4"/>// Конструктор</text:p>
      <text:p text:style-name="P145"><text:s text:c="4"/>Point(int x, int y) : x(x), y(y) {}</text:p>
      <text:p text:style-name="P145"><text:s text:c="4"/>// Перегрузка оператора ==</text:p>
      <text:p text:style-name="P145"><text:s text:c="4"/>bool operator==(const Point&amp; other) {</text:p>
      <text:p text:style-name="P145"><text:s text:c="8"/>return (x == other.x &amp;&amp; y == other.y);</text:p>
      <text:p text:style-name="P145"><text:s text:c="4"/>}</text:p>
      <text:p text:style-name="P145">};</text:p>
      <text:p text:style-name="P178"><text:span text:style-name="Strong_20_Emphasis"><text:span text:style-name="T67">Шаблонные классы</text:span></text:span><text:span text:style-name="T67"> (или </text:span><text:span text:style-name="Strong_20_Emphasis"><text:span text:style-name="T67">классы-шаблоны</text:span></text:span><text:span text:style-name="T67">) в C++ — это механизм, который позволяет создавать обобщенные классы, которые могут работать с различными типами данных. Шаблоны классов позволяют писать код, который работает с любым типом данных, не требуя для каждого типа писать отдельный класс.</text:span></text:p>
      <text:p text:style-name="P145">template &lt;typename T&gt;</text:p>
      <text:p text:style-name="P145">class MyClass {</text:p>
      <text:p text:style-name="P145">private:</text:p>
      <text:p text:style-name="P145"><text:s text:c="4"/>T data; <text:s/>// Переменная типа T</text:p>
      <text:p text:style-name="P145"><text:soft-page-break/></text:p>
      <text:p text:style-name="P145">public:</text:p>
      <text:p text:style-name="P145"><text:s text:c="4"/>MyClass(T value) : data(value) {} <text:s/>// Конструктор, принимающий параметр типа T</text:p>
      <text:p text:style-name="P145"/>
      <text:p text:style-name="P145"><text:s text:c="4"/>T getData() const { <text:s/>// Метод, возвращающий значение типа T</text:p>
      <text:p text:style-name="P145"><text:s text:c="8"/>return data;</text:p>
      <text:p text:style-name="P145"><text:s text:c="4"/>}</text:p>
      <text:p text:style-name="P145"/>
      <text:p text:style-name="P145"><text:s text:c="4"/>void setData(T value) { <text:s/>// Метод, изменяющий значение</text:p>
      <text:p text:style-name="P145"><text:s text:c="8"/>data = value;</text:p>
      <text:p text:style-name="P145"><text:s text:c="4"/>}</text:p>
      <text:p text:style-name="P145">};</text:p>
      <text:p text:style-name="P148">10)<text:span text:style-name="T3">Наследование.</text:span> <text:span text:style-name="T3">Модификаторы доступа. Полиморфизм. Принципы ООП (абстракция,…)</text:span></text:p>
      <text:p text:style-name="P148"><text:span text:style-name="T44">В C++ </text:span><text:span text:style-name="Strong_20_Emphasis"><text:span text:style-name="T44">объектно-ориентированное программирование (ООП)</text:span></text:span><text:span text:style-name="T44"> основывается на четырех основных принципах:</text:span></text:p>
      <text:list xml:id="list3188840777" text:style-name="L28">
        <text:list-item>
          <text:p text:style-name="P182"><text:span text:style-name="Strong_20_Emphasis"><text:span text:style-name="T63">Абстракция</text:span></text:span></text:p>
        </text:list-item>
        <text:list-item>
          <text:p text:style-name="P182"><text:span text:style-name="Strong_20_Emphasis"><text:span text:style-name="T63">Наследование</text:span></text:span></text:p>
        </text:list-item>
        <text:list-item>
          <text:p text:style-name="P182"><text:span text:style-name="Strong_20_Emphasis"><text:span text:style-name="T63">Инкапсуляция</text:span></text:span></text:p>
        </text:list-item>
        <text:list-item>
          <text:p text:style-name="P181"><text:span text:style-name="Strong_20_Emphasis"><text:span text:style-name="T63">Полиморфизм</text:span></text:span></text:p>
        </text:list-item>
      </text:list>
      <text:p text:style-name="P153"><text:span text:style-name="Strong_20_Emphasis"><text:span text:style-name="T142">Наследование</text:span></text:span><text:span text:style-name="T47"> позволяет создавать новые классы на основе уже существующих, передавая им характеристики и поведение. Новый класс (производный класс) наследует свойства и методы базового класса, и может добавлять свои собственные.</text:span><text:span text:style-name="T145">Язык C++ — один из немногих языков с множественным наследованием: у класса может быть несколько базовых классов.</text:span></text:p>
      <text:h text:style-name="P28" text:outline-level="4"><text:span text:style-name="T119">Синтаксис наследования:</text:span></text:h>
      <text:p text:style-name="P151"><text:span text:style-name="T42">class Base { <text:s text:c="2"/>// Базовый класс</text:span></text:p>
      <text:p text:style-name="P151"><text:span text:style-name="T42">public:</text:span></text:p>
      <text:p text:style-name="P151"><text:span text:style-name="T42"><text:s text:c="4"/>void display() {</text:span></text:p>
      <text:p text:style-name="P151"><text:span text:style-name="T42"><text:s text:c="8"/>cout &lt;&lt; "Base class" &lt;&lt; endl;</text:span></text:p>
      <text:p text:style-name="P151"><text:span text:style-name="T42"><text:s text:c="4"/>}</text:span></text:p>
      <text:p text:style-name="P151"><text:span text:style-name="T42">};</text:span></text:p>
      <text:p text:style-name="P151"><text:span text:style-name="T42"/></text:p>
      <text:p text:style-name="P151"><text:soft-page-break/><text:span text:style-name="T42"/></text:p>
      <text:p text:style-name="P151"><text:span text:style-name="T42"/></text:p>
      <text:p text:style-name="P151"><text:span text:style-name="T42">class Derived : public Base { <text:s text:c="2"/>// Производный класс</text:span></text:p>
      <text:p text:style-name="P151"><text:span text:style-name="T42">public:</text:span></text:p>
      <text:p text:style-name="P151"><text:span text:style-name="T42"><text:s text:c="4"/>void show() {</text:span></text:p>
      <text:p text:style-name="P151"><text:span text:style-name="T42"><text:s text:c="8"/>cout &lt;&lt; "Derived class" &lt;&lt; endl;</text:span></text:p>
      <text:p text:style-name="P151"><text:span text:style-name="T42"><text:s text:c="4"/>}</text:span></text:p>
      <text:p text:style-name="P151"><text:span text:style-name="T42">};</text:span></text:p>
      <text:p text:style-name="P148"><text:span text:style-name="Strong_20_Emphasis"><text:span text:style-name="T140">Модификаторы доступа</text:span></text:span><text:span text:style-name="T44"> определяют, какие члены класса доступны из других частей программы. В C++ есть три основных модификатора доступа:</text:span></text:p>
      <text:list xml:id="list412580139" text:style-name="L29">
        <text:list-item>
          <text:p text:style-name="P184"><text:span text:style-name="Strong_20_Emphasis"><text:span text:style-name="T49">public</text:span></text:span><text:span text:style-name="T49"> — члены класса доступны из любой части программы.</text:span></text:p>
        </text:list-item>
        <text:list-item>
          <text:p text:style-name="P184"><text:span text:style-name="Strong_20_Emphasis"><text:span text:style-name="T49">protected</text:span></text:span><text:span text:style-name="T49"> — члены класса доступны только внутри самого класса и его производных классов.</text:span></text:p>
        </text:list-item>
        <text:list-item>
          <text:p text:style-name="P183"><text:span text:style-name="Strong_20_Emphasis"><text:span text:style-name="T49">private</text:span></text:span><text:span text:style-name="T49"> — члены класса доступны только внутри самого класса.</text:span></text:p>
        </text:list-item>
      </text:list>
      <text:p text:style-name="P146">class Example {</text:p>
      <text:p text:style-name="P146">public:</text:p>
      <text:p text:style-name="P146"><text:s text:c="4"/>int publicVar;</text:p>
      <text:p text:style-name="P146">protected:</text:p>
      <text:p text:style-name="P146"><text:s text:c="4"/>int protectedVar;</text:p>
      <text:p text:style-name="P146">private:</text:p>
      <text:p text:style-name="P146"><text:s text:c="4"/>int privateVar;</text:p>
      <text:p text:style-name="P146">public:</text:p>
      <text:p text:style-name="P146"><text:s text:c="4"/>Example() : publicVar(10), protectedVar(20), privateVar(30) {}</text:p>
      <text:p text:style-name="P146"/>
      <text:p text:style-name="P146"><text:s text:c="4"/>void display() {</text:p>
      <text:p text:style-name="P146"><text:s text:c="8"/>cout &lt;&lt; "Public: " &lt;&lt; publicVar &lt;&lt; endl;</text:p>
      <text:p text:style-name="P146"><text:s text:c="8"/>cout &lt;&lt; "Protected: " &lt;&lt; protectedVar &lt;&lt; endl;</text:p>
      <text:p text:style-name="P146"><text:s text:c="8"/>cout &lt;&lt; "Private: " &lt;&lt; privateVar &lt;&lt; endl;</text:p>
      <text:p text:style-name="P146"><text:s text:c="4"/>}</text:p>
      <text:p text:style-name="P146">};</text:p>
      <text:p text:style-name="P146"/>
      <text:p text:style-name="P146"><text:soft-page-break/></text:p>
      <text:p text:style-name="P148"><text:span text:style-name="Strong_20_Emphasis"><text:span text:style-name="T140">Полиморфизм</text:span></text:span><text:span text:style-name="T44"> позволяет использовать одинаковые интерфейсы для разных типов данных. В C++ полиморфизм реализуется через </text:span><text:span text:style-name="Strong_20_Emphasis"><text:span text:style-name="T117">виртуальные функции</text:span></text:span><text:span text:style-name="T44">.</text:span></text:p>
      <text:p text:style-name="P93">Полиморфизм бывает двух типов:</text:p>
      <text:list xml:id="list4278997743" text:style-name="L30">
        <text:list-item>
          <text:p text:style-name="P186"><text:span text:style-name="Strong_20_Emphasis"><text:span text:style-name="T49">Статический (или компиляционный) полиморфизм</text:span></text:span><text:span text:style-name="T49"> — достигается через перегрузку функций и операторов.</text:span></text:p>
        </text:list-item>
        <text:list-item>
          <text:p text:style-name="P185"><text:span text:style-name="Strong_20_Emphasis"><text:span text:style-name="T49">Динамический (или рантайм) полиморфизм</text:span></text:span><text:span text:style-name="T49"> — достигается через использование виртуальных функций.</text:span></text:p>
        </text:list-item>
      </text:list>
      <text:p text:style-name="P156"><text:span text:style-name="T143">Абстракция</text:span> — это процесс скрытия сложных деталей реализации и представление только тех характеристик, которые важны для пользователя. В C++ абстракция обычно достигается через использование классов и интерфейсов, которые скрывают детали реализации и предоставляют только нужные методы.</text:p>
      <text:p text:style-name="P158">class Shape {</text:p>
      <text:p text:style-name="P158">public:</text:p>
      <text:p text:style-name="P158"><text:s text:c="4"/>virtual double area() = 0; <text:s/>// Чисто виртуальная функция (интерфейс)</text:p>
      <text:p text:style-name="P158"><text:s text:c="4"/>virtual double perimeter() = 0; <text:s/>// Чисто виртуальная функция</text:p>
      <text:p text:style-name="P158">};</text:p>
      <text:p text:style-name="P156"><text:span text:style-name="T143">Инкапсуляция</text:span> — это принцип сокрытия данных внутри класса и предоставления доступа к этим данным через методы. Это позволяет защитить данные от неправильного использования и изменений</text:p>
      <text:p text:style-name="P158">class BankAccount {</text:p>
      <text:p text:style-name="P158">private:</text:p>
      <text:p text:style-name="P158"><text:s text:c="4"/>double balance; <text:s/>// Закрытая переменная</text:p>
      <text:p text:style-name="P158">public:</text:p>
      <text:p text:style-name="P158"><text:s text:c="4"/>void deposit(double amount) { <text:s/>// Метод для изменения баланса</text:p>
      <text:p text:style-name="P158"><text:s text:c="8"/>if (amount &gt; 0) {</text:p>
      <text:p text:style-name="P158"><text:s text:c="12"/>balance += amount;</text:p>
      <text:p text:style-name="P158"><text:s text:c="8"/>}</text:p>
      <text:p text:style-name="P158"><text:s text:c="4"/>}</text:p>
      <text:p text:style-name="P158"><text:s text:c="4"/>double getBalance() const { <text:s/>// Метод для получения баланса</text:p>
      <text:p text:style-name="P158"><text:s text:c="8"/>return balance;</text:p>
      <text:p text:style-name="P158"><text:s text:c="4"/>}</text:p>
      <text:p text:style-name="P158">};</text:p>
      <text:list xml:id="list235647968052684" text:continue-list="list235647415255089" text:style-name="WWNum1">
        <text:list-header>
          <text:p text:style-name="P53"><text:soft-page-break/><text:span text:style-name="T5">11)</text:span><text:span text:style-name="T3">Вычисление приближенного значения корня уравнения </text:span><text:span text:style-name="T128">f</text:span><text:span text:style-name="T3">(</text:span><text:span text:style-name="T128">x</text:span><text:span text:style-name="T3">)=0 методом половинного деления/ методом секущих. Различия. Алгоритм программы.</text:span></text:p>
          <text:p text:style-name="P54"><text:span text:style-name="T44">Вычисление приближенного значения корня уравнения f(x)=0 является одной из важных задач в численных методах. Для решения этой задачи существует несколько методов, таких как </text:span><text:span text:style-name="Strong_20_Emphasis"><text:span text:style-name="T44">метод половинного деления</text:span></text:span><text:span text:style-name="T44"> и </text:span><text:span text:style-name="Strong_20_Emphasis"><text:span text:style-name="T44">метод секущих</text:span></text:span><text:span text:style-name="T44">. Рассмотрим эти методы подробнее, а также алгоритмы их реализации.</text:span></text:p>
          <text:p text:style-name="P149"><text:span text:style-name="T45">Метод половинного деления — это простой итерационный метод, который используется для нахождения корня функции, если функция непрерывна на отрезке [a,b] и f(a)⋅f(b)&lt;0 (то есть функция меняет знак на этом интервале).</text:span></text:p>
        </text:list-header>
      </text:list>
      <text:p text:style-name="Text_20_body"><text:span text:style-name="Strong_20_Emphasis"><text:span text:style-name="T49">Алгоритм метода половинного деления:</text:span></text:span></text:p>
      <text:list xml:id="list3555234179" text:style-name="L31">
        <text:list-item>
          <text:p text:style-name="P105">Задаем начальный интервал [a,b], на котором функция меняет знак: f(a)⋅f(b)&lt;0.</text:p>
        </text:list-item>
        <text:list-item>
          <text:p text:style-name="P105">Вычисляем середину интервала: m=2a+b​.</text:p>
        </text:list-item>
        <text:list-item>
          <text:p text:style-name="P105">Проверяем условие окончания. Если ∣f(m)∣ достаточно мало (например, меньше заранее заданной точности ϵ), то m является приближенным корнем.</text:p>
        </text:list-item>
        <text:list-item>
          <text:p text:style-name="P105">Если f(a)⋅f(m)&lt;0, то новый интервал становится [a,m], иначе [m,b].</text:p>
        </text:list-item>
        <text:list-item>
          <text:p text:style-name="P106">Повторяем шаги 2-4 до достижения требуемой точности.</text:p>
        </text:list-item>
      </text:list>
      <text:p text:style-name="P69">class Result</text:p>
      <text:p text:style-name="P69">{</text:p>
      <text:p text:style-name="P69">private:</text:p>
      <text:p text:style-name="P69"><text:s text:c="4"/>int m_k = 0; <text:s text:c="2"/>//количество итераций</text:p>
      <text:p text:style-name="P69"><text:s text:c="4"/>double m_M;</text:p>
      <text:p text:style-name="P69"><text:s text:c="4"/>double m_Ep; <text:s/></text:p>
      <text:p text:style-name="P69">public:</text:p>
      <text:p text:style-name="P69"><text:s text:c="4"/>// 1. Конструктор по умолчанию</text:p>
      <text:p text:style-name="P69"><text:s text:c="4"/>Result(){}</text:p>
      <text:p text:style-name="P69"><text:s text:c="4"/>// 4. Деструктор</text:p>
      <text:p text:style-name="P69"><text:s text:c="4"/>~Result() {</text:p>
      <text:p text:style-name="P69"><text:s text:c="8"/>cout &lt;&lt; "Class deleted" <text:s/>&lt;&lt; endl;</text:p>
      <text:p text:style-name="P69"><text:s text:c="4"/>}</text:p>
      <text:p text:style-name="P69"><text:s text:c="4"/>friend ostream&amp; operator&lt;&lt;(ostream&amp; out, const Result&amp; c) </text:p>
      <text:p text:style-name="P69"><text:s text:c="4"/>{</text:p>
      <text:p text:style-name="P69"><text:s text:c="8"/>out &lt;&lt; "{M = "&lt;&lt; c.m_M &lt;&lt; "; k = " &lt;&lt; c.m_k &lt;&lt; "; Ep = " &lt;&lt; c.m_Ep &lt;&lt; "}";</text:p>
      <text:p text:style-name="P69"><text:s text:c="8"/>return out;</text:p>
      <text:p text:style-name="P69"><text:soft-page-break/><text:s text:c="4"/>}</text:p>
      <text:p text:style-name="P69">};</text:p>
      <text:p text:style-name="P69">Result find_x(double E) </text:p>
      <text:p text:style-name="P69">{</text:p>
      <text:p text:style-name="P69"><text:s text:c="4"/>double R = -10;</text:p>
      <text:p text:style-name="P69"><text:s text:c="4"/>double L = -10;</text:p>
      <text:p text:style-name="P69"><text:s text:c="4"/>if (f(L) &lt; 0){</text:p>
      <text:p text:style-name="P69"><text:s text:c="8"/>while (f(R) &lt; 0){ R += 0.5;}</text:p>
      <text:p text:style-name="P69"><text:s text:c="4"/>}</text:p>
      <text:p text:style-name="P69"><text:s text:c="4"/>else if (f(L) &gt; 0){</text:p>
      <text:p text:style-name="P69"><text:s text:c="8"/>while (f(R) &gt; 0){ R += 0.5;}</text:p>
      <text:p text:style-name="P69"><text:s text:c="4"/>}</text:p>
      <text:p text:style-name="P69"><text:s text:c="4"/>int k = 0;</text:p>
      <text:p text:style-name="P69"><text:s text:c="4"/>double M = (R + L)/2; </text:p>
      <text:p text:style-name="P69"><text:s text:c="4"/>while (abs(f(M)) - E &gt; 0){</text:p>
      <text:p text:style-name="P69"><text:s text:c="8"/>if (f(L) &gt; 0){</text:p>
      <text:p text:style-name="P69"><text:s text:c="12"/>if (f(M) &gt; 0){L = M;}</text:p>
      <text:p text:style-name="P69"><text:s text:c="12"/>else {R = M;}</text:p>
      <text:p text:style-name="P69"><text:s text:c="8"/>}</text:p>
      <text:p text:style-name="P69"><text:s text:c="8"/>if (f(L) &lt; 0){</text:p>
      <text:p text:style-name="P69"><text:s text:c="12"/>if (f(M) &lt; 0){L = M;}</text:p>
      <text:p text:style-name="P69"><text:s text:c="12"/>else {R = M;}</text:p>
      <text:p text:style-name="P69"><text:s text:c="8"/>}</text:p>
      <text:p text:style-name="P69"><text:s text:c="8"/>M = (R + L)/2;</text:p>
      <text:p text:style-name="P69"><text:s text:c="8"/>k++;</text:p>
      <text:p text:style-name="P69"><text:s text:c="8"/>}</text:p>
      <text:p text:style-name="P69"><text:s text:c="4"/>Result res1;</text:p>
      <text:p text:style-name="P69"><text:s text:c="4"/>res1.setM(M);</text:p>
      <text:p text:style-name="P69"><text:s text:c="4"/>res1.setK(k);</text:p>
      <text:p text:style-name="P69"><text:s text:c="4"/>res1.setEp(abs(f(M)));</text:p>
      <text:p text:style-name="P69"><text:s text:c="4"/>return res1;</text:p>
      <text:p text:style-name="P69">}</text:p>
      <text:h text:style-name="P16" text:outline-level="3"><text:soft-page-break/><text:span text:style-name="T122">2. </text:span><text:span text:style-name="Strong_20_Emphasis"><text:span text:style-name="T122">Метод секущих</text:span></text:span></text:h>
      <text:p text:style-name="P93">Метод секущих — это итерационный метод, который также используется для нахождения корня функции. В отличие от метода половинного деления, метод секущих использует прямые (секущие линии), чтобы приближенно находить корень уравнения. Этот метод является более быстрым, но требует, чтобы начальные приближения x0​ и x1​ были выбраны так, чтобы не попасть в точку, где производная функции равна нулю.</text:p>
      <text:p text:style-name="Text_20_body"><text:span text:style-name="Strong_20_Emphasis"><text:span text:style-name="T49">Алгоритм метода секущих:</text:span></text:span></text:p>
      <text:list xml:id="list2199855337" text:style-name="L32">
        <text:list-item>
          <text:p text:style-name="P107">Задаем начальные приближения x0​ и x1​.</text:p>
        </text:list-item>
        <text:list-item>
          <text:p text:style-name="P107">Используем формулу для нового приближения: xn+1​=xn​−f(xn​)−f(xn−1​)f(xn​)⋅(xn​−xn−1​)​</text:p>
        </text:list-item>
        <text:list-item>
          <text:p text:style-name="P107">Проверяем условие окончания. Если ∣xn+1​−xn​∣ меньше заранее заданной точности ϵ, то xn+1​ — это приближенный корень.</text:p>
        </text:list-item>
        <text:list-item>
          <text:p text:style-name="P108">Повторяем шаг 2 до достижения требуемой точности.</text:p>
        </text:list-item>
      </text:list>
      <text:p text:style-name="P67">Алгоритм кода:</text:p>
      <text:p text:style-name="P69">class Point</text:p>
      <text:p text:style-name="P69">{</text:p>
      <text:p text:style-name="P69">public:</text:p>
      <text:p text:style-name="P69"><text:s text:c="4"/>double x;</text:p>
      <text:p text:style-name="P69"><text:s text:c="4"/>double y;</text:p>
      <text:p text:style-name="P69"><text:s text:c="4"/>Point(){}</text:p>
      <text:p text:style-name="P69"><text:s text:c="4"/>Point(double m_x, double m_y) : x(m_x), y(m_y) {}</text:p>
      <text:p text:style-name="P69">};</text:p>
      <text:p text:style-name="P69"/>
      <text:p text:style-name="P69">Result find_M(double E) </text:p>
      <text:p text:style-name="P69">{</text:p>
      <text:p text:style-name="P69"><text:s text:c="4"/>double R = 0;</text:p>
      <text:p text:style-name="P69"><text:s text:c="4"/>double L = 0;</text:p>
      <text:p text:style-name="P69"><text:s text:c="4"/>while (true){</text:p>
      <text:p text:style-name="P69"><text:s text:c="8"/>if (f(L) &lt; 0 and f(R) &gt; 0){break;}</text:p>
      <text:p text:style-name="P69"><text:s text:c="8"/>else if (f(L) &gt; 0 and f(R) &lt; 0){break;}</text:p>
      <text:p text:style-name="P69"><text:s text:c="8"/>R += 0.5;</text:p>
      <text:p text:style-name="P69"><text:s text:c="8"/>L -= 0.5;</text:p>
      <text:p text:style-name="P69"><text:s text:c="4"/>}</text:p>
      <text:p text:style-name="P69"><text:soft-page-break/><text:s text:c="4"/>int k = 0;</text:p>
      <text:p text:style-name="P69"><text:s text:c="4"/>Point A(L, f(L)); <text:s/></text:p>
      <text:p text:style-name="P69"><text:s text:c="4"/>Point B(R, f(R));</text:p>
      <text:p text:style-name="P69"><text:s text:c="4"/>double M_x = ((-1 * A.y) * (B.x- A.x))/(B.y - A.y) + A.x;</text:p>
      <text:p text:style-name="P69"><text:s text:c="4"/>Point M(M_x, 0); </text:p>
      <text:p text:style-name="P69"><text:s text:c="4"/>while (abs(f(M.x)) - E &gt; 0){</text:p>
      <text:p text:style-name="P69"><text:s text:c="8"/>k++;</text:p>
      <text:p text:style-name="P69"><text:s text:c="8"/>if (f(L) &gt; 0){</text:p>
      <text:p text:style-name="P69"><text:s text:c="12"/>if (f(M.x) &gt; 0){L = M.x;}</text:p>
      <text:p text:style-name="P69"><text:s text:c="12"/>else {R = M.x;}</text:p>
      <text:p text:style-name="P69"><text:s text:c="8"/>}</text:p>
      <text:p text:style-name="P69"><text:s text:c="8"/>if (f(L) &lt; 0){</text:p>
      <text:p text:style-name="P69"><text:s text:c="12"/>if (f(M.x) &lt; 0){L = M.x;}</text:p>
      <text:p text:style-name="P69"><text:s text:c="12"/>else {R = M.x;}</text:p>
      <text:p text:style-name="P69"><text:s text:c="8"/>}</text:p>
      <text:p text:style-name="P69"/>
      <text:p text:style-name="P69"><text:s text:c="8"/>Point A(L, f(L)); <text:s/></text:p>
      <text:p text:style-name="P69"><text:s text:c="8"/>Point B(R, f(R));</text:p>
      <text:p text:style-name="P69"><text:s text:c="8"/>M_x = ((-1 * A.y) * (B.x- A.x))/(B.y - A.y) + A.x;</text:p>
      <text:p text:style-name="P69"><text:s text:c="8"/>M.x = M_x;</text:p>
      <text:p text:style-name="P69"><text:s text:c="4"/>}</text:p>
      <text:p text:style-name="P69"><text:s text:c="4"/>Result res1;</text:p>
      <text:p text:style-name="P69"><text:s text:c="4"/>res1.setM(M.x);</text:p>
      <text:p text:style-name="P69"><text:s text:c="4"/>res1.setK(k);</text:p>
      <text:p text:style-name="P69"><text:s text:c="4"/>res1.setEp(abs(f(M.x)));</text:p>
      <text:p text:style-name="P69"><text:s text:c="4"/>return res1;</text:p>
      <text:p text:style-name="P69">}</text:p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85">Характеристика</text:p>
            </table:table-cell>
            <table:table-cell table:style-name="Table7.A1" office:value-type="string">
              <text:p text:style-name="P85">Метод половинного деления</text:p>
            </table:table-cell>
            <table:table-cell table:style-name="Table7.A1" office:value-type="string">
              <text:p text:style-name="P85">Метод секущих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trong_20_Emphasis"><text:span text:style-name="T49">Требования к функции</text:span></text:span></text:p>
          </table:table-cell>
          <table:table-cell table:style-name="Table7.A1" office:value-type="string">
            <text:p text:style-name="P84">Функция должна менять знак на интервале [a,b].</text:p>
          </table:table-cell>
          <table:table-cell table:style-name="Table7.A1" office:value-type="string">
            <text:p text:style-name="P84">Не требует изменения знака, но может не работать, если выбор начальных значений неудачен.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49">Скорость сходимости</text:span></text:span></text:p>
          </table:table-cell>
          <table:table-cell table:style-name="Table7.A1" office:value-type="string">
            <text:p text:style-name="P84">Медленная, O(log(n)), т.к. сужает интервал в два раза за шаг.</text:p>
          </table:table-cell>
          <table:table-cell table:style-name="Table7.A1" office:value-type="string">
            <text:p text:style-name="P84">Быстрее, O(n), т.к. использует секущие, но зависит от выбора начальных значений.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49">Точность</text:span></text:span></text:p>
          </table:table-cell>
          <table:table-cell table:style-name="Table7.A1" office:value-type="string">
            <text:p text:style-name="P84">Хорошая точность, но медленная сходимость.</text:p>
          </table:table-cell>
          <table:table-cell table:style-name="Table7.A1" office:value-type="string">
            <text:p text:style-name="P84">Быстрая сходимость, но возможны проблемы с точностью.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49">Преимущества</text:span></text:span></text:p>
          </table:table-cell>
          <table:table-cell table:style-name="Table7.A1" office:value-type="string">
            <text:p text:style-name="P84">Простота реализации, гарантированное сужение интервала.</text:p>
          </table:table-cell>
          <table:table-cell table:style-name="Table7.A1" office:value-type="string">
            <text:p text:style-name="P84">Быстрее, чем метод половинного деления.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49">Недостатки</text:span></text:span></text:p>
          </table:table-cell>
          <table:table-cell table:style-name="Table7.A1" office:value-type="string">
            <text:p text:style-name="P84">Требуется, чтобы функция меняла знак на интервале.</text:p>
          </table:table-cell>
          <table:table-cell table:style-name="Table7.A1" office:value-type="string">
            <text:p text:style-name="P84">Может не сходиться, если начальные значения выбраны плохо.</text:p>
          </table:table-cell>
        </table:table-row>
      </table:table>
      <text:p text:style-name="P69"/>
      <text:p text:style-name="P160"><text:span text:style-name="Strong_20_Emphasis"><text:span text:style-name="T115">12)</text:span></text:span><text:span text:style-name="Strong_20_Emphasis"><text:span text:style-name="T114">Структуры данных очередь/ стек (наша реализация). Особенности работы с ними. Переопределение операторов +… Примеры с рисунками.</text:span></text:span></text:p>
      <text:p text:style-name="P159"><text:span text:style-name="Strong_20_Emphasis"><text:span text:style-name="T117">Структуры данных</text:span></text:span><text:span text:style-name="T117"> — это способы организации и хранения данных, которые позволяют эффективно выполнять операции с этими данными. Две важные структуры данных, которые широко используются в программировании, — это </text:span><text:span text:style-name="Strong_20_Emphasis"><text:span text:style-name="T117">очередь (queue)</text:span></text:span><text:span text:style-name="T117"> и </text:span><text:span text:style-name="Strong_20_Emphasis"><text:span text:style-name="T117">стек (stack)</text:span></text:span><text:span text:style-name="T117">. Они представляют собой абстракции для организации данных, но имеют разные принципы работы.</text:span></text:p>
      <text:h text:style-name="Heading_20_3" text:outline-level="3"><text:span text:style-name="T69">1. </text:span><text:span text:style-name="Strong_20_Emphasis"><text:span text:style-name="T69">Стек (Stack)</text:span></text:span></text:h>
      <text:p text:style-name="Text_20_body"><text:span text:style-name="Strong_20_Emphasis"><text:span text:style-name="T49">Стек</text:span></text:span><text:span text:style-name="T49"> — это структура данных, которая работает по принципу </text:span><text:span text:style-name="Strong_20_Emphasis"><text:span text:style-name="T49">LIFO (Last In, First Out)</text:span></text:span><text:span text:style-name="T49">, то есть последний добавленный элемент извлекается первым.</text:span></text:p>
      <text:p text:style-name="P159"><text:span text:style-name="Strong_20_Emphasis"><text:span text:style-name="T117">Особенности стека:</text:span></text:span></text:p>
      <text:list xml:id="list2812875031" text:style-name="L33">
        <text:list-item>
          <text:p text:style-name="P109">Стек работает по принципу LIFO (Last In, First Out), что означает, что последний добавленный элемент будет первым удален.</text:p>
        </text:list-item>
        <text:list-item>
          <text:p text:style-name="P110">Стек используется в таких задачах, как рекурсивные вызовы, отмена операций (например, в редакторах), анализ выражений (например, парсинг).</text:p>
        </text:list-item>
      </text:list>
      <text:h text:style-name="P16" text:outline-level="3"><text:soft-page-break/><text:span text:style-name="T122">2. </text:span><text:span text:style-name="Strong_20_Emphasis"><text:span text:style-name="T122">Очередь (Queue)</text:span></text:span></text:h>
      <text:p text:style-name="Text_20_body"><text:span text:style-name="Strong_20_Emphasis"><text:span text:style-name="T49">Очередь</text:span></text:span><text:span text:style-name="T49"> — это структура данных, которая работает по принципу </text:span><text:span text:style-name="Strong_20_Emphasis"><text:span text:style-name="T49">FIFO (First In, First Out)</text:span></text:span><text:span text:style-name="T49">, то есть первый добавленный элемент извлекается первым.</text:span></text:p>
      <text:p text:style-name="Text_20_body"><text:span text:style-name="Strong_20_Emphasis"><text:span text:style-name="T49"/></text:span></text:p>
      <text:p text:style-name="Text_20_body"><text:span text:style-name="Strong_20_Emphasis"><text:span text:style-name="T49">Особенности очереди:</text:span></text:span></text:p>
      <text:list xml:id="list367538934" text:style-name="L34">
        <text:list-item>
          <text:p text:style-name="P111">Очередь работает по принципу FIFO (First In, First Out), что означает, что первый добавленный элемент будет первым удален.</text:p>
        </text:list-item>
        <text:list-item>
          <text:p text:style-name="P112">Очередь используется в таких задачах, как обработка запросов (например, в серверах), управление процессами в операционных системах, модели ожидания (например, в билетных кассах).</text:p>
        </text:list-item>
      </text:list>
      <text:p text:style-name="P150">13)<text:span text:style-name="T3">Библиотека </text:span><text:span text:style-name="T128">SFML</text:span><text:span text:style-name="T3">. Возможности. Настройки окна. Базовые фигуры (размеры, положение, …). Изменение цвета. Наложение текстур (картинок). Воспроизведение звука.</text:span></text:p>
      <text:p text:style-name="P180"><text:span text:style-name="Strong_20_Emphasis"><text:span text:style-name="T65">SFML (Simple and Fast Multimedia Library)</text:span></text:span><text:span text:style-name="T65"> — это кроссплатформенная библиотека, предназначенная для разработки графических приложений, игр и мультимедийных программ. Она предоставляет удобные инструменты для работы с графикой, звуком, окнами и ввода/вывода.</text:span></text:p>
      <text:h text:style-name="P21" text:outline-level="3">Основные возможности библиотеки SFML:</text:h>
      <text:list xml:id="list3213216615" text:style-name="L35">
        <text:list-item>
          <text:p text:style-name="P187"><text:span text:style-name="Strong_20_Emphasis"><text:span text:style-name="T49">Графика</text:span></text:span><text:span text:style-name="T49">:</text:span></text:p>
          <text:list>
            <text:list-item>
              <text:p text:style-name="P113">Работа с окнами и создание графического интерфейса.</text:p>
            </text:list-item>
            <text:list-item>
              <text:p text:style-name="P113">Рисование базовых фигур (прямоугольники, круги, линии и т.д.).</text:p>
            </text:list-item>
            <text:list-item>
              <text:p text:style-name="P113">Наложение текстур (картинок).</text:p>
            </text:list-item>
            <text:list-item>
              <text:p text:style-name="P113">Применение шейдеров и эффектов.</text:p>
            </text:list-item>
          </text:list>
        </text:list-item>
        <text:list-item>
          <text:p text:style-name="P187"><text:span text:style-name="Strong_20_Emphasis"><text:span text:style-name="T49">Звук</text:span></text:span><text:span text:style-name="T49">:</text:span></text:p>
          <text:list>
            <text:list-item>
              <text:p text:style-name="P113">Воспроизведение звуковых файлов (форматы WAV, OGG, FLAC и другие).</text:p>
            </text:list-item>
            <text:list-item>
              <text:p text:style-name="P113">Использование музыкальных и звуковых потоков для фоновой музыки и звуковых эффектов.</text:p>
            </text:list-item>
          </text:list>
        </text:list-item>
        <text:list-item>
          <text:p text:style-name="P187"><text:span text:style-name="Strong_20_Emphasis"><text:span text:style-name="T49">Ввод</text:span></text:span><text:span text:style-name="T49">:</text:span></text:p>
          <text:list>
            <text:list-item>
              <text:p text:style-name="P113">Обработка ввода с клавиатуры, мыши, джойстиков.</text:p>
            </text:list-item>
          </text:list>
        </text:list-item>
        <text:list-item>
          <text:p text:style-name="P187"><text:span text:style-name="Strong_20_Emphasis"><text:span text:style-name="T49">Сетевые возможности</text:span></text:span><text:span text:style-name="T49">:</text:span></text:p>
          <text:list>
            <text:list-item>
              <text:p text:style-name="P113">Базовые возможности для создания сетевых приложений.</text:p>
            </text:list-item>
          </text:list>
        </text:list-item>
        <text:list-item>
          <text:p text:style-name="P187"><text:span text:style-name="Strong_20_Emphasis"><text:span text:style-name="T49">Мультимедиа</text:span></text:span><text:span text:style-name="T49">:</text:span></text:p>
          <text:list>
            <text:list-item>
              <text:p text:style-name="P114">Работа с видео и изображениями.</text:p>
            </text:list-item>
          </text:list>
        </text:list-item>
      </text:list>
      <text:p text:style-name="P93">Теперь давайте разберем, как использовать некоторые базовые функции SFML, такие как создание окна, рисование фигур, наложение текстур и воспроизведение звука.</text:p>
      <text:p text:style-name="P93"><text:soft-page-break/></text:p>
      <text:h text:style-name="P24" text:outline-level="3"><text:span text:style-name="T70">1. </text:span><text:span text:style-name="Strong_20_Emphasis"><text:span text:style-name="T70">Настройки окна</text:span></text:span></text:h>
      <text:p text:style-name="Text_20_body"><text:span text:style-name="T49">SFML позволяет создавать окно для графического вывода с помощью класса </text:span><text:span text:style-name="Source_20_Text"><text:span text:style-name="T49">sf::RenderWindow</text:span></text:span><text:span text:style-name="T49">. Вы можете задать параметры окна, такие как размер, название и стиль окна.</text:span></text:p>
      <text:p text:style-name="P93"/>
      <text:p text:style-name="P93"/>
      <text:p text:style-name="P93"/>
      <text:p text:style-name="P161"><text:bookmark text:name="_GoBack1"/><text:span text:style-name="T3">#include &lt;SFML/Graphics.hpp&gt;</text:span></text:p>
      <text:p text:style-name="P161"><text:span text:style-name="T3"/></text:p>
      <text:p text:style-name="P161"><text:span text:style-name="T3">int main() {</text:span></text:p>
      <text:p text:style-name="P161"><text:span text:style-name="T3"><text:s text:c="4"/>// Создаем окно размером 800x600 с названием "SFML Window"</text:span></text:p>
      <text:p text:style-name="P161"><text:span text:style-name="T3"><text:s text:c="4"/>sf::RenderWindow window(sf::VideoMode(800, 600), "SFML Window");</text:span></text:p>
      <text:p text:style-name="P161"><text:span text:style-name="T3"/></text:p>
      <text:p text:style-name="P161"><text:span text:style-name="T3"><text:s text:c="4"/>// Главный цикл программы</text:span></text:p>
      <text:p text:style-name="P161"><text:span text:style-name="T3"><text:s text:c="4"/>while (window.isOpen()) {</text:span></text:p>
      <text:p text:style-name="P161"><text:span text:style-name="T3"><text:s text:c="8"/>// Обработка событий</text:span></text:p>
      <text:p text:style-name="P161"><text:span text:style-name="T3"><text:s text:c="8"/>sf::Event event;</text:span></text:p>
      <text:p text:style-name="P161"><text:span text:style-name="T3"><text:s text:c="8"/>while (window.pollEvent(event)) {</text:span></text:p>
      <text:p text:style-name="P161"><text:span text:style-name="T3"><text:s text:c="12"/>if (event.type == sf::Event::Closed) {</text:span></text:p>
      <text:p text:style-name="P161"><text:span text:style-name="T3"><text:s text:c="16"/>window.close(); <text:s/>// Закрытие окна при нажатии кнопки закрытия</text:span></text:p>
      <text:p text:style-name="P161"><text:span text:style-name="T3"><text:s text:c="12"/>}</text:span></text:p>
      <text:p text:style-name="P161"><text:span text:style-name="T3"><text:s text:c="8"/>}</text:span></text:p>
      <text:p text:style-name="P161"><text:span text:style-name="T3"/></text:p>
      <text:p text:style-name="P161"><text:span text:style-name="T3"><text:s text:c="8"/>// Очистка экрана</text:span></text:p>
      <text:p text:style-name="P161"><text:span text:style-name="T3"><text:s text:c="8"/>window.clear();</text:span></text:p>
      <text:p text:style-name="P161"><text:span text:style-name="T3"/></text:p>
      <text:p text:style-name="P161"><text:span text:style-name="T3"><text:s text:c="8"/>// Отображение изменений</text:span></text:p>
      <text:p text:style-name="P161"><text:span text:style-name="T3"><text:s text:c="8"/>window.display();</text:span></text:p>
      <text:p text:style-name="P161"><text:span text:style-name="T3"><text:s text:c="4"/>}</text:span></text:p>
      <text:p text:style-name="P161"><text:span text:style-name="T3"><text:s text:c="4"/>return 0;</text:span></text:p>
      <text:p text:style-name="P161"><text:soft-page-break/><text:span text:style-name="T3">}</text:span></text:p>
      <text:p text:style-name="P157"><text:span text:style-name="T3">В этом примере создается окно размером 800x600 пикселей, и оно будет оставаться открытым до тех пор, пока пользователь не закроет его.</text:span></text:p>
      <text:p text:style-name="P69"/>
      <text:p text:style-name="P69"/>
      <text:p text:style-name="P69"/>
      <text:p text:style-name="P69"/>
      <text:p text:style-name="P69"><text:span text:style-name="T122">2. </text:span><text:span text:style-name="Strong_20_Emphasis"><text:span text:style-name="T122">Базовые фигуры</text:span></text:span></text:p>
      <text:p text:style-name="P69"><text:s text:c="4"/>// Прямоугольник</text:p>
      <text:p text:style-name="P69"><text:s text:c="4"/>sf::RectangleShape rectangle(sf::Vector2f(200, 100)); // Размер 200x100</text:p>
      <text:p text:style-name="P69"><text:s text:c="4"/>rectangle.setPosition(100, 100); <text:s/>// Положение</text:p>
      <text:p text:style-name="P69"><text:s text:c="4"/>rectangle.setFillColor(sf::Color::Green); <text:s/>// Цвет</text:p>
      <text:p text:style-name="P69"/>
      <text:p text:style-name="P69"><text:s text:c="4"/>// Круг</text:p>
      <text:p text:style-name="P69"><text:s text:c="4"/>sf::CircleShape circle(50); <text:s/>// Радиус 50</text:p>
      <text:p text:style-name="P69"><text:s text:c="4"/>circle.setPosition(400, 300); <text:s/>// Положение</text:p>
      <text:p text:style-name="P69"><text:s text:c="4"/>circle.setFillColor(sf::Color::Red); <text:s/>// Цвет</text:p>
      <text:h text:style-name="P16" text:outline-level="3"><text:span text:style-name="Strong_20_Emphasis"><text:span text:style-name="T126">3.</text:span></text:span><text:span text:style-name="Strong_20_Emphasis"><text:span text:style-name="T122">Наложение текстур (картинок)</text:span></text:span></text:h>
      <text:p text:style-name="Text_20_body"><text:span text:style-name="T49">SFML поддерживает загрузку и наложение текстур на фигуры. Для этого используется класс </text:span><text:span text:style-name="Source_20_Text"><text:span text:style-name="T49">sf::Texture</text:span></text:span><text:span text:style-name="T49">, который позволяет загружать изображение и применять его к объектам.</text:span></text:p>
      <text:p text:style-name="P69"><text:s text:c="4"/>// Загрузка текстуры</text:p>
      <text:p text:style-name="P69"><text:s text:c="4"/>sf::Texture texture;</text:p>
      <text:p text:style-name="P69"><text:s text:c="4"/>texture.loadFromFile("texture.png")</text:p>
      <text:p text:style-name="P69"><text:s text:c="4"/>// Прямоугольник с текстурой</text:p>
      <text:p text:style-name="P69"><text:s text:c="4"/>sf::Sprite sprite(texture);</text:p>
      <text:p text:style-name="P69"><text:s text:c="4"/>sprite.setPosition(100, 100); <text:s/>// Положение спрайта</text:p>
      <text:h text:style-name="P16" text:outline-level="3"><text:span text:style-name="T122">4. </text:span><text:span text:style-name="Strong_20_Emphasis"><text:span text:style-name="T122">Воспроизведение звука</text:span></text:span></text:h>
      <text:p text:style-name="Text_20_body"><text:span text:style-name="T49">SFML предоставляет классы для работы с аудио, например, </text:span><text:span text:style-name="Source_20_Text"><text:span text:style-name="T49">sf::Sound</text:span></text:span><text:span text:style-name="T49"> для воспроизведения звуковых эффектов и </text:span><text:span text:style-name="Source_20_Text"><text:span text:style-name="T49">sf::Music</text:span></text:span><text:span text:style-name="T49"> для воспроизведения музыки.</text:span></text:p>
      <text:p text:style-name="P69">#include &lt;SFML/Audio.hpp&gt;</text:p>
      <text:p text:style-name="P69">#include &lt;SFML/Graphics.hpp&gt;</text:p>
      <text:p text:style-name="P69"/>
      <text:p text:style-name="P69"><text:soft-page-break/><text:s text:c="4"/>// Загружаем звуковой эффект</text:p>
      <text:p text:style-name="P69"><text:s text:c="4"/>sf::SoundBuffer buffer;</text:p>
      <text:p text:style-name="P69"><text:s text:c="4"/>buffer.loadFromFile("sound.wav")</text:p>
      <text:p text:style-name="P69"/>
      <text:p text:style-name="P69"><text:s text:c="4"/>sf::Sound sound;</text:p>
      <text:p text:style-name="P69"><text:s text:c="4"/>sound.setBuffer(buffer); <text:s/>// Привязываем буфер к звуку</text:p>
      <text:p text:style-name="P69"><text:s text:c="4"/>sound.play(); <text:s/>// Воспроизведение звука</text:p>
      <text:p text:style-name="P55">14)<text:span text:style-name="T3">Компьютерное представление графов (3 способа). Виды графов (ориентированный, ...) и их особенности. Примеры графов. Построение компьютерного представления.</text:span></text:p>
      <text:h text:style-name="P18" text:outline-level="3"><text:span text:style-name="Strong_20_Emphasis"><text:span text:style-name="T139">Графы: Основные понятия и представления</text:span></text:span></text:h>
      <text:p text:style-name="Text_20_body"><text:span text:style-name="Strong_20_Emphasis"><text:span text:style-name="T49">Граф</text:span></text:span><text:span text:style-name="T49"> — это структура данных, которая состоит из множества вершин (узлов) и множества рёбер (связей) между ними. Графы используются для моделирования множества реальных задач, таких как маршруты в транспортной сети, связи в социальных сетях и многое другое.</text:span></text:p>
      <text:h text:style-name="P18" text:outline-level="3"><text:span text:style-name="Strong_20_Emphasis">1. Виды графов</text:span></text:h>
      <text:h text:style-name="P25" text:outline-level="4">По направлению рёбер:</text:h>
      <text:list xml:id="list4198589269" text:style-name="L36">
        <text:list-item>
          <text:p text:style-name="P188"><text:span text:style-name="Strong_20_Emphasis"><text:span text:style-name="T77">Ориентированный граф (Directed Graph)</text:span></text:span><text:span text:style-name="T77">:</text:span></text:p>
          <text:list>
            <text:list-item>
              <text:p text:style-name="P115">Рёбра имеют направление.</text:p>
            </text:list-item>
            <text:list-item>
              <text:p text:style-name="P115">Если есть ребро (u,v), то переход возможен только от u к v, но не наоборот.</text:p>
            </text:list-item>
            <text:list-item>
              <text:p text:style-name="P115">Пример: Граф дорожных маршрутов с односторонним движением.</text:p>
            </text:list-item>
          </text:list>
        </text:list-item>
        <text:list-item>
          <text:p text:style-name="P188"><text:span text:style-name="Strong_20_Emphasis"><text:span text:style-name="T77">Неориентированный граф (Undirected Graph)</text:span></text:span><text:span text:style-name="T77">:</text:span></text:p>
          <text:list>
            <text:list-item>
              <text:p text:style-name="P115">Рёбра не имеют направления.</text:p>
            </text:list-item>
            <text:list-item>
              <text:p text:style-name="P115">Если есть ребро (u,v), то переход возможен в обе стороны.</text:p>
            </text:list-item>
            <text:list-item>
              <text:p text:style-name="P116">Пример: Граф дружеских связей в социальной сети.</text:p>
            </text:list-item>
          </text:list>
        </text:list-item>
      </text:list>
      <text:h text:style-name="P25" text:outline-level="4">По весу рёбер:</text:h>
      <text:list xml:id="list1292362765" text:style-name="L37">
        <text:list-item>
          <text:p text:style-name="P189"><text:span text:style-name="Strong_20_Emphasis"><text:span text:style-name="T77">Взвешенный граф (Weighted Graph)</text:span></text:span><text:span text:style-name="T77">:</text:span></text:p>
          <text:list>
            <text:list-item>
              <text:p text:style-name="P117">Каждому ребру сопоставлен вес (стоимость перехода).</text:p>
            </text:list-item>
            <text:list-item>
              <text:p text:style-name="P117">Пример: Дороги с указанием расстояний между городами.</text:p>
            </text:list-item>
          </text:list>
        </text:list-item>
        <text:list-item>
          <text:p text:style-name="P189"><text:span text:style-name="Strong_20_Emphasis"><text:span text:style-name="T77">Невзвешенный граф (Unweighted Graph)</text:span></text:span><text:span text:style-name="T77">:</text:span></text:p>
          <text:list>
            <text:list-item>
              <text:p text:style-name="P117">У рёбер нет веса.</text:p>
            </text:list-item>
            <text:list-item>
              <text:p text:style-name="P118">Пример: Связи в сети компьютеров, где важен только факт соединения.</text:p>
            </text:list-item>
          </text:list>
        </text:list-item>
      </text:list>
      <text:h text:style-name="P25" text:outline-level="4"><text:soft-page-break/>По связности:</text:h>
      <text:list xml:id="list378075383" text:style-name="L38">
        <text:list-item>
          <text:p text:style-name="P190"><text:span text:style-name="Strong_20_Emphasis"><text:span text:style-name="T77">Связный граф</text:span></text:span><text:span text:style-name="T77">:</text:span></text:p>
          <text:list>
            <text:list-item>
              <text:p text:style-name="P119">Между любыми двумя вершинами существует путь.</text:p>
            </text:list-item>
            <text:list-item>
              <text:p text:style-name="P119">Пример: Граф полностью соединенной сети.</text:p>
            </text:list-item>
          </text:list>
        </text:list-item>
        <text:list-item>
          <text:p text:style-name="P190"><text:span text:style-name="Strong_20_Emphasis"><text:span text:style-name="T77">Несвязный граф</text:span></text:span><text:span text:style-name="T77">:</text:span></text:p>
          <text:list>
            <text:list-item>
              <text:p text:style-name="P120">Содержит вершины, между которыми нет пути.</text:p>
            </text:list-item>
          </text:list>
        </text:list-item>
      </text:list>
      <text:p text:style-name="P59">2. Компьютерное представление графов</text:p>
      <text:h text:style-name="P27" text:outline-level="4"><text:span text:style-name="Strong_20_Emphasis"><text:span text:style-name="T117">1. Матрица смежности (Adjacency Matrix)</text:span></text:span></text:h>
      <text:list xml:id="list3411238162" text:style-name="L39">
        <text:list-item>
          <text:p text:style-name="P121">Представление в виде двумерной матрицы.</text:p>
        </text:list-item>
        <text:list-item>
          <text:p text:style-name="P122">Если есть ребро между вершинами i и j, то matrix[i][j]=1, иначе 0. Для взвешенных графов вместо 1 записывается вес ребра.</text:p>
        </text:list-item>
      </text:list>
      <text:p text:style-name="P60"><text:s text:c="4"/>A <text:s/>B <text:s/>C</text:p>
      <text:p text:style-name="P60">A [ 0 <text:s/>1 <text:s/>1 ]</text:p>
      <text:p text:style-name="P60">B [ 0 <text:s/>0 <text:s/>1 ]</text:p>
      <text:p text:style-name="P60">C [ 0 <text:s/>0 <text:s/>0 ]</text:p>
      <text:p text:style-name="P152"><text:span text:style-name="Strong_20_Emphasis"><text:span text:style-name="T117">Особенности:</text:span></text:span></text:p>
      <text:list xml:id="list2020301684" text:style-name="L42">
        <text:list-item>
          <text:p text:style-name="P123">Простое представление.</text:p>
        </text:list-item>
        <text:list-item>
          <text:p text:style-name="P123">Быстрое определение наличия рёбра (O(1)).</text:p>
        </text:list-item>
        <text:list-item>
          <text:p text:style-name="P124">Требует O(V2) памяти, где V — число вершин.</text:p>
        </text:list-item>
      </text:list>
      <text:h text:style-name="P27" text:outline-level="4"><text:span text:style-name="Strong_20_Emphasis">2. Список смежности (Adjacency List)</text:span></text:h>
      <text:list xml:id="list4151127191" text:style-name="L40">
        <text:list-item>
          <text:p text:style-name="P125">Каждая вершина хранит список вершин, с которыми она соединена.</text:p>
        </text:list-item>
        <text:list-item>
          <text:p text:style-name="P126">Используется в виде массива списков (или вектора списков в C++).</text:p>
        </text:list-item>
      </text:list>
      <text:p text:style-name="Text_20_body"><text:span text:style-name="Strong_20_Emphasis"><text:span text:style-name="T49">Пример (Ориентированный граф):</text:span></text:span><text:span text:style-name="T49"> Вершины: A,B,C<text:line-break/>Рёбра: A→B,B→C,A→C</text:span></text:p>
      <text:p text:style-name="P93">Список смежности:</text:p>
      <text:p text:style-name="P10"><text:span text:style-name="Source_20_Text"><text:span text:style-name="T76">A: B, C</text:span></text:span></text:p>
      <text:p text:style-name="P10"><text:span text:style-name="Source_20_Text"><text:span text:style-name="T76">B: C</text:span></text:span></text:p>
      <text:p text:style-name="P11"><text:span text:style-name="Source_20_Text"><text:span text:style-name="T76">C: </text:span></text:span></text:p>
      <text:h text:style-name="P30" text:outline-level="4"><text:span text:style-name="Strong_20_Emphasis"><text:span text:style-name="T72">3. </text:span></text:span><text:span text:style-name="Strong_20_Emphasis"><text:span text:style-name="T73">Особенности</text:span></text:span><text:span text:style-name="Strong_20_Emphasis"><text:span text:style-name="T49">:</text:span></text:span></text:h>
      <text:list xml:id="list482538241" text:style-name="L43">
        <text:list-item>
          <text:p text:style-name="P127">Экономит память (O(V+E), где E — число рёбер).</text:p>
        </text:list-item>
        <text:list-item>
          <text:p text:style-name="P128">Быстрое перебирание соседей вершины.</text:p>
        </text:list-item>
      </text:list>
      <text:h text:style-name="P27" text:outline-level="4"><text:span text:style-name="Strong_20_Emphasis">Список рёбер (Edge List)</text:span></text:h>
      <text:list xml:id="list1019576210" text:style-name="L41">
        <text:list-item>
          <text:p text:style-name="P129">Сохраняется список всех рёбер в виде пар (для невзвешенных графов) или троек (для взвешенных графов).</text:p>
        </text:list-item>
      </text:list>
      <text:p text:style-name="P79"><text:soft-page-break/><text:span text:style-name="T128">{</text:span><text:span text:style-name="T146">1,2</text:span><text:span text:style-name="T128">}</text:span><text:span text:style-name="T146"> </text:span><text:span text:style-name="T128">{</text:span><text:span text:style-name="T146">5,1</text:span><text:span text:style-name="T128">}</text:span><text:span text:style-name="T146"> </text:span><text:span text:style-name="T128">{</text:span><text:span text:style-name="T146">5,4</text:span><text:span text:style-name="T128">}</text:span><text:span text:style-name="T146"> </text:span><text:span text:style-name="T128">{</text:span><text:span text:style-name="T146">3,4</text:span><text:span text:style-name="T128">}</text:span><text:span text:style-name="T146"> </text:span><text:span text:style-name="T128">{</text:span><text:span text:style-name="T146">4,3</text:span><text:span text:style-name="T128">}</text:span></text:p>
      <text:p text:style-name="P154"><text:span text:style-name="Strong_20_Emphasis"><text:span text:style-name="T130">Особенности:</text:span></text:span></text:p>
      <text:list xml:id="list3376820400" text:style-name="L44">
        <text:list-item>
          <text:p text:style-name="P130">Удобен для алгоритмов, работающих с рёбрами (например, алгоритм Краскала).</text:p>
        </text:list-item>
        <text:list-item>
          <text:p text:style-name="P131">Неэффективен для проверки наличия рёбер между двумя вершинами.</text:p>
        </text:list-item>
      </text:list>
      <text:h text:style-name="P19" text:outline-level="3"><text:span text:style-name="Strong_20_Emphasis"><text:span text:style-name="T131">4. Примеры графов</text:span></text:span></text:h>
      <text:list xml:id="list3361175502" text:style-name="L45">
        <text:list-item>
          <text:p text:style-name="P191"><text:span text:style-name="Strong_20_Emphasis"><text:span text:style-name="T49">Граф дорожных маршрутов</text:span></text:span><text:span text:style-name="T49">:</text:span></text:p>
          <text:list>
            <text:list-item>
              <text:p text:style-name="P132">Вершины: города.</text:p>
            </text:list-item>
            <text:list-item>
              <text:p text:style-name="P132">Рёбра: дороги.</text:p>
            </text:list-item>
            <text:list-item>
              <text:p text:style-name="P132">Взвешенный граф, где вес — это расстояние между городами.</text:p>
            </text:list-item>
          </text:list>
        </text:list-item>
        <text:list-item>
          <text:p text:style-name="P191"><text:span text:style-name="Strong_20_Emphasis"><text:span text:style-name="T49">Граф социальных сетей</text:span></text:span><text:span text:style-name="T49">:</text:span></text:p>
          <text:list>
            <text:list-item>
              <text:p text:style-name="P132">Вершины: пользователи.</text:p>
            </text:list-item>
            <text:list-item>
              <text:p text:style-name="P132">Рёбра: дружеские связи.</text:p>
            </text:list-item>
            <text:list-item>
              <text:p text:style-name="P132">Неориентированный граф.</text:p>
            </text:list-item>
          </text:list>
        </text:list-item>
        <text:list-item>
          <text:p text:style-name="P191"><text:span text:style-name="Strong_20_Emphasis"><text:span text:style-name="T49">Граф задач в проекте</text:span></text:span><text:span text:style-name="T49">:</text:span></text:p>
          <text:list>
            <text:list-item>
              <text:p text:style-name="P132">Вершины: задачи.</text:p>
            </text:list-item>
            <text:list-item>
              <text:p text:style-name="P132">Рёбра: зависимости.</text:p>
            </text:list-item>
            <text:list-item>
              <text:p text:style-name="P133">Ориентированный граф.</text:p>
            </text:list-item>
          </text:list>
        </text:list-item>
      </text:list>
      <text:p text:style-name="P80"><text:span text:style-name="T128">15)Обработка исключений и ошибок. (throw, try...catch, ручной контроль)</text:span></text:p>
      <text:p text:style-name="P155"><text:span text:style-name="Strong_20_Emphasis"><text:span text:style-name="T132">Обработка исключений и ошибок</text:span></text:span><text:span text:style-name="T132"> — это механизм в C++, который позволяет обработать неожиданные ситуации (ошибки) во время выполнения программы, не завершая её аварийно. Это делается с помощью блоков </text:span><text:span text:style-name="Source_20_Text"><text:span text:style-name="T111">try</text:span></text:span><text:span text:style-name="T132">, </text:span><text:span text:style-name="Source_20_Text"><text:span text:style-name="T111">catch</text:span></text:span><text:span text:style-name="T132"> и оператора </text:span><text:span text:style-name="Source_20_Text"><text:span text:style-name="T111">throw</text:span></text:span><text:span text:style-name="T132">.</text:span></text:p>
      <text:h text:style-name="P20" text:outline-level="3"><text:span text:style-name="Strong_20_Emphasis"><text:span text:style-name="T130">Основные компоненты обработки исключений</text:span></text:span></text:h>
      <text:list xml:id="list726008983" text:style-name="L46">
        <text:list-item>
          <text:p text:style-name="P192"><text:span text:style-name="Strong_20_Emphasis"><text:span text:style-name="Source_20_Text"><text:span text:style-name="T49">try</text:span></text:span></text:span><text:span text:style-name="T49">:</text:span></text:p>
          <text:list>
            <text:list-item>
              <text:p text:style-name="P134">Секция, в которой выполняется код, потенциально генерирующий исключение.</text:p>
            </text:list-item>
            <text:list-item>
              <text:p text:style-name="P193"><text:span text:style-name="T49">Если возникает ошибка, управление передаётся в соответствующий блок </text:span><text:span text:style-name="Source_20_Text"><text:span text:style-name="T49">catch</text:span></text:span><text:span text:style-name="T49">.</text:span></text:p>
            </text:list-item>
          </text:list>
        </text:list-item>
        <text:list-item>
          <text:p text:style-name="P192"><text:span text:style-name="Strong_20_Emphasis"><text:span text:style-name="Source_20_Text"><text:span text:style-name="T49">catch</text:span></text:span></text:span><text:span text:style-name="T49">:</text:span></text:p>
          <text:list>
            <text:list-item>
              <text:p text:style-name="P134">Блок для обработки исключений.</text:p>
            </text:list-item>
            <text:list-item>
              <text:p text:style-name="P193"><text:span text:style-name="T49">Каждый блок </text:span><text:span text:style-name="Source_20_Text"><text:span text:style-name="T49">catch</text:span></text:span><text:span text:style-name="T49"> связан с конкретным типом исключения, например, </text:span><text:span text:style-name="Source_20_Text"><text:span text:style-name="T49">int</text:span></text:span><text:span text:style-name="T49">, </text:span><text:span text:style-name="Source_20_Text"><text:span text:style-name="T49">std::string</text:span></text:span><text:span text:style-name="T49">, пользовательский тип и т.д.</text:span></text:p>
            </text:list-item>
          </text:list>
        </text:list-item>
        <text:list-item>
          <text:p text:style-name="P192"><text:span text:style-name="Strong_20_Emphasis"><text:span text:style-name="Source_20_Text"><text:span text:style-name="T49">throw</text:span></text:span></text:span><text:span text:style-name="T49">:</text:span></text:p>
          <text:list>
            <text:list-item>
              <text:p text:style-name="P134">Оператор для генерации исключения.</text:p>
            </text:list-item>
            <text:list-item>
              <text:p text:style-name="P192"><text:span text:style-name="T49">Используется для передачи управления из функции или блока </text:span><text:span text:style-name="Source_20_Text"><text:span text:style-name="T49">try</text:span></text:span><text:span text:style-name="T49"> в </text:span><text:span text:style-name="Source_20_Text"><text:span text:style-name="T49">catch</text:span></text:span><text:span text:style-name="T49">.</text:span></text:p>
            </text:list-item>
          </text:list>
        </text:list-item>
      </text:list>
      <text:p text:style-name="P79"><text:span text:style-name="T128"/></text:p>
      <text:p text:style-name="P79"><text:span text:style-name="T128"/></text:p>
      <text:p text:style-name="P79"><text:span text:style-name="T128"/></text:p>
      <text:p text:style-name="P79"><text:span text:style-name="T128"/></text:p>
      <text:p text:style-name="P79"><text:soft-page-break/><text:span text:style-name="T128"/></text:p>
      <text:p text:style-name="P79"><text:span text:style-name="T128"/></text:p>
      <text:p text:style-name="P81"><text:span text:style-name="T128">#include &lt;iostream&gt;</text:span></text:p>
      <text:p text:style-name="P81"><text:span text:style-name="T128">using namespace std;</text:span></text:p>
      <text:p text:style-name="P81"><text:span text:style-name="T128"/></text:p>
      <text:p text:style-name="P81"><text:span text:style-name="T128">int divide(int a, int b) {</text:span></text:p>
      <text:p text:style-name="P81"><text:span text:style-name="T128"><text:s text:c="4"/>if (b == 0) {</text:span></text:p>
      <text:p text:style-name="P81"><text:span text:style-name="T128"><text:s text:c="8"/>throw runtime_error("Деление на ноль невозможно!"); <text:s/>// Генерация исключения</text:span></text:p>
      <text:p text:style-name="P81"><text:span text:style-name="T128"><text:s text:c="4"/>}</text:span></text:p>
      <text:p text:style-name="P81"><text:span text:style-name="T128"><text:s text:c="4"/>return a / b;</text:span></text:p>
      <text:p text:style-name="P81"><text:span text:style-name="T128">}</text:span></text:p>
      <text:p text:style-name="P81"><text:span text:style-name="T128"/></text:p>
      <text:p text:style-name="P81"><text:span text:style-name="T128">int main() {</text:span></text:p>
      <text:p text:style-name="P81"><text:span text:style-name="T128"><text:s text:c="4"/>try {</text:span></text:p>
      <text:p text:style-name="P81"><text:span text:style-name="T128"><text:s text:c="8"/>cout &lt;&lt; "Результат: " &lt;&lt; divide(10, 2) &lt;&lt; endl; <text:s/>// ОК</text:span></text:p>
      <text:p text:style-name="P81"><text:span text:style-name="T128"><text:s text:c="8"/>cout &lt;&lt; "Результат: " &lt;&lt; divide(10, 0) &lt;&lt; endl; <text:s/>// Исключение</text:span></text:p>
      <text:p text:style-name="P81"><text:span text:style-name="T128"><text:s text:c="4"/>} catch (const runtime_error&amp; e) {</text:span></text:p>
      <text:p text:style-name="P81"><text:span text:style-name="T128"><text:s text:c="8"/>cout &lt;&lt; "Ошибка: " &lt;&lt; e.what() &lt;&lt; endl; <text:s/>// Обработка исключения</text:span></text:p>
      <text:p text:style-name="P81"><text:span text:style-name="T128"><text:s text:c="4"/>}</text:span></text:p>
      <text:p text:style-name="P81"><text:span text:style-name="T128"><text:s text:c="4"/>return 0;</text:span></text:p>
      <text:p text:style-name="P81"><text:span text:style-name="T128">}</text:span></text:p>
      <text:h text:style-name="P17" text:outline-level="3"><text:span text:style-name="Strong_20_Emphasis"><text:span text:style-name="T130">Механизм работы</text:span></text:span></text:h>
      <text:list xml:id="list3191978234" text:style-name="L47">
        <text:list-item>
          <text:p text:style-name="P195"><text:span text:style-name="T49">Код внутри блока </text:span><text:span text:style-name="Source_20_Text"><text:span text:style-name="T49">try</text:span></text:span><text:span text:style-name="T49"> выполняется до тех пор, пока не вызвано исключение с помощью </text:span><text:span text:style-name="Source_20_Text"><text:span text:style-name="T49">throw</text:span></text:span><text:span text:style-name="T49">.</text:span></text:p>
        </text:list-item>
        <text:list-item>
          <text:p text:style-name="P195"><text:span text:style-name="T49">Как только встречается </text:span><text:span text:style-name="Source_20_Text"><text:span text:style-name="T49">throw</text:span></text:span><text:span text:style-name="T49">, управление передаётся в соответствующий блок </text:span><text:span text:style-name="Source_20_Text"><text:span text:style-name="T49">catch</text:span></text:span><text:span text:style-name="T49">.</text:span></text:p>
        </text:list-item>
        <text:list-item>
          <text:p text:style-name="P194"><text:span text:style-name="T49">Если подходящего блока </text:span><text:span text:style-name="Source_20_Text"><text:span text:style-name="T49">catch</text:span></text:span><text:span text:style-name="T49"> нет, программа завершится аварийно.</text:span></text:p>
        </text:list-item>
      </text:list>
      <text:h text:style-name="P17" text:outline-level="3"><text:span text:style-name="Strong_20_Emphasis"><text:span text:style-name="T130">Преимущества и недостатки обработки исключений</text:span></text:span></text:h>
      <text:h text:style-name="Heading_20_4" text:outline-level="4"><text:span text:style-name="Strong_20_Emphasis"><text:span text:style-name="T49">Преимущества:</text:span></text:span></text:h>
      <text:list xml:id="list1626197961" text:style-name="L48">
        <text:list-item>
          <text:p text:style-name="P135">Чёткое отделение кода обработки ошибок от основного алгоритма.</text:p>
        </text:list-item>
        <text:list-item>
          <text:p text:style-name="P135">Возможность обработки ошибок на любом уровне программы.</text:p>
        </text:list-item>
        <text:list-item>
          <text:p text:style-name="P136">Удобная обработка сложных ситуаций.</text:p>
        </text:list-item>
      </text:list>
      <text:h text:style-name="Heading_20_4" text:outline-level="4"><text:span text:style-name="Strong_20_Emphasis"><text:span text:style-name="T49">Недостатки:</text:span></text:span></text:h>
      <text:list xml:id="list3236649734" text:style-name="L49">
        <text:list-item>
          <text:p text:style-name="P137">Исключения могут снижать производительность программы.</text:p>
        </text:list-item>
        <text:list-item>
          <text:p text:style-name="P137">Требуют строгого контроля, чтобы избежать пропуска необработанных ошибок.</text:p>
        </text:list-item>
        <text:list-item>
          <text:p text:style-name="P138">Сложность отладки, если исключения используются неправильно.</text:p>
        </text:list-item>
      </text:list>
      <text:p text:style-name="P81"><text:span text:style-name="T128"/>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85">Подход</text:p>
            </table:table-cell>
            <table:table-cell table:style-name="Table8.A1" office:value-type="string">
              <text:p text:style-name="P85">Преимущества</text:p>
            </table:table-cell>
            <table:table-cell table:style-name="Table8.A1" office:value-type="string">
              <text:p text:style-name="P85">Недостатки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T49">Исключения (</text:span><text:span text:style-name="Source_20_Text"><text:span text:style-name="T49">try-catch</text:span></text:span><text:span text:style-name="T49">)</text:span></text:p>
          </table:table-cell>
          <table:table-cell table:style-name="Table8.A1" office:value-type="string">
            <text:p text:style-name="P84">Удобный и мощный механизм обработки ошибок, подходит для сложных ситуаций.</text:p>
          </table:table-cell>
          <table:table-cell table:style-name="Table8.A1" office:value-type="string">
            <text:p text:style-name="P84">Требует дополнительных ресурсов, может усложнить код.</text:p>
          </table:table-cell>
        </table:table-row>
        <text:soft-page-break/>
        <table:table-row>
          <table:table-cell table:style-name="Table8.A1" office:value-type="string">
            <text:p text:style-name="P84">Ручной контроль</text:p>
          </table:table-cell>
          <table:table-cell table:style-name="Table8.A1" office:value-type="string">
            <text:p text:style-name="P84">Простота реализации и управления.</text:p>
          </table:table-cell>
          <table:table-cell table:style-name="Table8.A1" office:value-type="string">
            <text:p text:style-name="P84">Требует тщательного программирования и проверки каждого случая.</text:p>
          </table:table-cell>
        </table:table-row>
      </table:table>
      <text:p text:style-name="P81"><text:span text:style-name="T128"/></text:p>
      <text:p text:style-name="P82"><text:span text:style-name="T128">Генерация и обработка разных типов исключений</text:span></text:p>
      <text:p text:style-name="P82"><text:span text:style-name="T128"/></text:p>
      <text:p text:style-name="P81"><text:span text:style-name="T128">#include &lt;iostream&gt;</text:span></text:p>
      <text:p text:style-name="P81"><text:span text:style-name="T128">using namespace std;</text:span></text:p>
      <text:p text:style-name="P81"><text:span text:style-name="T128"/></text:p>
      <text:p text:style-name="P81"><text:span text:style-name="T128">void checkValue(int value) {</text:span></text:p>
      <text:p text:style-name="P81"><text:span text:style-name="T128"><text:s text:c="4"/>if (value &lt; 0) {</text:span></text:p>
      <text:p text:style-name="P81"><text:span text:style-name="T128"><text:s text:c="8"/>throw "Число меньше нуля!"; <text:s/>// Генерация строки</text:span></text:p>
      <text:p text:style-name="P81"><text:span text:style-name="T128"><text:s text:c="4"/>} else if (value == 0) {</text:span></text:p>
      <text:p text:style-name="P81"><text:span text:style-name="T128"><text:s text:c="8"/>throw runtime_error("Число равно нулю!"); <text:s/>// Генерация исключения</text:span></text:p>
      <text:p text:style-name="P81"><text:span text:style-name="T128"><text:s text:c="4"/>}</text:span></text:p>
      <text:p text:style-name="P81"><text:span text:style-name="T128">}</text:span></text:p>
      <text:p text:style-name="P81"><text:span text:style-name="T128"/></text:p>
      <text:p text:style-name="P81"><text:span text:style-name="T128">int main() {</text:span></text:p>
      <text:p text:style-name="P81"><text:span text:style-name="T128"><text:s text:c="4"/>try {</text:span></text:p>
      <text:p text:style-name="P81"><text:span text:style-name="T128"><text:s text:c="8"/>checkValue(-5);</text:span></text:p>
      <text:p text:style-name="P81"><text:span text:style-name="T128"><text:s text:c="4"/>} catch (const char* msg) {</text:span></text:p>
      <text:p text:style-name="P81"><text:span text:style-name="T128"><text:s text:c="8"/>cout &lt;&lt; "Ошибка: " &lt;&lt; msg &lt;&lt; endl; <text:s/>// Ловим строку</text:span></text:p>
      <text:p text:style-name="P81"><text:span text:style-name="T128"><text:s text:c="4"/>} catch (const runtime_error&amp; e) {</text:span></text:p>
      <text:p text:style-name="P81"><text:span text:style-name="T128"><text:s text:c="8"/>cout &lt;&lt; "Ошибка: " &lt;&lt; e.what() &lt;&lt; endl; <text:s/>// Ловим runtime_error</text:span></text:p>
      <text:p text:style-name="P81"><text:span text:style-name="T128"><text:s text:c="4"/>}</text:span></text:p>
      <text:p text:style-name="P81"><text:span text:style-name="T128"><text:s text:c="4"/>return 0;</text:span></text:p>
      <text:p text:style-name="P81"><text:span text:style-name="T128">}</text:span></text:p>
      <text:p text:style-name="P80"><text:span text:style-name="T128">16)Указатели, умные указатели, ссылки.</text:span></text:p>
      <text:p text:style-name="P162"><text:span text:style-name="T128">Указатели — это переменные, которые хранят адрес другой переменной в памяти.</text:span></text:p>
      <text:p text:style-name="P83"><text:span text:style-name="T128"/></text:p>
      <text:p text:style-name="P81"><text:span text:style-name="T128">#include &lt;iostream&gt;</text:span></text:p>
      <text:p text:style-name="P81"><text:span text:style-name="T128">using namespace std;</text:span></text:p>
      <text:p text:style-name="P81"><text:span text:style-name="T128"/></text:p>
      <text:p text:style-name="P81"><text:span text:style-name="T128">int main() {</text:span></text:p>
      <text:p text:style-name="P81"><text:span text:style-name="T128"><text:s text:c="4"/>int x = 10; <text:s text:c="8"/>// Обычная переменная</text:span></text:p>
      <text:p text:style-name="P81"><text:span text:style-name="T128"><text:s text:c="4"/>int* ptr = &amp;x; <text:s text:c="5"/>// Указатель на x</text:span></text:p>
      <text:p text:style-name="P81"><text:span text:style-name="T128"/></text:p>
      <text:p text:style-name="P81"><text:span text:style-name="T128"><text:s text:c="4"/>cout &lt;&lt; "Значение x: " &lt;&lt; x &lt;&lt; endl; <text:s text:c="10"/>// 10</text:span></text:p>
      <text:p text:style-name="P81"><text:span text:style-name="T128"><text:s text:c="4"/>cout &lt;&lt; "Адрес x: " &lt;&lt; &amp;x &lt;&lt; endl; <text:s text:c="11"/>// Адрес переменной x</text:span></text:p>
      <text:p text:style-name="P81"><text:span text:style-name="T128"><text:s text:c="4"/>cout &lt;&lt; "Значение через указатель: " &lt;&lt; *ptr &lt;&lt; endl; <text:s/>// Разыменование</text:span></text:p>
      <text:p text:style-name="P81"><text:span text:style-name="T128"/></text:p>
      <text:p text:style-name="P81"><text:span text:style-name="T128"><text:s text:c="4"/>*ptr = 20; <text:s/>// Изменяем значение x через указатель</text:span></text:p>
      <text:p text:style-name="P81"><text:span text:style-name="T128"><text:s text:c="4"/>cout &lt;&lt; "Новое значение x: " &lt;&lt; x &lt;&lt; endl; <text:s text:c="3"/>// 20</text:span></text:p>
      <text:p text:style-name="P81"><text:span text:style-name="T128"><text:s text:c="4"/>return 0;</text:span></text:p>
      <text:p text:style-name="P81"><text:span text:style-name="T128">}</text:span></text:p>
      <text:h text:style-name="P29" text:outline-level="4"><text:soft-page-break/><text:span text:style-name="Strong_20_Emphasis"><text:span text:style-name="T134">Особенности указателей</text:span></text:span></text:h>
      <text:list xml:id="list572791363" text:style-name="L50">
        <text:list-item>
          <text:p text:style-name="P196"><text:span text:style-name="Strong_20_Emphasis"><text:span text:style-name="T49">Разыменование (</text:span></text:span><text:span text:style-name="Strong_20_Emphasis"><text:span text:style-name="Source_20_Text"><text:span text:style-name="T49">*</text:span></text:span></text:span><text:span text:style-name="Strong_20_Emphasis"><text:span text:style-name="T49">)</text:span></text:span><text:span text:style-name="T49">:</text:span></text:p>
          <text:list>
            <text:list-item>
              <text:p text:style-name="P139">Доступ к значению по адресу.</text:p>
            </text:list-item>
          </text:list>
        </text:list-item>
        <text:list-item>
          <text:p text:style-name="P196"><text:span text:style-name="Strong_20_Emphasis"><text:span text:style-name="T49">Адресная операция (</text:span></text:span><text:span text:style-name="Strong_20_Emphasis"><text:span text:style-name="Source_20_Text"><text:span text:style-name="T49">&amp;</text:span></text:span></text:span><text:span text:style-name="Strong_20_Emphasis"><text:span text:style-name="T49">)</text:span></text:span><text:span text:style-name="T49">:</text:span></text:p>
          <text:list>
            <text:list-item>
              <text:p text:style-name="P139">Получение адреса переменной.</text:p>
            </text:list-item>
          </text:list>
        </text:list-item>
        <text:list-item>
          <text:p text:style-name="P196"><text:span text:style-name="T49">Указатель может быть </text:span><text:span text:style-name="Strong_20_Emphasis"><text:span text:style-name="T49">нулевым</text:span></text:span><text:span text:style-name="T49"> (</text:span><text:span text:style-name="Source_20_Text"><text:span text:style-name="T49">nullptr</text:span></text:span><text:span text:style-name="T49">).</text:span></text:p>
        </text:list-item>
        <text:list-item>
          <text:p text:style-name="P140">Указатели позволяют работать с динамической памятью.</text:p>
        </text:list-item>
      </text:list>
      <text:h text:style-name="P17" text:outline-level="3"><text:span text:style-name="Strong_20_Emphasis"><text:span text:style-name="T134">Умные указатели</text:span></text:span></text:h>
      <text:p text:style-name="Text_20_body"><text:span text:style-name="Strong_20_Emphasis"><text:span text:style-name="T49">Умные указатели</text:span></text:span><text:span text:style-name="T49"> — это объекты, которые автоматически управляют временем жизни динамических объектов, освобождая память, когда объект становится неактуальным.</text:span></text:p>
      <text:h text:style-name="Heading_20_4" text:outline-level="4"><text:span text:style-name="Strong_20_Emphasis"><text:span text:style-name="T49">Типы умных указателей</text:span></text:span></text:h>
      <text:p text:style-name="Text_20_body"><text:span text:style-name="T49">В C++ умные указатели реализованы в библиотеке </text:span><text:span text:style-name="Source_20_Text"><text:span text:style-name="T49">&lt;memory&gt;</text:span></text:span><text:span text:style-name="T49">.</text:span></text:p>
      <text:list xml:id="list2087284603" text:style-name="L51">
        <text:list-item>
          <text:p text:style-name="P197"><text:span text:style-name="Strong_20_Emphasis"><text:span text:style-name="Source_20_Text"><text:span text:style-name="T49">std::unique_ptr</text:span></text:span></text:span><text:span text:style-name="T49">:</text:span></text:p>
          <text:list>
            <text:list-item>
              <text:p text:style-name="P141">Хранит единственный указатель на объект.</text:p>
            </text:list-item>
            <text:list-item>
              <text:p text:style-name="P141">Не допускает копирования.</text:p>
            </text:list-item>
          </text:list>
        </text:list-item>
        <text:list-item>
          <text:p text:style-name="P197"><text:span text:style-name="Strong_20_Emphasis"><text:span text:style-name="Source_20_Text"><text:span text:style-name="T49">std::shared_ptr</text:span></text:span></text:span><text:span text:style-name="T49">:</text:span></text:p>
          <text:list>
            <text:list-item>
              <text:p text:style-name="P141">Позволяет нескольким объектам владеть одним ресурсом.</text:p>
            </text:list-item>
            <text:list-item>
              <text:p text:style-name="P141">Освобождает память, когда последний владелец завершает работу.</text:p>
            </text:list-item>
          </text:list>
        </text:list-item>
        <text:list-item>
          <text:p text:style-name="P197"><text:span text:style-name="Strong_20_Emphasis"><text:span text:style-name="Source_20_Text"><text:span text:style-name="T49">std::weak_ptr</text:span></text:span></text:span><text:span text:style-name="T49">:</text:span></text:p>
          <text:list>
            <text:list-item>
              <text:p text:style-name="P198"><text:span text:style-name="T49">Ослабленная ссылка на объект, управляемый </text:span><text:span text:style-name="Source_20_Text"><text:span text:style-name="T49">shared_ptr</text:span></text:span><text:span text:style-name="T49">.</text:span></text:p>
            </text:list-item>
            <text:list-item>
              <text:p text:style-name="P142">Не влияет на время жизни объекта.</text:p>
            </text:list-item>
          </text:list>
        </text:list-item>
      </text:list>
      <text:p text:style-name="P163">std::unique_ptr</text:p>
      <text:p text:style-name="P146">#include &lt;iostream&gt;</text:p>
      <text:p text:style-name="P146">#include &lt;memory&gt;</text:p>
      <text:p text:style-name="P146">using namespace std;</text:p>
      <text:p text:style-name="P146"/>
      <text:p text:style-name="P146">int main() {</text:p>
      <text:p text:style-name="P146"><text:s text:c="4"/>unique_ptr&lt;int&gt; ptr = make_unique&lt;int&gt;(10); <text:s/>// Создаем уникальный указатель</text:p>
      <text:p text:style-name="P146"><text:s text:c="4"/>cout &lt;&lt; "Значение: " &lt;&lt; *ptr &lt;&lt; endl; <text:s text:c="7"/>// 10</text:p>
      <text:p text:style-name="P146"><text:s text:c="4"/>// unique_ptr&lt;int&gt; ptr2 = ptr; <text:s/>// Ошибка! Копирование запрещено</text:p>
      <text:p text:style-name="P146"><text:s text:c="4"/>return 0;</text:p>
      <text:p text:style-name="P146">}</text:p>
      <text:p text:style-name="P146"/>
      <text:p text:style-name="P179"><text:soft-page-break/><text:span text:style-name="Strong_20_Emphasis"><text:span text:style-name="Source_20_Text"><text:span text:style-name="T67">std::shared_ptr</text:span></text:span></text:span></text:p>
      <text:p text:style-name="P146">#include &lt;iostream&gt;</text:p>
      <text:p text:style-name="P146">#include &lt;memory&gt;</text:p>
      <text:p text:style-name="P146">using namespace std;</text:p>
      <text:p text:style-name="P146"/>
      <text:p text:style-name="P146">int main() {</text:p>
      <text:p text:style-name="P146"><text:s text:c="4"/>shared_ptr&lt;int&gt; ptr1 = make_shared&lt;int&gt;(20);</text:p>
      <text:p text:style-name="P146"><text:s text:c="4"/>shared_ptr&lt;int&gt; ptr2 = ptr1; <text:s/>// Копирование разрешено</text:p>
      <text:p text:style-name="P146"/>
      <text:p text:style-name="P146"><text:s text:c="4"/>cout &lt;&lt; "Значение: " &lt;&lt; *ptr1 &lt;&lt; endl; <text:s/>// 20</text:p>
      <text:p text:style-name="P146"><text:s text:c="4"/>cout &lt;&lt; "Количество ссылок: " &lt;&lt; ptr1.use_count() &lt;&lt; endl; <text:s/>// 2</text:p>
      <text:p text:style-name="P146"/>
      <text:p text:style-name="P146"><text:s text:c="4"/>return 0;</text:p>
      <text:p text:style-name="P146">}</text:p>
      <text:p text:style-name="Text_20_body"><text:span text:style-name="Strong_20_Emphasis"><text:span text:style-name="Source_20_Text"><text:span text:style-name="T69">std::weak_ptr</text:span></text:span></text:span></text:p>
      <text:p text:style-name="P147">#include &lt;iostream&gt;</text:p>
      <text:p text:style-name="P147">#include &lt;memory&gt;</text:p>
      <text:p text:style-name="P147">using namespace std;</text:p>
      <text:p text:style-name="P147"/>
      <text:p text:style-name="P147">int main() {</text:p>
      <text:p text:style-name="P147"><text:s text:c="4"/>shared_ptr&lt;int&gt; shared = make_shared&lt;int&gt;(30);</text:p>
      <text:p text:style-name="P147"><text:s text:c="4"/>weak_ptr&lt;int&gt; weak = shared; <text:s/>// Создаем слабую ссылку</text:p>
      <text:p text:style-name="P147"/>
      <text:p text:style-name="P147"><text:s text:c="4"/>cout &lt;&lt; "Слабая ссылка указывает на: " &lt;&lt; (weak.expired() ? "Нет объекта" : "Объект существует") &lt;&lt; endl;</text:p>
      <text:p text:style-name="P147"/>
      <text:p text:style-name="P147"><text:s text:c="4"/>return 0;</text:p>
      <text:p text:style-name="P147">}</text:p>
      <text:p text:style-name="P147"/>
      <text:p text:style-name="P147"/>
      <text:h text:style-name="P17" text:outline-level="3"><text:soft-page-break/><text:span text:style-name="Strong_20_Emphasis"><text:span text:style-name="T134">Ссылки</text:span></text:span></text:h>
      <text:p text:style-name="Text_20_body"><text:span text:style-name="T49">Ссылка (</text:span><text:span text:style-name="Source_20_Text"><text:span text:style-name="T49">reference</text:span></text:span><text:span text:style-name="T49">) — это альтернатива указателям, которая связывает переменную с другим объектом. После инициализации ссылка не может быть изменена, чтобы указывать на что-то другое.</text:span></text:p>
      <text:p text:style-name="P81"><text:span text:style-name="T128">#include &lt;iostream&gt;</text:span></text:p>
      <text:p text:style-name="P81"><text:span text:style-name="T128">using namespace std;</text:span></text:p>
      <text:p text:style-name="P81"><text:span text:style-name="T128"/></text:p>
      <text:p text:style-name="P81"><text:span text:style-name="T128">int main() {</text:span></text:p>
      <text:p text:style-name="P81"><text:span text:style-name="T128"><text:s text:c="4"/>int x = 10;</text:span></text:p>
      <text:p text:style-name="P81"><text:span text:style-name="T128"><text:s text:c="4"/>int&amp; ref = x; <text:s/>// Ссылка на x</text:span></text:p>
      <text:p text:style-name="P81"><text:span text:style-name="T128"/></text:p>
      <text:p text:style-name="P81"><text:span text:style-name="T128"><text:s text:c="4"/>cout &lt;&lt; "Значение x: " &lt;&lt; x &lt;&lt; endl; <text:s text:c="4"/>// 10</text:span></text:p>
      <text:p text:style-name="P81"><text:span text:style-name="T128"><text:s text:c="4"/>cout &lt;&lt; "Значение через ссылку: " &lt;&lt; ref &lt;&lt; endl; <text:s/>// 10</text:span></text:p>
      <text:p text:style-name="P81"><text:span text:style-name="T128"/></text:p>
      <text:p text:style-name="P81"><text:span text:style-name="T128"><text:s text:c="4"/>ref = 20; <text:s/>// Изменяем значение x через ссылку</text:span></text:p>
      <text:p text:style-name="P81"><text:span text:style-name="T128"><text:s text:c="4"/>cout &lt;&lt; "Новое значение x: " &lt;&lt; x &lt;&lt; endl; <text:s/>// 20</text:span></text:p>
      <text:p text:style-name="P81"><text:span text:style-name="T128"/></text:p>
      <text:p text:style-name="P81"><text:span text:style-name="T128"><text:s text:c="4"/>return 0;</text:span></text:p>
      <text:p text:style-name="P81"><text:span text:style-name="T128">}</text:span></text:p>
      <text:p text:style-name="P81"><text:span text:style-name="T128"/></text:p>
      <text:p text:style-name="P81"><text:span text:style-name="T128"/></text:p>
      <text:h text:style-name="P29" text:outline-level="4"><text:span text:style-name="Strong_20_Emphasis"><text:span text:style-name="T134">Передача параметров в функцию</text:span></text:span></text:h>
      <text:list xml:id="list2117825156" text:style-name="L52">
        <text:list-item>
          <text:p text:style-name="P199"><text:span text:style-name="Strong_20_Emphasis"><text:span text:style-name="T49">По значению</text:span></text:span><text:span text:style-name="T49">:</text:span></text:p>
          <text:list>
            <text:list-item>
              <text:p text:style-name="P143">Создаётся копия аргумента.</text:p>
            </text:list-item>
            <text:list-item>
              <text:p text:style-name="P143">Изменения не влияют на оригинал.</text:p>
            </text:list-item>
          </text:list>
        </text:list-item>
        <text:list-item>
          <text:p text:style-name="P199"><text:span text:style-name="Strong_20_Emphasis"><text:span text:style-name="T49">По ссылке</text:span></text:span><text:span text:style-name="T49">:</text:span></text:p>
          <text:list>
            <text:list-item>
              <text:p text:style-name="P143">Передаётся оригинальный объект.</text:p>
            </text:list-item>
            <text:list-item>
              <text:p text:style-name="P143">Изменения влияют на оригинал.</text:p>
            </text:list-item>
          </text:list>
        </text:list-item>
        <text:list-item>
          <text:p text:style-name="P199"><text:span text:style-name="Strong_20_Emphasis"><text:span text:style-name="T49">По указателю</text:span></text:span><text:span text:style-name="T49">:</text:span></text:p>
          <text:list>
            <text:list-item>
              <text:p text:style-name="P143">Передаётся адрес объекта.</text:p>
            </text:list-item>
            <text:list-item>
              <text:p text:style-name="P144">Изменения влияют на оригинал.</text:p>
            </text:list-item>
          </text:list>
        </text:list-item>
      </text:list>
      <text:p text:style-name="P81"><text:span text:style-name="T12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FoSans" svg:font-family="CoFoSans, 'CoFoSans Fallback'"/>
    <style:font-face style:name="DejaVu Sans" svg:font-family="'DejaVu Sans'" style:font-family-generic="system" style:font-pitch="variable"/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andex Sans Display Light" svg:font-family="'Yandex Sans Display 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DejaVu Sans" style:font-family-asian="'DejaVu Sans'" style:font-family-generic-asian="system" style:font-pitch-asian="variable" style:font-size-asian="7pt" style:font-weight-asian="bold" style:font-name-complex="DejaVu Sans" style:font-family-complex="'DejaVu Sans'" style:font-family-generic-complex="system" style:font-pitch-complex="variable" style:font-size-complex="7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Максим В. Головенко</meta:initial-creator>
    <meta:editing-cycles>9</meta:editing-cycles>
    <meta:creation-date>2024-11-07T07:46:00</meta:creation-date>
    <dc:date>2024-12-08T23:56:46.003468080</dc:date>
    <meta:editing-duration>PT1H12M42S</meta:editing-duration>
    <meta:generator>LibreOffice/7.3.7.2$Linux_X86_64 LibreOffice_project/30$Build-2</meta:generator>
    <meta:document-statistic meta:table-count="8" meta:image-count="0" meta:object-count="0" meta:page-count="39" meta:paragraph-count="1007" meta:word-count="6061" meta:character-count="41631" meta:non-whitespace-character-count="33974"/>
    <meta:user-defined meta:name="AppVersion">16.0000</meta:user-defined>
    <meta:template xlink:type="simple" xlink:actuate="onRequest" xlink:title="Normal.dotm" xlink:href=""/>
  </office:meta>
</office:document-meta>
</file>